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623cm"/>
    </style:style>
    <style:style style:name="co2" style:family="table-column">
      <style:table-column-properties fo:break-before="auto" style:column-width="5.20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66cm" fo:break-before="auto" style:use-optimal-row-height="true"/>
    </style:style>
    <style:style style:name="ro2" style:family="table-row">
      <style:table-row-properties style:row-height="0.609cm" fo:break-before="auto" style:use-optimal-row-height="true"/>
    </style:style>
    <style:style style:name="ro3" style:family="table-row">
      <style:table-row-properties style:row-height="0.52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2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 style:data-style-name="N12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2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2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font-name="Arial"/>
    </style:style>
    <style:style style:name="ce6" style:family="table-cell" style:parent-style-name="Default" style:data-style-name="N123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padding="0.071cm"/>
      <style:text-properties style:font-name="Arial"/>
    </style:style>
    <style:style style:name="ce8" style:family="table-cell" style:parent-style-name="Default">
      <style:text-properties style:font-name="Arial"/>
    </style:style>
  </office:automatic-styles>
  <office:body>
    <office:spreadsheet>
      <table:calculation-settings>
        <table:null-date table:date-value="1904-01-01"/>
      </table:calculation-settings>
      <table:table table:name="Sheet1" table:style-name="ta1">
        <table:table-column table:style-name="co1" table:default-cell-style-name="ce5"/>
        <table:table-column table:style-name="co2" table:default-cell-style-name="ce7"/>
        <table:table-column table:style-name="co3" table:number-columns-repeated="1022" table:default-cell-style-name="ce8"/>
        <table:table-row table:style-name="ro1"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ATANH</text:p>
          </table:table-cell>
          <table:table-cell table:number-columns-repeated="1022"/>
        </table:table-row>
        <table:table-row table:style-name="ro2">
          <table:table-cell table:style-name="ce2" office:value-type="float" office:value="0" calcext:value-type="float">
            <text:p>0.00000 </text:p>
          </table:table-cell>
          <table:table-cell table:style-name="ce6" table:formula="of:=ATANH([.A2])" office:value-type="float" office:value="0" calcext:value-type="float">
            <text:p>0.000000000000000000</text:p>
          </table:table-cell>
          <table:table-cell table:number-columns-repeated="1022"/>
        </table:table-row>
        <table:table-row table:style-name="ro2">
          <table:table-cell table:style-name="ce2" office:value-type="float" office:value="0.76159416" calcext:value-type="float">
            <text:p>0.76159 </text:p>
          </table:table-cell>
          <table:table-cell table:style-name="ce6" table:formula="of:=ATANH([.A3])" office:value-type="float" office:value="1.00000000962972" calcext:value-type="float">
            <text:p>1.000000009629720000</text:p>
          </table:table-cell>
          <table:table-cell table:number-columns-repeated="1022"/>
        </table:table-row>
        <table:table-row table:style-name="ro2">
          <table:table-cell table:style-name="ce2" office:value-type="float" office:value="-0.1" calcext:value-type="float">
            <text:p>-0.10000 </text:p>
          </table:table-cell>
          <table:table-cell table:style-name="ce6" table:formula="of:=ATANH([.A4])" office:value-type="float" office:value="-0.100335347731076" calcext:value-type="float">
            <text:p>-0.100335347731076000</text:p>
          </table:table-cell>
          <table:table-cell table:number-columns-repeated="1022"/>
        </table:table-row>
        <table:table-row table:style-name="ro2">
          <table:table-cell table:style-name="ce3" office:value-type="float" office:value="0.074374" calcext:value-type="float">
            <text:p>0.07437 </text:p>
          </table:table-cell>
          <table:table-cell table:style-name="ce6" table:formula="of:=ATANH([.A5])" office:value-type="float" office:value="0.0745115899951906" calcext:value-type="float">
            <text:p>0.074511589995190600</text:p>
          </table:table-cell>
          <table:table-cell table:number-columns-repeated="1022"/>
        </table:table-row>
        <table:table-row table:style-name="ro2">
          <table:table-cell table:style-name="ce3" office:value-type="float" office:value="0.270241" calcext:value-type="float">
            <text:p>0.27024 </text:p>
          </table:table-cell>
          <table:table-cell table:style-name="ce6" table:formula="of:=ATANH([.A6])" office:value-type="float" office:value="0.277123791290186" calcext:value-type="float">
            <text:p>0.277123791290186000</text:p>
          </table:table-cell>
          <table:table-cell table:number-columns-repeated="1022"/>
        </table:table-row>
        <table:table-row table:style-name="ro2">
          <table:table-cell table:style-name="ce3" office:value-type="float" office:value="0.360027" calcext:value-type="float">
            <text:p>0.36003 </text:p>
          </table:table-cell>
          <table:table-cell table:style-name="ce6" table:formula="of:=ATANH([.A7])" office:value-type="float" office:value="0.376916921755204" calcext:value-type="float">
            <text:p>0.376916921755204000</text:p>
          </table:table-cell>
          <table:table-cell table:number-columns-repeated="1022"/>
        </table:table-row>
        <table:table-row table:style-name="ro2">
          <table:table-cell table:style-name="ce3" office:value-type="float" office:value="0.255287" calcext:value-type="float">
            <text:p>0.25529 </text:p>
          </table:table-cell>
          <table:table-cell table:style-name="ce6" table:formula="of:=ATANH([.A8])" office:value-type="float" office:value="0.261060300711078" calcext:value-type="float">
            <text:p>0.261060300711078000</text:p>
          </table:table-cell>
          <table:table-cell table:number-columns-repeated="1022"/>
        </table:table-row>
        <table:table-row table:style-name="ro2">
          <table:table-cell table:style-name="ce3" office:value-type="float" office:value="0.98529" calcext:value-type="float">
            <text:p>0.98529 </text:p>
          </table:table-cell>
          <table:table-cell table:style-name="ce6" table:formula="of:=ATANH([.A9])" office:value-type="float" office:value="2.45249637177744" calcext:value-type="float">
            <text:p>2.452496371777440000</text:p>
          </table:table-cell>
          <table:table-cell table:number-columns-repeated="1022"/>
        </table:table-row>
        <table:table-row table:style-name="ro2">
          <table:table-cell table:style-name="ce3" office:value-type="float" office:value="0.318918" calcext:value-type="float">
            <text:p>0.31892 </text:p>
          </table:table-cell>
          <table:table-cell table:style-name="ce6" table:formula="of:=ATANH([.A10])" office:value-type="float" office:value="0.330442136207365" calcext:value-type="float">
            <text:p>0.330442136207365000</text:p>
          </table:table-cell>
          <table:table-cell table:number-columns-repeated="1022"/>
        </table:table-row>
        <table:table-row table:style-name="ro2">
          <table:table-cell table:style-name="ce3" office:value-type="float" office:value="0.934233" calcext:value-type="float">
            <text:p>0.93423 </text:p>
          </table:table-cell>
          <table:table-cell table:style-name="ce6" table:formula="of:=ATANH([.A11])" office:value-type="float" office:value="1.69067397584166" calcext:value-type="float">
            <text:p>1.690673975841660000</text:p>
          </table:table-cell>
          <table:table-cell table:number-columns-repeated="1022"/>
        </table:table-row>
        <table:table-row table:style-name="ro2">
          <table:table-cell table:style-name="ce3" office:value-type="float" office:value="0.178625" calcext:value-type="float">
            <text:p>0.17863 </text:p>
          </table:table-cell>
          <table:table-cell table:style-name="ce6" table:formula="of:=ATANH([.A12])" office:value-type="float" office:value="0.180562009283905" calcext:value-type="float">
            <text:p>0.18056200928390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5757" calcext:value-type="float">
            <text:p>0.85757 </text:p>
          </table:table-cell>
          <table:table-cell table:style-name="ce6" table:formula="of:=ATANH([.A13])" office:value-type="float" office:value="1.28408690499796" calcext:value-type="float">
            <text:p>1.28408690499796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34852" calcext:value-type="float">
            <text:p>0.03485 </text:p>
          </table:table-cell>
          <table:table-cell table:style-name="ce6" table:formula="of:=ATANH([.A14])" office:value-type="float" office:value="0.03486612142531" calcext:value-type="float">
            <text:p>0.03486612142531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08576" calcext:value-type="float">
            <text:p>0.00858 </text:p>
          </table:table-cell>
          <table:table-cell table:style-name="ce6" table:formula="of:=ATANH([.A15])" office:value-type="float" office:value="0.00857621025785413" calcext:value-type="float">
            <text:p>0.008576210257854130</text:p>
          </table:table-cell>
          <table:table-cell table:number-columns-repeated="1022"/>
        </table:table-row>
        <table:table-row table:style-name="ro2">
          <table:table-cell table:style-name="ce4" office:value-type="float" office:value="0.626759" calcext:value-type="float">
            <text:p>0.62676 </text:p>
          </table:table-cell>
          <table:table-cell table:style-name="ce6" table:formula="of:=ATANH([.A16])" office:value-type="float" office:value="0.736060323629888" calcext:value-type="float">
            <text:p>0.73606032362988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85885" calcext:value-type="float">
            <text:p>0.48589 </text:p>
          </table:table-cell>
          <table:table-cell table:style-name="ce6" table:formula="of:=ATANH([.A17])" office:value-type="float" office:value="0.530659428740336" calcext:value-type="float">
            <text:p>0.53065942874033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72988" calcext:value-type="float">
            <text:p>0.27299 </text:p>
          </table:table-cell>
          <table:table-cell table:style-name="ce6" table:formula="of:=ATANH([.A18])" office:value-type="float" office:value="0.280089594187204" calcext:value-type="float">
            <text:p>0.28008959418720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02179" calcext:value-type="float">
            <text:p>0.80218 </text:p>
          </table:table-cell>
          <table:table-cell table:style-name="ce6" table:formula="of:=ATANH([.A19])" office:value-type="float" office:value="1.10469459295436" calcext:value-type="float">
            <text:p>1.10469459295436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91464" calcext:value-type="float">
            <text:p>0.09146 </text:p>
          </table:table-cell>
          <table:table-cell table:style-name="ce6" table:formula="of:=ATANH([.A20])" office:value-type="float" office:value="0.0917203402517554" calcext:value-type="float">
            <text:p>0.091720340251755400</text:p>
          </table:table-cell>
          <table:table-cell table:number-columns-repeated="1022"/>
        </table:table-row>
        <table:table-row table:style-name="ro2">
          <table:table-cell table:style-name="ce4" office:value-type="float" office:value="0.448012" calcext:value-type="float">
            <text:p>0.44801 </text:p>
          </table:table-cell>
          <table:table-cell table:style-name="ce6" table:formula="of:=ATANH([.A21])" office:value-type="float" office:value="0.482210276646889" calcext:value-type="float">
            <text:p>0.48221027664688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40156" calcext:value-type="float">
            <text:p>0.64016 </text:p>
          </table:table-cell>
          <table:table-cell table:style-name="ce6" table:formula="of:=ATANH([.A22])" office:value-type="float" office:value="0.758438017022428" calcext:value-type="float">
            <text:p>0.75843801702242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73266" calcext:value-type="float">
            <text:p>0.97327 </text:p>
          </table:table-cell>
          <table:table-cell table:style-name="ce6" table:formula="of:=ATANH([.A23])" office:value-type="float" office:value="2.15075457672844" calcext:value-type="float">
            <text:p>2.15075457672844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60878" calcext:value-type="float">
            <text:p>0.66088 </text:p>
          </table:table-cell>
          <table:table-cell table:style-name="ce6" table:formula="of:=ATANH([.A24])" office:value-type="float" office:value="0.794370866271149" calcext:value-type="float">
            <text:p>0.79437086627114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90613" calcext:value-type="float">
            <text:p>0.79061 </text:p>
          </table:table-cell>
          <table:table-cell table:style-name="ce6" table:formula="of:=ATANH([.A25])" office:value-type="float" office:value="1.07306454197008" calcext:value-type="float">
            <text:p>1.07306454197008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6328" calcext:value-type="float">
            <text:p>0.56328 </text:p>
          </table:table-cell>
          <table:table-cell table:style-name="ce6" table:formula="of:=ATANH([.A26])" office:value-type="float" office:value="0.637624599789093" calcext:value-type="float">
            <text:p>0.63762459978909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40376" calcext:value-type="float">
            <text:p>0.04038 </text:p>
          </table:table-cell>
          <table:table-cell table:style-name="ce6" table:formula="of:=ATANH([.A27])" office:value-type="float" office:value="0.0403979620919411" calcext:value-type="float">
            <text:p>0.040397962091941100</text:p>
          </table:table-cell>
          <table:table-cell table:number-columns-repeated="1022"/>
        </table:table-row>
        <table:table-row table:style-name="ro2">
          <table:table-cell table:style-name="ce4" office:value-type="float" office:value="0.881405" calcext:value-type="float">
            <text:p>0.88141 </text:p>
          </table:table-cell>
          <table:table-cell table:style-name="ce6" table:formula="of:=ATANH([.A28])" office:value-type="float" office:value="1.38202989498541" calcext:value-type="float">
            <text:p>1.38202989498541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68361" calcext:value-type="float">
            <text:p>0.06836 </text:p>
          </table:table-cell>
          <table:table-cell table:style-name="ce6" table:formula="of:=ATANH([.A29])" office:value-type="float" office:value="0.0684677883962856" calcext:value-type="float">
            <text:p>0.068467788396285600</text:p>
          </table:table-cell>
          <table:table-cell table:number-columns-repeated="1022"/>
        </table:table-row>
        <table:table-row table:style-name="ro2">
          <table:table-cell table:style-name="ce4" office:value-type="float" office:value="0.296793" calcext:value-type="float">
            <text:p>0.29679 </text:p>
          </table:table-cell>
          <table:table-cell table:style-name="ce6" table:formula="of:=ATANH([.A30])" office:value-type="float" office:value="0.305999135844602" calcext:value-type="float">
            <text:p>0.30599913584460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85076" calcext:value-type="float">
            <text:p>0.98508 </text:p>
          </table:table-cell>
          <table:table-cell table:style-name="ce6" table:formula="of:=ATANH([.A31])" office:value-type="float" office:value="2.44522091209155" calcext:value-type="float">
            <text:p>2.44522091209155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74648" calcext:value-type="float">
            <text:p>0.07465 </text:p>
          </table:table-cell>
          <table:table-cell table:style-name="ce6" table:formula="of:=ATANH([.A32])" office:value-type="float" office:value="0.0747871197073644" calcext:value-type="float">
            <text:p>0.074787119707364400</text:p>
          </table:table-cell>
          <table:table-cell table:number-columns-repeated="1022"/>
        </table:table-row>
        <table:table-row table:style-name="ro2">
          <table:table-cell table:style-name="ce4" office:value-type="float" office:value="0.018006" calcext:value-type="float">
            <text:p>0.01801 </text:p>
          </table:table-cell>
          <table:table-cell table:style-name="ce6" table:formula="of:=ATANH([.A33])" office:value-type="float" office:value="0.0180079463232796" calcext:value-type="float">
            <text:p>0.018007946323279600</text:p>
          </table:table-cell>
          <table:table-cell table:number-columns-repeated="1022"/>
        </table:table-row>
        <table:table-row table:style-name="ro2">
          <table:table-cell table:style-name="ce4" office:value-type="float" office:value="0.025636" calcext:value-type="float">
            <text:p>0.02564 </text:p>
          </table:table-cell>
          <table:table-cell table:style-name="ce6" table:formula="of:=ATANH([.A34])" office:value-type="float" office:value="0.0256416182470553" calcext:value-type="float">
            <text:p>0.025641618247055300</text:p>
          </table:table-cell>
          <table:table-cell table:number-columns-repeated="1022"/>
        </table:table-row>
        <table:table-row table:style-name="ro2">
          <table:table-cell table:style-name="ce4" office:value-type="float" office:value="0.567248" calcext:value-type="float">
            <text:p>0.56725 </text:p>
          </table:table-cell>
          <table:table-cell table:style-name="ce6" table:formula="of:=ATANH([.A35])" office:value-type="float" office:value="0.643455839190511" calcext:value-type="float">
            <text:p>0.64345583919051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15976" calcext:value-type="float">
            <text:p>0.51598 </text:p>
          </table:table-cell>
          <table:table-cell table:style-name="ce6" table:formula="of:=ATANH([.A36])" office:value-type="float" office:value="0.570840121339166" calcext:value-type="float">
            <text:p>0.57084012133916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48122" calcext:value-type="float">
            <text:p>0.64812 </text:p>
          </table:table-cell>
          <table:table-cell table:style-name="ce6" table:formula="of:=ATANH([.A37])" office:value-type="float" office:value="0.772053606121557" calcext:value-type="float">
            <text:p>0.77205360612155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20573" calcext:value-type="float">
            <text:p>0.72057 </text:p>
          </table:table-cell>
          <table:table-cell table:style-name="ce6" table:formula="of:=ATANH([.A38])" office:value-type="float" office:value="0.908835788030987" calcext:value-type="float">
            <text:p>0.90883578803098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85052" calcext:value-type="float">
            <text:p>0.38505 </text:p>
          </table:table-cell>
          <table:table-cell table:style-name="ce6" table:formula="of:=ATANH([.A39])" office:value-type="float" office:value="0.405977625828398" calcext:value-type="float">
            <text:p>0.40597762582839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80139" calcext:value-type="float">
            <text:p>0.38014 </text:p>
          </table:table-cell>
          <table:table-cell table:style-name="ce6" table:formula="of:=ATANH([.A40])" office:value-type="float" office:value="0.400222119180463" calcext:value-type="float">
            <text:p>0.40022211918046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2646" calcext:value-type="float">
            <text:p>0.02646 </text:p>
          </table:table-cell>
          <table:table-cell table:style-name="ce6" table:formula="of:=ATANH([.A41])" office:value-type="float" office:value="0.0264661777560651" calcext:value-type="float">
            <text:p>0.026466177756065100</text:p>
          </table:table-cell>
          <table:table-cell table:number-columns-repeated="1022"/>
        </table:table-row>
        <table:table-row table:style-name="ro2">
          <table:table-cell table:style-name="ce4" office:value-type="float" office:value="0.901303" calcext:value-type="float">
            <text:p>0.90130 </text:p>
          </table:table-cell>
          <table:table-cell table:style-name="ce6" table:formula="of:=ATANH([.A42])" office:value-type="float" office:value="1.47912008437068" calcext:value-type="float">
            <text:p>1.47912008437068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09906" calcext:value-type="float">
            <text:p>0.20991 </text:p>
          </table:table-cell>
          <table:table-cell table:style-name="ce6" table:formula="of:=ATANH([.A43])" office:value-type="float" office:value="0.213073011949128" calcext:value-type="float">
            <text:p>0.21307301194912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61324" calcext:value-type="float">
            <text:p>0.86132 </text:p>
          </table:table-cell>
          <table:table-cell table:style-name="ce6" table:formula="of:=ATANH([.A44])" office:value-type="float" office:value="1.29845153220724" calcext:value-type="float">
            <text:p>1.29845153220724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45885" calcext:value-type="float">
            <text:p>0.54589 </text:p>
          </table:table-cell>
          <table:table-cell table:style-name="ce6" table:formula="of:=ATANH([.A45])" office:value-type="float" office:value="0.612500685469779" calcext:value-type="float">
            <text:p>0.61250068546977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64293" calcext:value-type="float">
            <text:p>0.96429 </text:p>
          </table:table-cell>
          <table:table-cell table:style-name="ce6" table:formula="of:=ATANH([.A46])" office:value-type="float" office:value="2.00377045756366" calcext:value-type="float">
            <text:p>2.00377045756366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28193" calcext:value-type="float">
            <text:p>0.62819 </text:p>
          </table:table-cell>
          <table:table-cell table:style-name="ce6" table:formula="of:=ATANH([.A47])" office:value-type="float" office:value="0.738425593733932" calcext:value-type="float">
            <text:p>0.73842559373393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72692" calcext:value-type="float">
            <text:p>0.37269 </text:p>
          </table:table-cell>
          <table:table-cell table:style-name="ce6" table:formula="of:=ATANH([.A48])" office:value-type="float" office:value="0.391545703110095" calcext:value-type="float">
            <text:p>0.39154570311009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49461" calcext:value-type="float">
            <text:p>0.94946 </text:p>
          </table:table-cell>
          <table:table-cell table:style-name="ce6" table:formula="of:=ATANH([.A49])" office:value-type="float" office:value="1.8262814438183" calcext:value-type="float">
            <text:p>1.82628144381830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31269" calcext:value-type="float">
            <text:p>0.23127 </text:p>
          </table:table-cell>
          <table:table-cell table:style-name="ce6" table:formula="of:=ATANH([.A50])" office:value-type="float" office:value="0.235529760235587" calcext:value-type="float">
            <text:p>0.23552976023558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20829" calcext:value-type="float">
            <text:p>0.52083 </text:p>
          </table:table-cell>
          <table:table-cell table:style-name="ce6" table:formula="of:=ATANH([.A51])" office:value-type="float" office:value="0.577476666231372" calcext:value-type="float">
            <text:p>0.57747666623137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32826" calcext:value-type="float">
            <text:p>0.23283 </text:p>
          </table:table-cell>
          <table:table-cell table:style-name="ce6" table:formula="of:=ATANH([.A52])" office:value-type="float" office:value="0.237175370228954" calcext:value-type="float">
            <text:p>0.23717537022895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97366" calcext:value-type="float">
            <text:p>0.89737 </text:p>
          </table:table-cell>
          <table:table-cell table:style-name="ce6" table:formula="of:=ATANH([.A53])" office:value-type="float" office:value="1.45852631284179" calcext:value-type="float">
            <text:p>1.45852631284179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74737" calcext:value-type="float">
            <text:p>0.37474 </text:p>
          </table:table-cell>
          <table:table-cell table:style-name="ce6" table:formula="of:=ATANH([.A54])" office:value-type="float" office:value="0.393922678926763" calcext:value-type="float">
            <text:p>0.39392267892676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12152" calcext:value-type="float">
            <text:p>0.41215 </text:p>
          </table:table-cell>
          <table:table-cell table:style-name="ce6" table:formula="of:=ATANH([.A55])" office:value-type="float" office:value="0.438200824952594" calcext:value-type="float">
            <text:p>0.43820082495259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44285" calcext:value-type="float">
            <text:p>0.74429 </text:p>
          </table:table-cell>
          <table:table-cell table:style-name="ce6" table:formula="of:=ATANH([.A56])" office:value-type="float" office:value="0.960018232738634" calcext:value-type="float">
            <text:p>0.96001823273863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5551" calcext:value-type="float">
            <text:p>0.35551 </text:p>
          </table:table-cell>
          <table:table-cell table:style-name="ce6" table:formula="of:=ATANH([.A57])" office:value-type="float" office:value="0.371736869953985" calcext:value-type="float">
            <text:p>0.37173686995398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76263" calcext:value-type="float">
            <text:p>0.37626 </text:p>
          </table:table-cell>
          <table:table-cell table:style-name="ce6" table:formula="of:=ATANH([.A58])" office:value-type="float" office:value="0.395699164392663" calcext:value-type="float">
            <text:p>0.39569916439266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19001" calcext:value-type="float">
            <text:p>0.21900 </text:p>
          </table:table-cell>
          <table:table-cell table:style-name="ce6" table:formula="of:=ATANH([.A59])" office:value-type="float" office:value="0.222606540198172" calcext:value-type="float">
            <text:p>0.22260654019817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71139" calcext:value-type="float">
            <text:p>0.07114 </text:p>
          </table:table-cell>
          <table:table-cell table:style-name="ce6" table:formula="of:=ATANH([.A60])" office:value-type="float" office:value="0.0712593714527243" calcext:value-type="float">
            <text:p>0.071259371452724300</text:p>
          </table:table-cell>
          <table:table-cell table:number-columns-repeated="1022"/>
        </table:table-row>
        <table:table-row table:style-name="ro2">
          <table:table-cell table:style-name="ce4" office:value-type="float" office:value="0.587909" calcext:value-type="float">
            <text:p>0.58791 </text:p>
          </table:table-cell>
          <table:table-cell table:style-name="ce6" table:formula="of:=ATANH([.A61])" office:value-type="float" office:value="0.674464568316147" calcext:value-type="float">
            <text:p>0.67446456831614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74886" calcext:value-type="float">
            <text:p>0.67489 </text:p>
          </table:table-cell>
          <table:table-cell table:style-name="ce6" table:formula="of:=ATANH([.A62])" office:value-type="float" office:value="0.819662246093073" calcext:value-type="float">
            <text:p>0.81966224609307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3141" calcext:value-type="float">
            <text:p>0.43141 </text:p>
          </table:table-cell>
          <table:table-cell table:style-name="ce6" table:formula="of:=ATANH([.A63])" office:value-type="float" office:value="0.461627819720582" calcext:value-type="float">
            <text:p>0.46162781972058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21802" calcext:value-type="float">
            <text:p>0.82180 </text:p>
          </table:table-cell>
          <table:table-cell table:style-name="ce6" table:formula="of:=ATANH([.A64])" office:value-type="float" office:value="1.16234305424814" calcext:value-type="float">
            <text:p>1.16234305424814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33631" calcext:value-type="float">
            <text:p>0.03363 </text:p>
          </table:table-cell>
          <table:table-cell table:style-name="ce6" table:formula="of:=ATANH([.A65])" office:value-type="float" office:value="0.0336436879935818" calcext:value-type="float">
            <text:p>0.033643687993581800</text:p>
          </table:table-cell>
          <table:table-cell table:number-columns-repeated="1022"/>
        </table:table-row>
        <table:table-row table:style-name="ro2">
          <table:table-cell table:style-name="ce4" office:value-type="float" office:value="0.660787" calcext:value-type="float">
            <text:p>0.66079 </text:p>
          </table:table-cell>
          <table:table-cell table:style-name="ce6" table:formula="of:=ATANH([.A66])" office:value-type="float" office:value="0.794209318366452" calcext:value-type="float">
            <text:p>0.79420931836645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56478" calcext:value-type="float">
            <text:p>0.25648 </text:p>
          </table:table-cell>
          <table:table-cell table:style-name="ce6" table:formula="of:=ATANH([.A67])" office:value-type="float" office:value="0.262334746318202" calcext:value-type="float">
            <text:p>0.26233474631820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42729" calcext:value-type="float">
            <text:p>0.74273 </text:p>
          </table:table-cell>
          <table:table-cell table:style-name="ce6" table:formula="of:=ATANH([.A68])" office:value-type="float" office:value="0.956538775168674" calcext:value-type="float">
            <text:p>0.95653877516867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50124" calcext:value-type="float">
            <text:p>0.85012 </text:p>
          </table:table-cell>
          <table:table-cell table:style-name="ce6" table:formula="of:=ATANH([.A69])" office:value-type="float" office:value="1.25659982865046" calcext:value-type="float">
            <text:p>1.25659982865046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70843" calcext:value-type="float">
            <text:p>0.17084 </text:p>
          </table:table-cell>
          <table:table-cell table:style-name="ce6" table:formula="of:=ATANH([.A70])" office:value-type="float" office:value="0.172534879581172" calcext:value-type="float">
            <text:p>0.17253487958117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56005" calcext:value-type="float">
            <text:p>0.75601 </text:p>
          </table:table-cell>
          <table:table-cell table:style-name="ce6" table:formula="of:=ATANH([.A71])" office:value-type="float" office:value="0.986824444145727" calcext:value-type="float">
            <text:p>0.98682444414572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30219" calcext:value-type="float">
            <text:p>0.43022 </text:p>
          </table:table-cell>
          <table:table-cell table:style-name="ce6" table:formula="of:=ATANH([.A72])" office:value-type="float" office:value="0.460165390953406" calcext:value-type="float">
            <text:p>0.46016539095340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03241" calcext:value-type="float">
            <text:p>0.40324 </text:p>
          </table:table-cell>
          <table:table-cell table:style-name="ce6" table:formula="of:=ATANH([.A73])" office:value-type="float" office:value="0.427513246660753" calcext:value-type="float">
            <text:p>0.42751324666075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42918" calcext:value-type="float">
            <text:p>0.14292 </text:p>
          </table:table-cell>
          <table:table-cell table:style-name="ce6" table:formula="of:=ATANH([.A74])" office:value-type="float" office:value="0.143903161777335" calcext:value-type="float">
            <text:p>0.14390316177733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09751" calcext:value-type="float">
            <text:p>0.50975 </text:p>
          </table:table-cell>
          <table:table-cell table:style-name="ce6" table:formula="of:=ATANH([.A75])" office:value-type="float" office:value="0.562393295125179" calcext:value-type="float">
            <text:p>0.56239329512517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65712" calcext:value-type="float">
            <text:p>0.46571 </text:p>
          </table:table-cell>
          <table:table-cell table:style-name="ce6" table:formula="of:=ATANH([.A76])" office:value-type="float" office:value="0.50458069539753" calcext:value-type="float">
            <text:p>0.50458069539753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86526" calcext:value-type="float">
            <text:p>0.48653 </text:p>
          </table:table-cell>
          <table:table-cell table:style-name="ce6" table:formula="of:=ATANH([.A77])" office:value-type="float" office:value="0.531498868929972" calcext:value-type="float">
            <text:p>0.53149886892997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83834" calcext:value-type="float">
            <text:p>0.08383 </text:p>
          </table:table-cell>
          <table:table-cell table:style-name="ce6" table:formula="of:=ATANH([.A78])" office:value-type="float" office:value="0.0840312313894639" calcext:value-type="float">
            <text:p>0.084031231389463900</text:p>
          </table:table-cell>
          <table:table-cell table:number-columns-repeated="1022"/>
        </table:table-row>
        <table:table-row table:style-name="ro2">
          <table:table-cell table:style-name="ce4" office:value-type="float" office:value="0.835444" calcext:value-type="float">
            <text:p>0.83544 </text:p>
          </table:table-cell>
          <table:table-cell table:style-name="ce6" table:formula="of:=ATANH([.A79])" office:value-type="float" office:value="1.20589537763388" calcext:value-type="float">
            <text:p>1.20589537763388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811" calcext:value-type="float">
            <text:p>0.88110 </text:p>
          </table:table-cell>
          <table:table-cell table:style-name="ce6" table:formula="of:=ATANH([.A80])" office:value-type="float" office:value="1.38066459370112" calcext:value-type="float">
            <text:p>1.38066459370112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49455" calcext:value-type="float">
            <text:p>0.54946 </text:p>
          </table:table-cell>
          <table:table-cell table:style-name="ce6" table:formula="of:=ATANH([.A81])" office:value-type="float" office:value="0.617600287053865" calcext:value-type="float">
            <text:p>0.61760028705386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08835" calcext:value-type="float">
            <text:p>0.50884 </text:p>
          </table:table-cell>
          <table:table-cell table:style-name="ce6" table:formula="of:=ATANH([.A82])" office:value-type="float" office:value="0.561156494315202" calcext:value-type="float">
            <text:p>0.56115649431520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96194" calcext:value-type="float">
            <text:p>0.09619 </text:p>
          </table:table-cell>
          <table:table-cell table:style-name="ce6" table:formula="of:=ATANH([.A83])" office:value-type="float" office:value="0.0964923617756385" calcext:value-type="float">
            <text:p>0.096492361775638500</text:p>
          </table:table-cell>
          <table:table-cell table:number-columns-repeated="1022"/>
        </table:table-row>
        <table:table-row table:style-name="ro2">
          <table:table-cell table:style-name="ce4" office:value-type="float" office:value="0.360698" calcext:value-type="float">
            <text:p>0.36070 </text:p>
          </table:table-cell>
          <table:table-cell table:style-name="ce6" table:formula="of:=ATANH([.A84])" office:value-type="float" office:value="0.377688063087265" calcext:value-type="float">
            <text:p>0.37768806308726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17307" calcext:value-type="float">
            <text:p>0.71731 </text:p>
          </table:table-cell>
          <table:table-cell table:style-name="ce6" table:formula="of:=ATANH([.A85])" office:value-type="float" office:value="0.902075570992795" calcext:value-type="float">
            <text:p>0.90207557099279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07294" calcext:value-type="float">
            <text:p>0.00729 </text:p>
          </table:table-cell>
          <table:table-cell table:style-name="ce6" table:formula="of:=ATANH([.A86])" office:value-type="float" office:value="0.00729412935698535" calcext:value-type="float">
            <text:p>0.007294129356985350</text:p>
          </table:table-cell>
          <table:table-cell table:number-columns-repeated="1022"/>
        </table:table-row>
        <table:table-row table:style-name="ro2">
          <table:table-cell table:style-name="ce4" office:value-type="float" office:value="0.12775" calcext:value-type="float">
            <text:p>0.12775 </text:p>
          </table:table-cell>
          <table:table-cell table:style-name="ce6" table:formula="of:=ATANH([.A87])" office:value-type="float" office:value="0.128451848110811" calcext:value-type="float">
            <text:p>0.12845184811081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85574" calcext:value-type="float">
            <text:p>0.08557 </text:p>
          </table:table-cell>
          <table:table-cell table:style-name="ce6" table:formula="of:=ATANH([.A88])" office:value-type="float" office:value="0.0857838061611367" calcext:value-type="float">
            <text:p>0.085783806161136700</text:p>
          </table:table-cell>
          <table:table-cell table:number-columns-repeated="1022"/>
        </table:table-row>
        <table:table-row table:style-name="ro2">
          <table:table-cell table:style-name="ce4" office:value-type="float" office:value="0.883114" calcext:value-type="float">
            <text:p>0.88311 </text:p>
          </table:table-cell>
          <table:table-cell table:style-name="ce6" table:formula="of:=ATANH([.A89])" office:value-type="float" office:value="1.38974148384313" calcext:value-type="float">
            <text:p>1.38974148384313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92257" calcext:value-type="float">
            <text:p>0.09226 </text:p>
          </table:table-cell>
          <table:table-cell table:style-name="ce6" table:formula="of:=ATANH([.A90])" office:value-type="float" office:value="0.0925200888548852" calcext:value-type="float">
            <text:p>0.092520088854885200</text:p>
          </table:table-cell>
          <table:table-cell table:number-columns-repeated="1022"/>
        </table:table-row>
        <table:table-row table:style-name="ro2">
          <table:table-cell table:style-name="ce4" office:value-type="float" office:value="0.315409" calcext:value-type="float">
            <text:p>0.31541 </text:p>
          </table:table-cell>
          <table:table-cell table:style-name="ce6" table:formula="of:=ATANH([.A91])" office:value-type="float" office:value="0.326540671611126" calcext:value-type="float">
            <text:p>0.32654067161112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26637" calcext:value-type="float">
            <text:p>0.62664 </text:p>
          </table:table-cell>
          <table:table-cell table:style-name="ce6" table:formula="of:=ATANH([.A92])" office:value-type="float" office:value="0.735859417779115" calcext:value-type="float">
            <text:p>0.73585941777911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52882" calcext:value-type="float">
            <text:p>0.65288 </text:p>
          </table:table-cell>
          <table:table-cell table:style-name="ce6" table:formula="of:=ATANH([.A93])" office:value-type="float" office:value="0.780305465067882" calcext:value-type="float">
            <text:p>0.78030546506788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88907" calcext:value-type="float">
            <text:p>0.48891 </text:p>
          </table:table-cell>
          <table:table-cell table:style-name="ce6" table:formula="of:=ATANH([.A94])" office:value-type="float" office:value="0.534623001488687" calcext:value-type="float">
            <text:p>0.53462300148868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53221" calcext:value-type="float">
            <text:p>0.35322 </text:p>
          </table:table-cell>
          <table:table-cell table:style-name="ce6" table:formula="of:=ATANH([.A95])" office:value-type="float" office:value="0.369119147956529" calcext:value-type="float">
            <text:p>0.36911914795652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92962" calcext:value-type="float">
            <text:p>0.79296 </text:p>
          </table:table-cell>
          <table:table-cell table:style-name="ce6" table:formula="of:=ATANH([.A96])" office:value-type="float" office:value="1.07936096427668" calcext:value-type="float">
            <text:p>1.07936096427668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26069" calcext:value-type="float">
            <text:p>0.42607 </text:p>
          </table:table-cell>
          <table:table-cell table:style-name="ce6" table:formula="of:=ATANH([.A97])" office:value-type="float" office:value="0.455083903432876" calcext:value-type="float">
            <text:p>0.45508390343287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19044" calcext:value-type="float">
            <text:p>0.01904 </text:p>
          </table:table-cell>
          <table:table-cell table:style-name="ce6" table:formula="of:=ATANH([.A98])" office:value-type="float" office:value="0.0190463027552561" calcext:value-type="float">
            <text:p>0.019046302755256100</text:p>
          </table:table-cell>
          <table:table-cell table:number-columns-repeated="1022"/>
        </table:table-row>
        <table:table-row table:style-name="ro2">
          <table:table-cell table:style-name="ce4" office:value-type="float" office:value="0.215613" calcext:value-type="float">
            <text:p>0.21561 </text:p>
          </table:table-cell>
          <table:table-cell table:style-name="ce6" table:formula="of:=ATANH([.A99])" office:value-type="float" office:value="0.219050617142444" calcext:value-type="float">
            <text:p>0.21905061714244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41365" calcext:value-type="float">
            <text:p>0.84137 </text:p>
          </table:table-cell>
          <table:table-cell table:style-name="ce6" table:formula="of:=ATANH([.A100])" office:value-type="float" office:value="1.22582822879168" calcext:value-type="float">
            <text:p>1.22582822879168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91552" calcext:value-type="float">
            <text:p>0.39155 </text:p>
          </table:table-cell>
          <table:table-cell table:style-name="ce6" table:formula="of:=ATANH([.A101])" office:value-type="float" office:value="0.413631748638014" calcext:value-type="float">
            <text:p>0.41363174863801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37541" calcext:value-type="float">
            <text:p>0.73754 </text:p>
          </table:table-cell>
          <table:table-cell table:style-name="ce6" table:formula="of:=ATANH([.A102])" office:value-type="float" office:value="0.945065647463178" calcext:value-type="float">
            <text:p>0.94506564746317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73424" calcext:value-type="float">
            <text:p>0.37342 </text:p>
          </table:table-cell>
          <table:table-cell table:style-name="ce6" table:formula="of:=ATANH([.A103])" office:value-type="float" office:value="0.392396047538107" calcext:value-type="float">
            <text:p>0.39239604753810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53673" calcext:value-type="float">
            <text:p>0.95367 </text:p>
          </table:table-cell>
          <table:table-cell table:style-name="ce6" table:formula="of:=ATANH([.A104])" office:value-type="float" office:value="1.8708707625493" calcext:value-type="float">
            <text:p>1.87087076254930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21335" calcext:value-type="float">
            <text:p>0.72134 </text:p>
          </table:table-cell>
          <table:table-cell table:style-name="ce6" table:formula="of:=ATANH([.A105])" office:value-type="float" office:value="0.910422544001082" calcext:value-type="float">
            <text:p>0.91042254400108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76669" calcext:value-type="float">
            <text:p>0.47667 </text:p>
          </table:table-cell>
          <table:table-cell table:style-name="ce6" table:formula="of:=ATANH([.A106])" office:value-type="float" office:value="0.518665001719843" calcext:value-type="float">
            <text:p>0.51866500171984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8515" calcext:value-type="float">
            <text:p>0.78515 </text:p>
          </table:table-cell>
          <table:table-cell table:style-name="ce6" table:formula="of:=ATANH([.A107])" office:value-type="float" office:value="1.05865880703778" calcext:value-type="float">
            <text:p>1.05865880703778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87585" calcext:value-type="float">
            <text:p>0.38759 </text:p>
          </table:table-cell>
          <table:table-cell table:style-name="ce6" table:formula="of:=ATANH([.A108])" office:value-type="float" office:value="0.408954973863495" calcext:value-type="float">
            <text:p>0.40895497386349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42302" calcext:value-type="float">
            <text:p>0.74230 </text:p>
          </table:table-cell>
          <table:table-cell table:style-name="ce6" table:formula="of:=ATANH([.A109])" office:value-type="float" office:value="0.955587074835147" calcext:value-type="float">
            <text:p>0.95558707483514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55397" calcext:value-type="float">
            <text:p>0.45540 </text:p>
          </table:table-cell>
          <table:table-cell table:style-name="ce6" table:formula="of:=ATANH([.A110])" office:value-type="float" office:value="0.491488452883598" calcext:value-type="float">
            <text:p>0.49148845288359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95029" calcext:value-type="float">
            <text:p>0.69503 </text:p>
          </table:table-cell>
          <table:table-cell table:style-name="ce6" table:formula="of:=ATANH([.A111])" office:value-type="float" office:value="0.857619219346556" calcext:value-type="float">
            <text:p>0.85761921934655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07862" calcext:value-type="float">
            <text:p>0.20786 </text:p>
          </table:table-cell>
          <table:table-cell table:style-name="ce6" table:formula="of:=ATANH([.A112])" office:value-type="float" office:value="0.21093575724912" calcext:value-type="float">
            <text:p>0.21093575724912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68114" calcext:value-type="float">
            <text:p>0.36811 </text:p>
          </table:table-cell>
          <table:table-cell table:style-name="ce6" table:formula="of:=ATANH([.A113])" office:value-type="float" office:value="0.38623971495708" calcext:value-type="float">
            <text:p>0.38623971495708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08798" calcext:value-type="float">
            <text:p>0.10880 </text:p>
          </table:table-cell>
          <table:table-cell table:style-name="ce6" table:formula="of:=ATANH([.A114])" office:value-type="float" office:value="0.109230355673268" calcext:value-type="float">
            <text:p>0.10923035567326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68792" calcext:value-type="float">
            <text:p>0.76879 </text:p>
          </table:table-cell>
          <table:table-cell table:style-name="ce6" table:formula="of:=ATANH([.A115])" office:value-type="float" office:value="1.01736718420848" calcext:value-type="float">
            <text:p>1.01736718420848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03632" calcext:value-type="float">
            <text:p>0.00363 </text:p>
          </table:table-cell>
          <table:table-cell table:style-name="ce6" table:formula="of:=ATANH([.A116])" office:value-type="float" office:value="0.00363201597054373" calcext:value-type="float">
            <text:p>0.003632015970543730</text:p>
          </table:table-cell>
          <table:table-cell table:number-columns-repeated="1022"/>
        </table:table-row>
        <table:table-row table:style-name="ro2">
          <table:table-cell table:style-name="ce4" office:value-type="float" office:value="0.57213" calcext:value-type="float">
            <text:p>0.57213 </text:p>
          </table:table-cell>
          <table:table-cell table:style-name="ce6" table:formula="of:=ATANH([.A117])" office:value-type="float" office:value="0.650683627822365" calcext:value-type="float">
            <text:p>0.65068362782236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95007" calcext:value-type="float">
            <text:p>0.79501 </text:p>
          </table:table-cell>
          <table:table-cell table:style-name="ce6" table:formula="of:=ATANH([.A118])" office:value-type="float" office:value="1.08489418421114" calcext:value-type="float">
            <text:p>1.08489418421114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98773" calcext:value-type="float">
            <text:p>0.59877 </text:p>
          </table:table-cell>
          <table:table-cell table:style-name="ce6" table:formula="of:=ATANH([.A119])" office:value-type="float" office:value="0.691232193549887" calcext:value-type="float">
            <text:p>0.69123219354988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98489" calcext:value-type="float">
            <text:p>0.49849 </text:p>
          </table:table-cell>
          <table:table-cell table:style-name="ce6" table:formula="of:=ATANH([.A120])" office:value-type="float" office:value="0.54729350234846" calcext:value-type="float">
            <text:p>0.54729350234846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82134" calcext:value-type="float">
            <text:p>0.18213 </text:p>
          </table:table-cell>
          <table:table-cell table:style-name="ce6" table:formula="of:=ATANH([.A121])" office:value-type="float" office:value="0.184189024855971" calcext:value-type="float">
            <text:p>0.18418902485597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34806" calcext:value-type="float">
            <text:p>0.53481 </text:p>
          </table:table-cell>
          <table:table-cell table:style-name="ce6" table:formula="of:=ATANH([.A122])" office:value-type="float" office:value="0.596852372393192" calcext:value-type="float">
            <text:p>0.59685237239319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09165" calcext:value-type="float">
            <text:p>0.10917 </text:p>
          </table:table-cell>
          <table:table-cell table:style-name="ce6" table:formula="of:=ATANH([.A123])" office:value-type="float" office:value="0.109601766916848" calcext:value-type="float">
            <text:p>0.10960176691684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59181" calcext:value-type="float">
            <text:p>0.45918 </text:p>
          </table:table-cell>
          <table:table-cell table:style-name="ce6" table:formula="of:=ATANH([.A124])" office:value-type="float" office:value="0.496272970577134" calcext:value-type="float">
            <text:p>0.49627297057713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79168" calcext:value-type="float">
            <text:p>0.77917 </text:p>
          </table:table-cell>
          <table:table-cell table:style-name="ce6" table:formula="of:=ATANH([.A125])" office:value-type="float" office:value="1.04324944342241" calcext:value-type="float">
            <text:p>1.04324944342241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41237" calcext:value-type="float">
            <text:p>0.44124 </text:p>
          </table:table-cell>
          <table:table-cell table:style-name="ce6" table:formula="of:=ATANH([.A126])" office:value-type="float" office:value="0.473765819859132" calcext:value-type="float">
            <text:p>0.47376581985913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93338" calcext:value-type="float">
            <text:p>0.89334 </text:p>
          </table:table-cell>
          <table:table-cell table:style-name="ce6" table:formula="of:=ATANH([.A127])" office:value-type="float" office:value="1.43821586583209" calcext:value-type="float">
            <text:p>1.43821586583209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09656" calcext:value-type="float">
            <text:p>0.80966 </text:p>
          </table:table-cell>
          <table:table-cell table:style-name="ce6" table:formula="of:=ATANH([.A128])" office:value-type="float" office:value="1.12602954474967" calcext:value-type="float">
            <text:p>1.12602954474967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80682" calcext:value-type="float">
            <text:p>0.98068 </text:p>
          </table:table-cell>
          <table:table-cell table:style-name="ce6" table:formula="of:=ATANH([.A129])" office:value-type="float" office:value="2.31507960253427" calcext:value-type="float">
            <text:p>2.31507960253427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94324" calcext:value-type="float">
            <text:p>0.99432 </text:p>
          </table:table-cell>
          <table:table-cell table:style-name="ce6" table:formula="of:=ATANH([.A130])" office:value-type="float" office:value="2.93090683274336" calcext:value-type="float">
            <text:p>2.93090683274336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13276" calcext:value-type="float">
            <text:p>0.01328 </text:p>
          </table:table-cell>
          <table:table-cell table:style-name="ce6" table:formula="of:=ATANH([.A131])" office:value-type="float" office:value="0.0132767800571232" calcext:value-type="float">
            <text:p>0.013276780057123200</text:p>
          </table:table-cell>
          <table:table-cell table:number-columns-repeated="1022"/>
        </table:table-row>
        <table:table-row table:style-name="ro2">
          <table:table-cell table:style-name="ce4" office:value-type="float" office:value="0.356059" calcext:value-type="float">
            <text:p>0.35606 </text:p>
          </table:table-cell>
          <table:table-cell table:style-name="ce6" table:formula="of:=ATANH([.A132])" office:value-type="float" office:value="0.372365435438829" calcext:value-type="float">
            <text:p>0.37236543543882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8992" calcext:value-type="float">
            <text:p>0.88992 </text:p>
          </table:table-cell>
          <table:table-cell table:style-name="ce6" table:formula="of:=ATANH([.A133])" office:value-type="float" office:value="1.42154120246523" calcext:value-type="float">
            <text:p>1.42154120246523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18323" calcext:value-type="float">
            <text:p>0.81832 </text:p>
          </table:table-cell>
          <table:table-cell table:style-name="ce6" table:formula="of:=ATANH([.A134])" office:value-type="float" office:value="1.15171977080586" calcext:value-type="float">
            <text:p>1.15171977080586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94259" calcext:value-type="float">
            <text:p>0.29426 </text:p>
          </table:table-cell>
          <table:table-cell table:style-name="ce6" table:formula="of:=ATANH([.A135])" office:value-type="float" office:value="0.303222647465443" calcext:value-type="float">
            <text:p>0.30322264746544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29786" calcext:value-type="float">
            <text:p>0.02979 </text:p>
          </table:table-cell>
          <table:table-cell table:style-name="ce6" table:formula="of:=ATANH([.A136])" office:value-type="float" office:value="0.0297948134627023" calcext:value-type="float">
            <text:p>0.029794813462702300</text:p>
          </table:table-cell>
          <table:table-cell table:number-columns-repeated="1022"/>
        </table:table-row>
        <table:table-row table:style-name="ro2">
          <table:table-cell table:style-name="ce4" office:value-type="float" office:value="0.992676" calcext:value-type="float">
            <text:p>0.99268 </text:p>
          </table:table-cell>
          <table:table-cell table:style-name="ce6" table:formula="of:=ATANH([.A137])" office:value-type="float" office:value="2.80303855559665" calcext:value-type="float">
            <text:p>2.80303855559665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16672" calcext:value-type="float">
            <text:p>0.11667 </text:p>
          </table:table-cell>
          <table:table-cell table:style-name="ce6" table:formula="of:=ATANH([.A138])" office:value-type="float" office:value="0.117205759850459" calcext:value-type="float">
            <text:p>0.11720575985045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43757" calcext:value-type="float">
            <text:p>0.64376 </text:p>
          </table:table-cell>
          <table:table-cell table:style-name="ce6" table:formula="of:=ATANH([.A139])" office:value-type="float" office:value="0.764563336102567" calcext:value-type="float">
            <text:p>0.76456333610256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53957" calcext:value-type="float">
            <text:p>0.05396 </text:p>
          </table:table-cell>
          <table:table-cell table:style-name="ce6" table:formula="of:=ATANH([.A140])" office:value-type="float" office:value="0.0540094543704179" calcext:value-type="float">
            <text:p>0.054009454370417900</text:p>
          </table:table-cell>
          <table:table-cell table:number-columns-repeated="1022"/>
        </table:table-row>
        <table:table-row table:style-name="ro2">
          <table:table-cell table:style-name="ce4" office:value-type="float" office:value="0.282113" calcext:value-type="float">
            <text:p>0.28211 </text:p>
          </table:table-cell>
          <table:table-cell table:style-name="ce6" table:formula="of:=ATANH([.A141])" office:value-type="float" office:value="0.289976301037552" calcext:value-type="float">
            <text:p>0.28997630103755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21888" calcext:value-type="float">
            <text:p>0.42189 </text:p>
          </table:table-cell>
          <table:table-cell table:style-name="ce6" table:formula="of:=ATANH([.A142])" office:value-type="float" office:value="0.449986611713642" calcext:value-type="float">
            <text:p>0.44998661171364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279" calcext:value-type="float">
            <text:p>0.42790 </text:p>
          </table:table-cell>
          <table:table-cell table:style-name="ce6" table:formula="of:=ATANH([.A143])" office:value-type="float" office:value="0.457323155580883" calcext:value-type="float">
            <text:p>0.45732315558088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40184" calcext:value-type="float">
            <text:p>0.94018 </text:p>
          </table:table-cell>
          <table:table-cell table:style-name="ce6" table:formula="of:=ATANH([.A144])" office:value-type="float" office:value="1.73963245461152" calcext:value-type="float">
            <text:p>1.73963245461152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9407" calcext:value-type="float">
            <text:p>0.89407 </text:p>
          </table:table-cell>
          <table:table-cell table:style-name="ce6" table:formula="of:=ATANH([.A145])" office:value-type="float" office:value="1.44185236663599" calcext:value-type="float">
            <text:p>1.44185236663599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15638" calcext:value-type="float">
            <text:p>0.81564 </text:p>
          </table:table-cell>
          <table:table-cell table:style-name="ce6" table:formula="of:=ATANH([.A146])" office:value-type="float" office:value="1.14364549197491" calcext:value-type="float">
            <text:p>1.14364549197491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35286" calcext:value-type="float">
            <text:p>0.43529 </text:p>
          </table:table-cell>
          <table:table-cell table:style-name="ce6" table:formula="of:=ATANH([.A147])" office:value-type="float" office:value="0.466400001587493" calcext:value-type="float">
            <text:p>0.46640000158749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21458" calcext:value-type="float">
            <text:p>0.72146 </text:p>
          </table:table-cell>
          <table:table-cell table:style-name="ce6" table:formula="of:=ATANH([.A148])" office:value-type="float" office:value="0.910679014628307" calcext:value-type="float">
            <text:p>0.91067901462830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32411" calcext:value-type="float">
            <text:p>0.03241 </text:p>
          </table:table-cell>
          <table:table-cell table:style-name="ce6" table:formula="of:=ATANH([.A149])" office:value-type="float" office:value="0.0324223561177171" calcext:value-type="float">
            <text:p>0.032422356117717100</text:p>
          </table:table-cell>
          <table:table-cell table:number-columns-repeated="1022"/>
        </table:table-row>
        <table:table-row table:style-name="ro2">
          <table:table-cell table:style-name="ce4" office:value-type="float" office:value="0.276101" calcext:value-type="float">
            <text:p>0.27610 </text:p>
          </table:table-cell>
          <table:table-cell table:style-name="ce6" table:formula="of:=ATANH([.A150])" office:value-type="float" office:value="0.2834563672427" calcext:value-type="float">
            <text:p>0.28345636724270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60219" calcext:value-type="float">
            <text:p>0.46022 </text:p>
          </table:table-cell>
          <table:table-cell table:style-name="ce6" table:formula="of:=ATANH([.A151])" office:value-type="float" office:value="0.497589100855319" calcext:value-type="float">
            <text:p>0.49758910085531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27982" calcext:value-type="float">
            <text:p>0.32798 </text:p>
          </table:table-cell>
          <table:table-cell table:style-name="ce6" table:formula="of:=ATANH([.A152])" office:value-type="float" office:value="0.340565324924474" calcext:value-type="float">
            <text:p>0.34056532492447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67788" calcext:value-type="float">
            <text:p>0.46779 </text:p>
          </table:table-cell>
          <table:table-cell table:style-name="ce6" table:formula="of:=ATANH([.A153])" office:value-type="float" office:value="0.507234939186543" calcext:value-type="float">
            <text:p>0.50723493918654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08634" calcext:value-type="float">
            <text:p>0.30863 </text:p>
          </table:table-cell>
          <table:table-cell table:style-name="ce6" table:formula="of:=ATANH([.A154])" office:value-type="float" office:value="0.319034886685487" calcext:value-type="float">
            <text:p>0.31903488668548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36103" calcext:value-type="float">
            <text:p>0.03610 </text:p>
          </table:table-cell>
          <table:table-cell table:style-name="ce6" table:formula="of:=ATANH([.A155])" office:value-type="float" office:value="0.0361186981489493" calcext:value-type="float">
            <text:p>0.036118698148949300</text:p>
          </table:table-cell>
          <table:table-cell table:number-columns-repeated="1022"/>
        </table:table-row>
        <table:table-row table:style-name="ro2">
          <table:table-cell table:style-name="ce4" office:value-type="float" office:value="0.51146" calcext:value-type="float">
            <text:p>0.51146 </text:p>
          </table:table-cell>
          <table:table-cell table:style-name="ce6" table:formula="of:=ATANH([.A156])" office:value-type="float" office:value="0.56470499932239" calcext:value-type="float">
            <text:p>0.56470499932239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88897" calcext:value-type="float">
            <text:p>0.38890 </text:p>
          </table:table-cell>
          <table:table-cell table:style-name="ce6" table:formula="of:=ATANH([.A157])" office:value-type="float" office:value="0.410499832434067" calcext:value-type="float">
            <text:p>0.41049983243406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15488" calcext:value-type="float">
            <text:p>0.51549 </text:p>
          </table:table-cell>
          <table:table-cell table:style-name="ce6" table:formula="of:=ATANH([.A158])" office:value-type="float" office:value="0.570175289730864" calcext:value-type="float">
            <text:p>0.57017528973086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5078" calcext:value-type="float">
            <text:p>0.35078 </text:p>
          </table:table-cell>
          <table:table-cell table:style-name="ce6" table:formula="of:=ATANH([.A159])" office:value-type="float" office:value="0.366332920023887" calcext:value-type="float">
            <text:p>0.36633292002388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24647" calcext:value-type="float">
            <text:p>0.22465 </text:p>
          </table:table-cell>
          <table:table-cell table:style-name="ce6" table:formula="of:=ATANH([.A160])" office:value-type="float" office:value="0.228544754331742" calcext:value-type="float">
            <text:p>0.22854475433174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89096" calcext:value-type="float">
            <text:p>0.88910 </text:p>
          </table:table-cell>
          <table:table-cell table:style-name="ce6" table:formula="of:=ATANH([.A161])" office:value-type="float" office:value="1.41759436225704" calcext:value-type="float">
            <text:p>1.41759436225704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61605" calcext:value-type="float">
            <text:p>0.26161 </text:p>
          </table:table-cell>
          <table:table-cell table:style-name="ce6" table:formula="of:=ATANH([.A162])" office:value-type="float" office:value="0.267830543547091" calcext:value-type="float">
            <text:p>0.26783054354709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74386" calcext:value-type="float">
            <text:p>0.87439 </text:p>
          </table:table-cell>
          <table:table-cell table:style-name="ce6" table:formula="of:=ATANH([.A163])" office:value-type="float" office:value="1.35141135265922" calcext:value-type="float">
            <text:p>1.35141135265922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6227" calcext:value-type="float">
            <text:p>0.86227 </text:p>
          </table:table-cell>
          <table:table-cell table:style-name="ce6" table:formula="of:=ATANH([.A164])" office:value-type="float" office:value="1.30212810288304" calcext:value-type="float">
            <text:p>1.30212810288304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68862" calcext:value-type="float">
            <text:p>0.86886 </text:p>
          </table:table-cell>
          <table:table-cell table:style-name="ce6" table:formula="of:=ATANH([.A165])" office:value-type="float" office:value="1.3284173823056" calcext:value-type="float">
            <text:p>1.32841738230560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92135" calcext:value-type="float">
            <text:p>0.09214 </text:p>
          </table:table-cell>
          <table:table-cell table:style-name="ce6" table:formula="of:=ATANH([.A166])" office:value-type="float" office:value="0.0923970429519505" calcext:value-type="float">
            <text:p>0.092397042951950500</text:p>
          </table:table-cell>
          <table:table-cell table:number-columns-repeated="1022"/>
        </table:table-row>
        <table:table-row table:style-name="ro2">
          <table:table-cell table:style-name="ce4" office:value-type="float" office:value="0.731651" calcext:value-type="float">
            <text:p>0.73165 </text:p>
          </table:table-cell>
          <table:table-cell table:style-name="ce6" table:formula="of:=ATANH([.A167])" office:value-type="float" office:value="0.932271097762141" calcext:value-type="float">
            <text:p>0.93227109776214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69204" calcext:value-type="float">
            <text:p>0.26920 </text:p>
          </table:table-cell>
          <table:table-cell table:style-name="ce6" table:formula="of:=ATANH([.A168])" office:value-type="float" office:value="0.276005430130252" calcext:value-type="float">
            <text:p>0.27600543013025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35456" calcext:value-type="float">
            <text:p>0.63546 </text:p>
          </table:table-cell>
          <table:table-cell table:style-name="ce6" table:formula="of:=ATANH([.A169])" office:value-type="float" office:value="0.750514843029728" calcext:value-type="float">
            <text:p>0.75051484302972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5829" calcext:value-type="float">
            <text:p>0.05829 </text:p>
          </table:table-cell>
          <table:table-cell table:style-name="ce6" table:formula="of:=ATANH([.A170])" office:value-type="float" office:value="0.0583561526928816" calcext:value-type="float">
            <text:p>0.058356152692881600</text:p>
          </table:table-cell>
          <table:table-cell table:number-columns-repeated="1022"/>
        </table:table-row>
        <table:table-row table:style-name="ro2">
          <table:table-cell table:style-name="ce4" office:value-type="float" office:value="0.349498" calcext:value-type="float">
            <text:p>0.34950 </text:p>
          </table:table-cell>
          <table:table-cell table:style-name="ce6" table:formula="of:=ATANH([.A171])" office:value-type="float" office:value="0.364871788960357" calcext:value-type="float">
            <text:p>0.36487178896035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23124" calcext:value-type="float">
            <text:p>0.92312 </text:p>
          </table:table-cell>
          <table:table-cell table:style-name="ce6" table:formula="of:=ATANH([.A172])" office:value-type="float" office:value="1.60975624595851" calcext:value-type="float">
            <text:p>1.60975624595851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81353" calcext:value-type="float">
            <text:p>0.98135 </text:p>
          </table:table-cell>
          <table:table-cell table:style-name="ce6" table:formula="of:=ATANH([.A173])" office:value-type="float" office:value="2.33292497420702" calcext:value-type="float">
            <text:p>2.33292497420702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07654" calcext:value-type="float">
            <text:p>0.60765 </text:p>
          </table:table-cell>
          <table:table-cell table:style-name="ce6" table:formula="of:=ATANH([.A174])" office:value-type="float" office:value="0.705193574456872" calcext:value-type="float">
            <text:p>0.70519357445687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11237" calcext:value-type="float">
            <text:p>0.41124 </text:p>
          </table:table-cell>
          <table:table-cell table:style-name="ce6" table:formula="of:=ATANH([.A175])" office:value-type="float" office:value="0.437099088981711" calcext:value-type="float">
            <text:p>0.43709908898171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96417" calcext:value-type="float">
            <text:p>0.19642 </text:p>
          </table:table-cell>
          <table:table-cell table:style-name="ce6" table:formula="of:=ATANH([.A176])" office:value-type="float" office:value="0.199003029017882" calcext:value-type="float">
            <text:p>0.19900302901788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21943" calcext:value-type="float">
            <text:p>0.02194 </text:p>
          </table:table-cell>
          <table:table-cell table:style-name="ce6" table:formula="of:=ATANH([.A177])" office:value-type="float" office:value="0.0219465228345425" calcext:value-type="float">
            <text:p>0.021946522834542500</text:p>
          </table:table-cell>
          <table:table-cell table:number-columns-repeated="1022"/>
        </table:table-row>
        <table:table-row table:style-name="ro2">
          <table:table-cell table:style-name="ce4" office:value-type="float" office:value="0.194952" calcext:value-type="float">
            <text:p>0.19495 </text:p>
          </table:table-cell>
          <table:table-cell table:style-name="ce6" table:formula="of:=ATANH([.A178])" office:value-type="float" office:value="0.197479696612373" calcext:value-type="float">
            <text:p>0.19747969661237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48671" calcext:value-type="float">
            <text:p>0.64867 </text:p>
          </table:table-cell>
          <table:table-cell table:style-name="ce6" table:formula="of:=ATANH([.A179])" office:value-type="float" office:value="0.773000840702542" calcext:value-type="float">
            <text:p>0.77300084070254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05197" calcext:value-type="float">
            <text:p>0.10520 </text:p>
          </table:table-cell>
          <table:table-cell table:style-name="ce6" table:formula="of:=ATANH([.A180])" office:value-type="float" office:value="0.105587648144941" calcext:value-type="float">
            <text:p>0.10558764814494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74969" calcext:value-type="float">
            <text:p>0.57497 </text:p>
          </table:table-cell>
          <table:table-cell table:style-name="ce6" table:formula="of:=ATANH([.A181])" office:value-type="float" office:value="0.654914380542769" calcext:value-type="float">
            <text:p>0.65491438054276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70211" calcext:value-type="float">
            <text:p>0.27021 </text:p>
          </table:table-cell>
          <table:table-cell table:style-name="ce6" table:formula="of:=ATANH([.A182])" office:value-type="float" office:value="0.277091428059397" calcext:value-type="float">
            <text:p>0.27709142805939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03342" calcext:value-type="float">
            <text:p>0.50334 </text:p>
          </table:table-cell>
          <table:table-cell table:style-name="ce6" table:formula="of:=ATANH([.A183])" office:value-type="float" office:value="0.55377212416201" calcext:value-type="float">
            <text:p>0.55377212416201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50301" calcext:value-type="float">
            <text:p>0.45030 </text:p>
          </table:table-cell>
          <table:table-cell table:style-name="ce6" table:formula="of:=ATANH([.A184])" office:value-type="float" office:value="0.485077772193808" calcext:value-type="float">
            <text:p>0.48507777219380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6137" calcext:value-type="float">
            <text:p>0.36137 </text:p>
          </table:table-cell>
          <table:table-cell table:style-name="ce6" table:formula="of:=ATANH([.A185])" office:value-type="float" office:value="0.378460783845332" calcext:value-type="float">
            <text:p>0.37846078384533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99707" calcext:value-type="float">
            <text:p>0.79971 </text:p>
          </table:table-cell>
          <table:table-cell table:style-name="ce6" table:formula="of:=ATANH([.A186])" office:value-type="float" office:value="1.09779892918714" calcext:value-type="float">
            <text:p>1.09779892918714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88208" calcext:value-type="float">
            <text:p>0.18821 </text:p>
          </table:table-cell>
          <table:table-cell table:style-name="ce6" table:formula="of:=ATANH([.A187])" office:value-type="float" office:value="0.190478709529995" calcext:value-type="float">
            <text:p>0.19047870952999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57347" calcext:value-type="float">
            <text:p>0.75735 </text:p>
          </table:table-cell>
          <table:table-cell table:style-name="ce6" table:formula="of:=ATANH([.A188])" office:value-type="float" office:value="0.989964062578721" calcext:value-type="float">
            <text:p>0.98996406257872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1045" calcext:value-type="float">
            <text:p>0.81045 </text:p>
          </table:table-cell>
          <table:table-cell table:style-name="ce6" table:formula="of:=ATANH([.A189])" office:value-type="float" office:value="1.12833893509076" calcext:value-type="float">
            <text:p>1.12833893509076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76623" calcext:value-type="float">
            <text:p>0.97662 </text:p>
          </table:table-cell>
          <table:table-cell table:style-name="ce6" table:formula="of:=ATANH([.A190])" office:value-type="float" office:value="2.21869623950268" calcext:value-type="float">
            <text:p>2.21869623950268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80883" calcext:value-type="float">
            <text:p>0.18088 </text:p>
          </table:table-cell>
          <table:table-cell table:style-name="ce6" table:formula="of:=ATANH([.A191])" office:value-type="float" office:value="0.182895405955493" calcext:value-type="float">
            <text:p>0.18289540595549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22086" calcext:value-type="float">
            <text:p>0.92209 </text:p>
          </table:table-cell>
          <table:table-cell table:style-name="ce6" table:formula="of:=ATANH([.A192])" office:value-type="float" office:value="1.60278033963518" calcext:value-type="float">
            <text:p>1.60278033963518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4926" calcext:value-type="float">
            <text:p>0.74926 </text:p>
          </table:table-cell>
          <table:table-cell table:style-name="ce6" table:formula="of:=ATANH([.A193])" office:value-type="float" office:value="0.971265787328765" calcext:value-type="float">
            <text:p>0.97126578732876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772" calcext:value-type="float">
            <text:p>0.27720 </text:p>
          </table:table-cell>
          <table:table-cell table:style-name="ce6" table:formula="of:=ATANH([.A194])" office:value-type="float" office:value="0.284646451061277" calcext:value-type="float">
            <text:p>0.28464645106127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79922" calcext:value-type="float">
            <text:p>0.67992 </text:p>
          </table:table-cell>
          <table:table-cell table:style-name="ce6" table:formula="of:=ATANH([.A195])" office:value-type="float" office:value="0.828968963328234" calcext:value-type="float">
            <text:p>0.82896896332823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66643" calcext:value-type="float">
            <text:p>0.96664 </text:p>
          </table:table-cell>
          <table:table-cell table:style-name="ce6" table:formula="of:=ATANH([.A196])" office:value-type="float" office:value="2.03840783093288" calcext:value-type="float">
            <text:p>2.03840783093288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58263" calcext:value-type="float">
            <text:p>0.75826 </text:p>
          </table:table-cell>
          <table:table-cell table:style-name="ce6" table:formula="of:=ATANH([.A197])" office:value-type="float" office:value="0.992115655274566" calcext:value-type="float">
            <text:p>0.99211565527456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19242" calcext:value-type="float">
            <text:p>0.51924 </text:p>
          </table:table-cell>
          <table:table-cell table:style-name="ce6" table:formula="of:=ATANH([.A198])" office:value-type="float" office:value="0.575301390124705" calcext:value-type="float">
            <text:p>0.57530139012470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54903" calcext:value-type="float">
            <text:p>0.05490 </text:p>
          </table:table-cell>
          <table:table-cell table:style-name="ce6" table:formula="of:=ATANH([.A199])" office:value-type="float" office:value="0.0549582654132386" calcext:value-type="float">
            <text:p>0.054958265413238600</text:p>
          </table:table-cell>
          <table:table-cell table:number-columns-repeated="1022"/>
        </table:table-row>
        <table:table-row table:style-name="ro2">
          <table:table-cell table:style-name="ce4" office:value-type="float" office:value="0.813776" calcext:value-type="float">
            <text:p>0.81378 </text:p>
          </table:table-cell>
          <table:table-cell table:style-name="ce6" table:formula="of:=ATANH([.A200])" office:value-type="float" office:value="1.13810794441873" calcext:value-type="float">
            <text:p>1.13810794441873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74166" calcext:value-type="float">
            <text:p>0.47417 </text:p>
          </table:table-cell>
          <table:table-cell table:style-name="ce6" table:formula="of:=ATANH([.A201])" office:value-type="float" office:value="0.515431055778765" calcext:value-type="float">
            <text:p>0.51543105577876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78127" calcext:value-type="float">
            <text:p>0.07813 </text:p>
          </table:table-cell>
          <table:table-cell table:style-name="ce6" table:formula="of:=ATANH([.A202])" office:value-type="float" office:value="0.0782865426280809" calcext:value-type="float">
            <text:p>0.078286542628080900</text:p>
          </table:table-cell>
          <table:table-cell table:number-columns-repeated="1022"/>
        </table:table-row>
        <table:table-row table:style-name="ro2">
          <table:table-cell table:style-name="ce4" office:value-type="float" office:value="0.822535" calcext:value-type="float">
            <text:p>0.82254 </text:p>
          </table:table-cell>
          <table:table-cell table:style-name="ce6" table:formula="of:=ATANH([.A203])" office:value-type="float" office:value="1.16460513085713" calcext:value-type="float">
            <text:p>1.16460513085713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84481" calcext:value-type="float">
            <text:p>0.48448 </text:p>
          </table:table-cell>
          <table:table-cell table:style-name="ce6" table:formula="of:=ATANH([.A204])" office:value-type="float" office:value="0.528823167500967" calcext:value-type="float">
            <text:p>0.52882316750096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21357" calcext:value-type="float">
            <text:p>0.62136 </text:p>
          </table:table-cell>
          <table:table-cell table:style-name="ce6" table:formula="of:=ATANH([.A205])" office:value-type="float" office:value="0.727212461625525" calcext:value-type="float">
            <text:p>0.72721246162552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1818" calcext:value-type="float">
            <text:p>0.91818 </text:p>
          </table:table-cell>
          <table:table-cell table:style-name="ce6" table:formula="of:=ATANH([.A206])" office:value-type="float" office:value="1.57730519314839" calcext:value-type="float">
            <text:p>1.57730519314839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78533" calcext:value-type="float">
            <text:p>0.17853 </text:p>
          </table:table-cell>
          <table:table-cell table:style-name="ce6" table:formula="of:=ATANH([.A207])" office:value-type="float" office:value="0.180466978715356" calcext:value-type="float">
            <text:p>0.18046697871535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26301" calcext:value-type="float">
            <text:p>0.62630 </text:p>
          </table:table-cell>
          <table:table-cell table:style-name="ce6" table:formula="of:=ATANH([.A208])" office:value-type="float" office:value="0.735306364641163" calcext:value-type="float">
            <text:p>0.73530636464116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52889" calcext:value-type="float">
            <text:p>0.05289 </text:p>
          </table:table-cell>
          <table:table-cell table:style-name="ce6" table:formula="of:=ATANH([.A209])" office:value-type="float" office:value="0.0529383974528716" calcext:value-type="float">
            <text:p>0.052938397452871600</text:p>
          </table:table-cell>
          <table:table-cell table:number-columns-repeated="1022"/>
        </table:table-row>
        <table:table-row table:style-name="ro2">
          <table:table-cell table:style-name="ce4" office:value-type="float" office:value="0.593738" calcext:value-type="float">
            <text:p>0.59374 </text:p>
          </table:table-cell>
          <table:table-cell table:style-name="ce6" table:formula="of:=ATANH([.A210])" office:value-type="float" office:value="0.683419603898696" calcext:value-type="float">
            <text:p>0.68341960389869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18213" calcext:value-type="float">
            <text:p>0.61821 </text:p>
          </table:table-cell>
          <table:table-cell table:style-name="ce6" table:formula="of:=ATANH([.A211])" office:value-type="float" office:value="0.722107435743776" calcext:value-type="float">
            <text:p>0.72210743574377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77245" calcext:value-type="float">
            <text:p>0.77725 </text:p>
          </table:table-cell>
          <table:table-cell table:style-name="ce6" table:formula="of:=ATANH([.A212])" office:value-type="float" office:value="1.03837358934116" calcext:value-type="float">
            <text:p>1.03837358934116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82812" calcext:value-type="float">
            <text:p>0.58281 </text:p>
          </table:table-cell>
          <table:table-cell table:style-name="ce6" table:formula="of:=ATANH([.A213])" office:value-type="float" office:value="0.666710665726922" calcext:value-type="float">
            <text:p>0.66671066572692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7817" calcext:value-type="float">
            <text:p>0.87817 </text:p>
          </table:table-cell>
          <table:table-cell table:style-name="ce6" table:formula="of:=ATANH([.A214])" office:value-type="float" office:value="1.36771327356839" calcext:value-type="float">
            <text:p>1.36771327356839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7571" calcext:value-type="float">
            <text:p>0.67571 </text:p>
          </table:table-cell>
          <table:table-cell table:style-name="ce6" table:formula="of:=ATANH([.A215])" office:value-type="float" office:value="0.821177028926171" calcext:value-type="float">
            <text:p>0.82117702892617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72835" calcext:value-type="float">
            <text:p>0.27284 </text:p>
          </table:table-cell>
          <table:table-cell table:style-name="ce6" table:formula="of:=ATANH([.A216])" office:value-type="float" office:value="0.279924281591076" calcext:value-type="float">
            <text:p>0.27992428159107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90439" calcext:value-type="float">
            <text:p>0.89044 </text:p>
          </table:table-cell>
          <table:table-cell table:style-name="ce6" table:formula="of:=ATANH([.A217])" office:value-type="float" office:value="1.42404144222114" calcext:value-type="float">
            <text:p>1.42404144222114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75268" calcext:value-type="float">
            <text:p>0.17527 </text:p>
          </table:table-cell>
          <table:table-cell table:style-name="ce6" table:formula="of:=ATANH([.A218])" office:value-type="float" office:value="0.177096500301027" calcext:value-type="float">
            <text:p>0.17709650030102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13761" calcext:value-type="float">
            <text:p>0.31376 </text:p>
          </table:table-cell>
          <table:table-cell table:style-name="ce6" table:formula="of:=ATANH([.A219])" office:value-type="float" office:value="0.324711665791425" calcext:value-type="float">
            <text:p>0.32471166579142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0191" calcext:value-type="float">
            <text:p>0.20191 </text:p>
          </table:table-cell>
          <table:table-cell table:style-name="ce6" table:formula="of:=ATANH([.A220])" office:value-type="float" office:value="0.204722932019294" calcext:value-type="float">
            <text:p>0.20472293201929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7839" calcext:value-type="float">
            <text:p>0.27839 </text:p>
          </table:table-cell>
          <table:table-cell table:style-name="ce6" table:formula="of:=ATANH([.A221])" office:value-type="float" office:value="0.285935962979025" calcext:value-type="float">
            <text:p>0.28593596297902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70708" calcext:value-type="float">
            <text:p>0.37071 </text:p>
          </table:table-cell>
          <table:table-cell table:style-name="ce6" table:formula="of:=ATANH([.A222])" office:value-type="float" office:value="0.38924364786995" calcext:value-type="float">
            <text:p>0.38924364786995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9527" calcext:value-type="float">
            <text:p>0.99527 </text:p>
          </table:table-cell>
          <table:table-cell table:style-name="ce6" table:formula="of:=ATANH([.A223])" office:value-type="float" office:value="3.02230472800429" calcext:value-type="float">
            <text:p>3.02230472800429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17118" calcext:value-type="float">
            <text:p>0.31712 </text:p>
          </table:table-cell>
          <table:table-cell table:style-name="ce6" table:formula="of:=ATANH([.A224])" office:value-type="float" office:value="0.328439608929295" calcext:value-type="float">
            <text:p>0.32843960892929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65294" calcext:value-type="float">
            <text:p>0.56529 </text:p>
          </table:table-cell>
          <table:table-cell table:style-name="ce6" table:formula="of:=ATANH([.A225])" office:value-type="float" office:value="0.640579502116906" calcext:value-type="float">
            <text:p>0.64057950211690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78695" calcext:value-type="float">
            <text:p>0.27870 </text:p>
          </table:table-cell>
          <table:table-cell table:style-name="ce6" table:formula="of:=ATANH([.A226])" office:value-type="float" office:value="0.286266617087048" calcext:value-type="float">
            <text:p>0.28626661708704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67284" calcext:value-type="float">
            <text:p>0.96728 </text:p>
          </table:table-cell>
          <table:table-cell table:style-name="ce6" table:formula="of:=ATANH([.A227])" office:value-type="float" office:value="2.04827246770115" calcext:value-type="float">
            <text:p>2.04827246770115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07169" calcext:value-type="float">
            <text:p>0.30717 </text:p>
          </table:table-cell>
          <table:table-cell table:style-name="ce6" table:formula="of:=ATANH([.A228])" office:value-type="float" office:value="0.317416453404336" calcext:value-type="float">
            <text:p>0.31741645340433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94375" calcext:value-type="float">
            <text:p>0.89438 </text:p>
          </table:table-cell>
          <table:table-cell table:style-name="ce6" table:formula="of:=ATANH([.A229])" office:value-type="float" office:value="1.44337458106736" calcext:value-type="float">
            <text:p>1.44337458106736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41044" calcext:value-type="float">
            <text:p>0.34104 </text:p>
          </table:table-cell>
          <table:table-cell table:style-name="ce6" table:formula="of:=ATANH([.A230])" office:value-type="float" office:value="0.355273464817416" calcext:value-type="float">
            <text:p>0.35527346481741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89789" calcext:value-type="float">
            <text:p>0.78979 </text:p>
          </table:table-cell>
          <table:table-cell table:style-name="ce6" table:formula="of:=ATANH([.A231])" office:value-type="float" office:value="1.07087061330246" calcext:value-type="float">
            <text:p>1.07087061330246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36528" calcext:value-type="float">
            <text:p>0.33653 </text:p>
          </table:table-cell>
          <table:table-cell table:style-name="ce6" table:formula="of:=ATANH([.A232])" office:value-type="float" office:value="0.350171916586521" calcext:value-type="float">
            <text:p>0.35017191658652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39555" calcext:value-type="float">
            <text:p>0.73956 </text:p>
          </table:table-cell>
          <table:table-cell table:style-name="ce6" table:formula="of:=ATANH([.A233])" office:value-type="float" office:value="0.949496452954527" calcext:value-type="float">
            <text:p>0.94949645295452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34062" calcext:value-type="float">
            <text:p>0.73406 </text:p>
          </table:table-cell>
          <table:table-cell table:style-name="ce6" table:formula="of:=ATANH([.A234])" office:value-type="float" office:value="0.9374793566365" calcext:value-type="float">
            <text:p>0.93747935663650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39271" calcext:value-type="float">
            <text:p>0.63927 </text:p>
          </table:table-cell>
          <table:table-cell table:style-name="ce6" table:formula="of:=ATANH([.A235])" office:value-type="float" office:value="0.756939962948454" calcext:value-type="float">
            <text:p>0.75693996294845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58858" calcext:value-type="float">
            <text:p>0.25886 </text:p>
          </table:table-cell>
          <table:table-cell table:style-name="ce6" table:formula="of:=ATANH([.A236])" office:value-type="float" office:value="0.264883999945533" calcext:value-type="float">
            <text:p>0.26488399994553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89981" calcext:value-type="float">
            <text:p>0.88998 </text:p>
          </table:table-cell>
          <table:table-cell table:style-name="ce6" table:formula="of:=ATANH([.A237])" office:value-type="float" office:value="1.4218344884718" calcext:value-type="float">
            <text:p>1.42183448847180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40208" calcext:value-type="float">
            <text:p>0.54021 </text:p>
          </table:table-cell>
          <table:table-cell table:style-name="ce6" table:formula="of:=ATANH([.A238])" office:value-type="float" office:value="0.604449268956824" calcext:value-type="float">
            <text:p>0.60444926895682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19446" calcext:value-type="float">
            <text:p>0.41945 </text:p>
          </table:table-cell>
          <table:table-cell table:style-name="ce6" table:formula="of:=ATANH([.A239])" office:value-type="float" office:value="0.447019556779065" calcext:value-type="float">
            <text:p>0.44701955677906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10657" calcext:value-type="float">
            <text:p>0.41066 </text:p>
          </table:table-cell>
          <table:table-cell table:style-name="ce6" table:formula="of:=ATANH([.A240])" office:value-type="float" office:value="0.436401237592337" calcext:value-type="float">
            <text:p>0.43640123759233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94143" calcext:value-type="float">
            <text:p>0.69414 </text:p>
          </table:table-cell>
          <table:table-cell table:style-name="ce6" table:formula="of:=ATANH([.A241])" office:value-type="float" office:value="0.855907307385411" calcext:value-type="float">
            <text:p>0.85590730738541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4011" calcext:value-type="float">
            <text:p>0.14011 </text:p>
          </table:table-cell>
          <table:table-cell table:style-name="ce6" table:formula="of:=ATANH([.A242])" office:value-type="float" office:value="0.141037776935809" calcext:value-type="float">
            <text:p>0.14103777693580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09326" calcext:value-type="float">
            <text:p>0.20933 </text:p>
          </table:table-cell>
          <table:table-cell table:style-name="ce6" table:formula="of:=ATANH([.A243])" office:value-type="float" office:value="0.212466356160717" calcext:value-type="float">
            <text:p>0.21246635616071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91064" calcext:value-type="float">
            <text:p>0.39106 </text:p>
          </table:table-cell>
          <table:table-cell table:style-name="ce6" table:formula="of:=ATANH([.A244])" office:value-type="float" office:value="0.413055514527089" calcext:value-type="float">
            <text:p>0.41305551452708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45256" calcext:value-type="float">
            <text:p>0.34526 </text:p>
          </table:table-cell>
          <table:table-cell table:style-name="ce6" table:formula="of:=ATANH([.A245])" office:value-type="float" office:value="0.360047644477124" calcext:value-type="float">
            <text:p>0.36004764447712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82009" calcext:value-type="float">
            <text:p>0.48201 </text:p>
          </table:table-cell>
          <table:table-cell table:style-name="ce6" table:formula="of:=ATANH([.A246])" office:value-type="float" office:value="0.525598005560458" calcext:value-type="float">
            <text:p>0.52559800556045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80996" calcext:value-type="float">
            <text:p>0.08100 </text:p>
          </table:table-cell>
          <table:table-cell table:style-name="ce6" table:formula="of:=ATANH([.A247])" office:value-type="float" office:value="0.0811738212257497" calcext:value-type="float">
            <text:p>0.081173821225749700</text:p>
          </table:table-cell>
          <table:table-cell table:number-columns-repeated="1022"/>
        </table:table-row>
        <table:table-row table:style-name="ro2">
          <table:table-cell table:style-name="ce4" office:value-type="float" office:value="0.734428" calcext:value-type="float">
            <text:p>0.73443 </text:p>
          </table:table-cell>
          <table:table-cell table:style-name="ce6" table:formula="of:=ATANH([.A248])" office:value-type="float" office:value="0.93827348233409" calcext:value-type="float">
            <text:p>0.93827348233409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88845" calcext:value-type="float">
            <text:p>0.48885 </text:p>
          </table:table-cell>
          <table:table-cell table:style-name="ce6" table:formula="of:=ATANH([.A249])" office:value-type="float" office:value="0.534541529768383" calcext:value-type="float">
            <text:p>0.53454152976838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83831" calcext:value-type="float">
            <text:p>0.38383 </text:p>
          </table:table-cell>
          <table:table-cell table:style-name="ce6" table:formula="of:=ATANH([.A250])" office:value-type="float" office:value="0.4045448711697" calcext:value-type="float">
            <text:p>0.40454487116970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17377" calcext:value-type="float">
            <text:p>0.81738 </text:p>
          </table:table-cell>
          <table:table-cell table:style-name="ce6" table:formula="of:=ATANH([.A251])" office:value-type="float" office:value="1.14886280656579" calcext:value-type="float">
            <text:p>1.14886280656579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81619" calcext:value-type="float">
            <text:p>0.88162 </text:p>
          </table:table-cell>
          <table:table-cell table:style-name="ce6" table:formula="of:=ATANH([.A252])" office:value-type="float" office:value="1.38298980942134" calcext:value-type="float">
            <text:p>1.38298980942134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33683" calcext:value-type="float">
            <text:p>0.93368 </text:p>
          </table:table-cell>
          <table:table-cell table:style-name="ce6" table:formula="of:=ATANH([.A253])" office:value-type="float" office:value="1.68636773950053" calcext:value-type="float">
            <text:p>1.68636773950053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25163" calcext:value-type="float">
            <text:p>0.52516 </text:p>
          </table:table-cell>
          <table:table-cell table:style-name="ce6" table:formula="of:=ATANH([.A254])" office:value-type="float" office:value="0.583442490663916" calcext:value-type="float">
            <text:p>0.58344249066391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61693" calcext:value-type="float">
            <text:p>0.56169 </text:p>
          </table:table-cell>
          <table:table-cell table:style-name="ce6" table:formula="of:=ATANH([.A255])" office:value-type="float" office:value="0.635303095047665" calcext:value-type="float">
            <text:p>0.63530309504766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56334" calcext:value-type="float">
            <text:p>0.35633 </text:p>
          </table:table-cell>
          <table:table-cell table:style-name="ce6" table:formula="of:=ATANH([.A256])" office:value-type="float" office:value="0.372680396413815" calcext:value-type="float">
            <text:p>0.37268039641381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47612" calcext:value-type="float">
            <text:p>0.74761 </text:p>
          </table:table-cell>
          <table:table-cell table:style-name="ce6" table:formula="of:=ATANH([.A257])" office:value-type="float" office:value="0.967518988829175" calcext:value-type="float">
            <text:p>0.96751898882917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8486" calcext:value-type="float">
            <text:p>0.28486 </text:p>
          </table:table-cell>
          <table:table-cell table:style-name="ce6" table:formula="of:=ATANH([.A258])" office:value-type="float" office:value="0.292963357127443" calcext:value-type="float">
            <text:p>0.29296335712744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30113" calcext:value-type="float">
            <text:p>0.93011 </text:p>
          </table:table-cell>
          <table:table-cell table:style-name="ce6" table:formula="of:=ATANH([.A259])" office:value-type="float" office:value="1.65922708871792" calcext:value-type="float">
            <text:p>1.65922708871792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52995" calcext:value-type="float">
            <text:p>0.55300 </text:p>
          </table:table-cell>
          <table:table-cell table:style-name="ce6" table:formula="of:=ATANH([.A260])" office:value-type="float" office:value="0.622685411667576" calcext:value-type="float">
            <text:p>0.62268541166757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19578" calcext:value-type="float">
            <text:p>0.51958 </text:p>
          </table:table-cell>
          <table:table-cell table:style-name="ce6" table:formula="of:=ATANH([.A261])" office:value-type="float" office:value="0.57576152969332" calcext:value-type="float">
            <text:p>0.57576152969332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80264" calcext:value-type="float">
            <text:p>0.08026 </text:p>
          </table:table-cell>
          <table:table-cell table:style-name="ce6" table:formula="of:=ATANH([.A262])" office:value-type="float" office:value="0.0804370311747942" calcext:value-type="float">
            <text:p>0.080437031174794200</text:p>
          </table:table-cell>
          <table:table-cell table:number-columns-repeated="1022"/>
        </table:table-row>
        <table:table-row table:style-name="ro2">
          <table:table-cell table:style-name="ce4" office:value-type="float" office:value="0.618061" calcext:value-type="float">
            <text:p>0.61806 </text:p>
          </table:table-cell>
          <table:table-cell table:style-name="ce6" table:formula="of:=ATANH([.A263])" office:value-type="float" office:value="0.721861443890744" calcext:value-type="float">
            <text:p>0.72186144389074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41871" calcext:value-type="float">
            <text:p>0.04187 </text:p>
          </table:table-cell>
          <table:table-cell table:style-name="ce6" table:formula="of:=ATANH([.A264])" office:value-type="float" office:value="0.0418954949137789" calcext:value-type="float">
            <text:p>0.041895494913778900</text:p>
          </table:table-cell>
          <table:table-cell table:number-columns-repeated="1022"/>
        </table:table-row>
        <table:table-row table:style-name="ro2">
          <table:table-cell table:style-name="ce4" office:value-type="float" office:value="0.068514" calcext:value-type="float">
            <text:p>0.06851 </text:p>
          </table:table-cell>
          <table:table-cell table:style-name="ce6" table:formula="of:=ATANH([.A265])" office:value-type="float" office:value="0.0686215083735275" calcext:value-type="float">
            <text:p>0.068621508373527500</text:p>
          </table:table-cell>
          <table:table-cell table:number-columns-repeated="1022"/>
        </table:table-row>
        <table:table-row table:style-name="ro2">
          <table:table-cell table:style-name="ce4" office:value-type="float" office:value="0.365184" calcext:value-type="float">
            <text:p>0.36518 </text:p>
          </table:table-cell>
          <table:table-cell table:style-name="ce6" table:formula="of:=ATANH([.A266])" office:value-type="float" office:value="0.382854651972912" calcext:value-type="float">
            <text:p>0.38285465197291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3238" calcext:value-type="float">
            <text:p>0.03238 </text:p>
          </table:table-cell>
          <table:table-cell table:style-name="ce6" table:formula="of:=ATANH([.A267])" office:value-type="float" office:value="0.0323913235500148" calcext:value-type="float">
            <text:p>0.032391323550014800</text:p>
          </table:table-cell>
          <table:table-cell table:number-columns-repeated="1022"/>
        </table:table-row>
        <table:table-row table:style-name="ro2">
          <table:table-cell table:style-name="ce4" office:value-type="float" office:value="0.798273" calcext:value-type="float">
            <text:p>0.79827 </text:p>
          </table:table-cell>
          <table:table-cell table:style-name="ce6" table:formula="of:=ATANH([.A268])" office:value-type="float" office:value="1.09383337035271" calcext:value-type="float">
            <text:p>1.09383337035271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81146" calcext:value-type="float">
            <text:p>0.38115 </text:p>
          </table:table-cell>
          <table:table-cell table:style-name="ce6" table:formula="of:=ATANH([.A269])" office:value-type="float" office:value="0.401399743873343" calcext:value-type="float">
            <text:p>0.40139974387334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41771" calcext:value-type="float">
            <text:p>0.94177 </text:p>
          </table:table-cell>
          <table:table-cell table:style-name="ce6" table:formula="of:=ATANH([.A270])" office:value-type="float" office:value="1.75348610490228" calcext:value-type="float">
            <text:p>1.75348610490228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79949" calcext:value-type="float">
            <text:p>0.97995 </text:p>
          </table:table-cell>
          <table:table-cell table:style-name="ce6" table:formula="of:=ATANH([.A271])" office:value-type="float" office:value="2.29627366898026" calcext:value-type="float">
            <text:p>2.29627366898026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61696" calcext:value-type="float">
            <text:p>0.26170 </text:p>
          </table:table-cell>
          <table:table-cell table:style-name="ce6" table:formula="of:=ATANH([.A272])" office:value-type="float" office:value="0.267928231350327" calcext:value-type="float">
            <text:p>0.26792823135032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59206" calcext:value-type="float">
            <text:p>0.05921 </text:p>
          </table:table-cell>
          <table:table-cell table:style-name="ce6" table:formula="of:=ATANH([.A273])" office:value-type="float" office:value="0.0592753251231311" calcext:value-type="float">
            <text:p>0.059275325123131100</text:p>
          </table:table-cell>
          <table:table-cell table:number-columns-repeated="1022"/>
        </table:table-row>
        <table:table-row table:style-name="ro2">
          <table:table-cell table:style-name="ce4" office:value-type="float" office:value="0.743553" calcext:value-type="float">
            <text:p>0.74355 </text:p>
          </table:table-cell>
          <table:table-cell table:style-name="ce6" table:formula="of:=ATANH([.A274])" office:value-type="float" office:value="0.958379124348532" calcext:value-type="float">
            <text:p>0.95837912434853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43815" calcext:value-type="float">
            <text:p>0.94382 </text:p>
          </table:table-cell>
          <table:table-cell table:style-name="ce6" table:formula="of:=ATANH([.A275])" office:value-type="float" office:value="1.77187899926151" calcext:value-type="float">
            <text:p>1.77187899926151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3152" calcext:value-type="float">
            <text:p>0.63152 </text:p>
          </table:table-cell>
          <table:table-cell table:style-name="ce6" table:formula="of:=ATANH([.A276])" office:value-type="float" office:value="0.74394046927177" calcext:value-type="float">
            <text:p>0.74394046927177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57894" calcext:value-type="float">
            <text:p>0.05789 </text:p>
          </table:table-cell>
          <table:table-cell table:style-name="ce6" table:formula="of:=ATANH([.A277])" office:value-type="float" office:value="0.057958811789033" calcext:value-type="float">
            <text:p>0.05795881178903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45109" calcext:value-type="float">
            <text:p>0.74511 </text:p>
          </table:table-cell>
          <table:table-cell table:style-name="ce6" table:formula="of:=ATANH([.A278])" office:value-type="float" office:value="0.961868147037141" calcext:value-type="float">
            <text:p>0.96186814703714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79308" calcext:value-type="float">
            <text:p>0.97931 </text:p>
          </table:table-cell>
          <table:table-cell table:style-name="ce6" table:formula="of:=ATANH([.A279])" office:value-type="float" office:value="2.28037770775511" calcext:value-type="float">
            <text:p>2.28037770775511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04941" calcext:value-type="float">
            <text:p>0.30494 </text:p>
          </table:table-cell>
          <table:table-cell table:style-name="ce6" table:formula="of:=ATANH([.A280])" office:value-type="float" office:value="0.314958186979397" calcext:value-type="float">
            <text:p>0.31495818697939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96735" calcext:value-type="float">
            <text:p>0.99674 </text:p>
          </table:table-cell>
          <table:table-cell table:style-name="ce6" table:formula="of:=ATANH([.A281])" office:value-type="float" office:value="3.20800443141676" calcext:value-type="float">
            <text:p>3.20800443141676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55065" calcext:value-type="float">
            <text:p>0.15507 </text:p>
          </table:table-cell>
          <table:table-cell table:style-name="ce6" table:formula="of:=ATANH([.A282])" office:value-type="float" office:value="0.156326098553579" calcext:value-type="float">
            <text:p>0.15632609855357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59789" calcext:value-type="float">
            <text:p>0.75979 </text:p>
          </table:table-cell>
          <table:table-cell table:style-name="ce6" table:formula="of:=ATANH([.A283])" office:value-type="float" office:value="0.995715745356804" calcext:value-type="float">
            <text:p>0.99571574535680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6401" calcext:value-type="float">
            <text:p>0.86401 </text:p>
          </table:table-cell>
          <table:table-cell table:style-name="ce6" table:formula="of:=ATANH([.A284])" office:value-type="float" office:value="1.30895200320857" calcext:value-type="float">
            <text:p>1.30895200320857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23359" calcext:value-type="float">
            <text:p>0.82336 </text:p>
          </table:table-cell>
          <table:table-cell table:style-name="ce6" table:formula="of:=ATANH([.A285])" office:value-type="float" office:value="1.16715812956335" calcext:value-type="float">
            <text:p>1.16715812956335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48662" calcext:value-type="float">
            <text:p>0.54866 </text:p>
          </table:table-cell>
          <table:table-cell table:style-name="ce6" table:formula="of:=ATANH([.A286])" office:value-type="float" office:value="0.616465053414057" calcext:value-type="float">
            <text:p>0.61646505341405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04285" calcext:value-type="float">
            <text:p>0.80429 </text:p>
          </table:table-cell>
          <table:table-cell table:style-name="ce6" table:formula="of:=ATANH([.A287])" office:value-type="float" office:value="1.11063007550555" calcext:value-type="float">
            <text:p>1.11063007550555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17533" calcext:value-type="float">
            <text:p>0.51753 </text:p>
          </table:table-cell>
          <table:table-cell table:style-name="ce6" table:formula="of:=ATANH([.A288])" office:value-type="float" office:value="0.572964372166378" calcext:value-type="float">
            <text:p>0.57296437216637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12857" calcext:value-type="float">
            <text:p>0.11286 </text:p>
          </table:table-cell>
          <table:table-cell table:style-name="ce6" table:formula="of:=ATANH([.A289])" office:value-type="float" office:value="0.113339837268487" calcext:value-type="float">
            <text:p>0.11333983726848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95706" calcext:value-type="float">
            <text:p>0.09571 </text:p>
          </table:table-cell>
          <table:table-cell table:style-name="ce6" table:formula="of:=ATANH([.A290])" office:value-type="float" office:value="0.0959998272948253" calcext:value-type="float">
            <text:p>0.095999827294825300</text:p>
          </table:table-cell>
          <table:table-cell table:number-columns-repeated="1022"/>
        </table:table-row>
        <table:table-row table:style-name="ro2">
          <table:table-cell table:style-name="ce4" office:value-type="float" office:value="0.418195" calcext:value-type="float">
            <text:p>0.41820 </text:p>
          </table:table-cell>
          <table:table-cell table:style-name="ce6" table:formula="of:=ATANH([.A291])" office:value-type="float" office:value="0.44550243761256" calcext:value-type="float">
            <text:p>0.44550243761256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04614" calcext:value-type="float">
            <text:p>0.40461 </text:p>
          </table:table-cell>
          <table:table-cell table:style-name="ce6" table:formula="of:=ATANH([.A292])" office:value-type="float" office:value="0.429153938112391" calcext:value-type="float">
            <text:p>0.42915393811239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82586" calcext:value-type="float">
            <text:p>0.78259 </text:p>
          </table:table-cell>
          <table:table-cell table:style-name="ce6" table:formula="of:=ATANH([.A293])" office:value-type="float" office:value="1.05200851396557" calcext:value-type="float">
            <text:p>1.05200851396557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4088" calcext:value-type="float">
            <text:p>0.54088 </text:p>
          </table:table-cell>
          <table:table-cell table:style-name="ce6" table:formula="of:=ATANH([.A294])" office:value-type="float" office:value="0.60539867348793" calcext:value-type="float">
            <text:p>0.60539867348793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77911" calcext:value-type="float">
            <text:p>0.37791 </text:p>
          </table:table-cell>
          <table:table-cell table:style-name="ce6" table:formula="of:=ATANH([.A295])" office:value-type="float" office:value="0.397620346905409" calcext:value-type="float">
            <text:p>0.39762034690540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65395" calcext:value-type="float">
            <text:p>0.66540 </text:p>
          </table:table-cell>
          <table:table-cell table:style-name="ce6" table:formula="of:=ATANH([.A296])" office:value-type="float" office:value="0.802433439929311" calcext:value-type="float">
            <text:p>0.80243343992931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04349" calcext:value-type="float">
            <text:p>0.50435 </text:p>
          </table:table-cell>
          <table:table-cell table:style-name="ce6" table:formula="of:=ATANH([.A297])" office:value-type="float" office:value="0.555121737716801" calcext:value-type="float">
            <text:p>0.55512173771680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9183" calcext:value-type="float">
            <text:p>0.09183 </text:p>
          </table:table-cell>
          <table:table-cell table:style-name="ce6" table:formula="of:=ATANH([.A298])" office:value-type="float" office:value="0.0920894403918015" calcext:value-type="float">
            <text:p>0.092089440391801500</text:p>
          </table:table-cell>
          <table:table-cell table:number-columns-repeated="1022"/>
        </table:table-row>
        <table:table-row table:style-name="ro2">
          <table:table-cell table:style-name="ce4" office:value-type="float" office:value="0.890835" calcext:value-type="float">
            <text:p>0.89084 </text:p>
          </table:table-cell>
          <table:table-cell table:style-name="ce6" table:formula="of:=ATANH([.A299])" office:value-type="float" office:value="1.42595665515799" calcext:value-type="float">
            <text:p>1.42595665515799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85904" calcext:value-type="float">
            <text:p>0.68590 </text:p>
          </table:table-cell>
          <table:table-cell table:style-name="ce6" table:formula="of:=ATANH([.A300])" office:value-type="float" office:value="0.840179262886614" calcext:value-type="float">
            <text:p>0.84017926288661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95172" calcext:value-type="float">
            <text:p>0.59517 </text:p>
          </table:table-cell>
          <table:table-cell table:style-name="ce6" table:formula="of:=ATANH([.A301])" office:value-type="float" office:value="0.685637280426976" calcext:value-type="float">
            <text:p>0.68563728042697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72158" calcext:value-type="float">
            <text:p>0.87216 </text:p>
          </table:table-cell>
          <table:table-cell table:style-name="ce6" table:formula="of:=ATANH([.A302])" office:value-type="float" office:value="1.34202596436702" calcext:value-type="float">
            <text:p>1.34202596436702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62178" calcext:value-type="float">
            <text:p>0.86218 </text:p>
          </table:table-cell>
          <table:table-cell table:style-name="ce6" table:formula="of:=ATANH([.A303])" office:value-type="float" office:value="1.30176952594776" calcext:value-type="float">
            <text:p>1.30176952594776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22803" calcext:value-type="float">
            <text:p>0.42280 </text:p>
          </table:table-cell>
          <table:table-cell table:style-name="ce6" table:formula="of:=ATANH([.A304])" office:value-type="float" office:value="0.45110025960474" calcext:value-type="float">
            <text:p>0.45110025960474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67867" calcext:value-type="float">
            <text:p>0.66787 </text:p>
          </table:table-cell>
          <table:table-cell table:style-name="ce6" table:formula="of:=ATANH([.A305])" office:value-type="float" office:value="0.806882676211077" calcext:value-type="float">
            <text:p>0.80688267621107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94668" calcext:value-type="float">
            <text:p>0.09467 </text:p>
          </table:table-cell>
          <table:table-cell table:style-name="ce6" table:formula="of:=ATANH([.A306])" office:value-type="float" office:value="0.0949523363374607" calcext:value-type="float">
            <text:p>0.094952336337460700</text:p>
          </table:table-cell>
          <table:table-cell table:number-columns-repeated="1022"/>
        </table:table-row>
        <table:table-row table:style-name="ro2">
          <table:table-cell table:style-name="ce4" office:value-type="float" office:value="0.999603" calcext:value-type="float">
            <text:p>0.99960 </text:p>
          </table:table-cell>
          <table:table-cell table:style-name="ce6" table:formula="of:=ATANH([.A307])" office:value-type="float" office:value="4.26226146906653" calcext:value-type="float">
            <text:p>4.26226146906653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14698" calcext:value-type="float">
            <text:p>0.21470 </text:p>
          </table:table-cell>
          <table:table-cell table:style-name="ce6" table:formula="of:=ATANH([.A308])" office:value-type="float" office:value="0.218091204016402" calcext:value-type="float">
            <text:p>0.21809120401640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22535" calcext:value-type="float">
            <text:p>0.82254 </text:p>
          </table:table-cell>
          <table:table-cell table:style-name="ce6" table:formula="of:=ATANH([.A309])" office:value-type="float" office:value="1.16460513085713" calcext:value-type="float">
            <text:p>1.16460513085713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12018" calcext:value-type="float">
            <text:p>0.61202 </text:p>
          </table:table-cell>
          <table:table-cell table:style-name="ce6" table:formula="of:=ATANH([.A310])" office:value-type="float" office:value="0.712141571231384" calcext:value-type="float">
            <text:p>0.71214157123138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86828" calcext:value-type="float">
            <text:p>0.78683 </text:p>
          </table:table-cell>
          <table:table-cell table:style-name="ce6" table:formula="of:=ATANH([.A311])" office:value-type="float" office:value="1.06304895412161" calcext:value-type="float">
            <text:p>1.06304895412161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85687" calcext:value-type="float">
            <text:p>0.98569 </text:p>
          </table:table-cell>
          <table:table-cell table:style-name="ce6" table:formula="of:=ATANH([.A312])" office:value-type="float" office:value="2.46627600687989" calcext:value-type="float">
            <text:p>2.46627600687989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60329" calcext:value-type="float">
            <text:p>0.66033 </text:p>
          </table:table-cell>
          <table:table-cell table:style-name="ce6" table:formula="of:=ATANH([.A313])" office:value-type="float" office:value="0.793396776202674" calcext:value-type="float">
            <text:p>0.79339677620267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00031" calcext:value-type="float">
            <text:p>0.00003 </text:p>
          </table:table-cell>
          <table:table-cell table:style-name="ce6" table:formula="of:=ATANH([.A314])" office:value-type="float" office:value="0.0000310000000099303" calcext:value-type="float">
            <text:p>0.000031000000009930</text:p>
          </table:table-cell>
          <table:table-cell table:number-columns-repeated="1022"/>
        </table:table-row>
        <table:table-row table:style-name="ro2">
          <table:table-cell table:style-name="ce4" office:value-type="float" office:value="0.858028" calcext:value-type="float">
            <text:p>0.85803 </text:p>
          </table:table-cell>
          <table:table-cell table:style-name="ce6" table:formula="of:=ATANH([.A315])" office:value-type="float" office:value="1.28582056708421" calcext:value-type="float">
            <text:p>1.28582056708421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47993" calcext:value-type="float">
            <text:p>0.24799 </text:p>
          </table:table-cell>
          <table:table-cell table:style-name="ce6" table:formula="of:=ATANH([.A316])" office:value-type="float" office:value="0.253273153761065" calcext:value-type="float">
            <text:p>0.25327315376106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00815" calcext:value-type="float">
            <text:p>0.90082 </text:p>
          </table:table-cell>
          <table:table-cell table:style-name="ce6" table:formula="of:=ATANH([.A317])" office:value-type="float" office:value="1.47652561368563" calcext:value-type="float">
            <text:p>1.47652561368563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3108" calcext:value-type="float">
            <text:p>0.83108 </text:p>
          </table:table-cell>
          <table:table-cell table:style-name="ce6" table:formula="of:=ATANH([.A318])" office:value-type="float" office:value="1.19161800281295" calcext:value-type="float">
            <text:p>1.19161800281295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03339" calcext:value-type="float">
            <text:p>0.80334 </text:p>
          </table:table-cell>
          <table:table-cell table:style-name="ce6" table:formula="of:=ATANH([.A319])" office:value-type="float" office:value="1.10795689561964" calcext:value-type="float">
            <text:p>1.10795689561964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09717" calcext:value-type="float">
            <text:p>0.80972 </text:p>
          </table:table-cell>
          <table:table-cell table:style-name="ce6" table:formula="of:=ATANH([.A320])" office:value-type="float" office:value="1.1262066603826" calcext:value-type="float">
            <text:p>1.12620666038260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83969" calcext:value-type="float">
            <text:p>0.88397 </text:p>
          </table:table-cell>
          <table:table-cell table:style-name="ce6" table:formula="of:=ATANH([.A321])" office:value-type="float" office:value="1.39363930193272" calcext:value-type="float">
            <text:p>1.39363930193272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92611" calcext:value-type="float">
            <text:p>0.29261 </text:p>
          </table:table-cell>
          <table:table-cell table:style-name="ce6" table:formula="of:=ATANH([.A322])" office:value-type="float" office:value="0.301419378011519" calcext:value-type="float">
            <text:p>0.30141937801151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37712" calcext:value-type="float">
            <text:p>0.93771 </text:p>
          </table:table-cell>
          <table:table-cell table:style-name="ce6" table:formula="of:=ATANH([.A323])" office:value-type="float" office:value="1.71874719186419" calcext:value-type="float">
            <text:p>1.71874719186419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93677" calcext:value-type="float">
            <text:p>0.59368 </text:p>
          </table:table-cell>
          <table:table-cell table:style-name="ce6" table:formula="of:=ATANH([.A324])" office:value-type="float" office:value="0.683325397063613" calcext:value-type="float">
            <text:p>0.68332539706361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38334" calcext:value-type="float">
            <text:p>0.73833 </text:p>
          </table:table-cell>
          <table:table-cell table:style-name="ce6" table:formula="of:=ATANH([.A325])" office:value-type="float" office:value="0.946806790467723" calcext:value-type="float">
            <text:p>0.94680679046772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08069" calcext:value-type="float">
            <text:p>0.80807 </text:p>
          </table:table-cell>
          <table:table-cell table:style-name="ce6" table:formula="of:=ATANH([.A326])" office:value-type="float" office:value="1.1214393857518" calcext:value-type="float">
            <text:p>1.12143938575180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63723" calcext:value-type="float">
            <text:p>0.06372 </text:p>
          </table:table-cell>
          <table:table-cell table:style-name="ce6" table:formula="of:=ATANH([.A327])" office:value-type="float" office:value="0.0638094623974689" calcext:value-type="float">
            <text:p>0.063809462397468900</text:p>
          </table:table-cell>
          <table:table-cell table:number-columns-repeated="1022"/>
        </table:table-row>
        <table:table-row table:style-name="ro2">
          <table:table-cell table:style-name="ce4" office:value-type="float" office:value="0.473922" calcext:value-type="float">
            <text:p>0.47392 </text:p>
          </table:table-cell>
          <table:table-cell table:style-name="ce6" table:formula="of:=ATANH([.A328])" office:value-type="float" office:value="0.515116331699862" calcext:value-type="float">
            <text:p>0.51511633169986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96445" calcext:value-type="float">
            <text:p>0.49645 </text:p>
          </table:table-cell>
          <table:table-cell table:style-name="ce6" table:formula="of:=ATANH([.A329])" office:value-type="float" office:value="0.544577316324823" calcext:value-type="float">
            <text:p>0.54457731632482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15668" calcext:value-type="float">
            <text:p>0.81567 </text:p>
          </table:table-cell>
          <table:table-cell table:style-name="ce6" table:formula="of:=ATANH([.A330])" office:value-type="float" office:value="1.14373512175473" calcext:value-type="float">
            <text:p>1.14373512175473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59728" calcext:value-type="float">
            <text:p>0.75973 </text:p>
          </table:table-cell>
          <table:table-cell table:style-name="ce6" table:formula="of:=ATANH([.A331])" office:value-type="float" office:value="0.995571457848174" calcext:value-type="float">
            <text:p>0.99557145784817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36271" calcext:value-type="float">
            <text:p>0.53627 </text:p>
          </table:table-cell>
          <table:table-cell table:style-name="ce6" table:formula="of:=ATANH([.A332])" office:value-type="float" office:value="0.598906500279734" calcext:value-type="float">
            <text:p>0.59890650027973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38505" calcext:value-type="float">
            <text:p>0.93851 </text:p>
          </table:table-cell>
          <table:table-cell table:style-name="ce6" table:formula="of:=ATANH([.A333])" office:value-type="float" office:value="1.72535823286359" calcext:value-type="float">
            <text:p>1.72535823286359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61858" calcext:value-type="float">
            <text:p>0.36186 </text:p>
          </table:table-cell>
          <table:table-cell table:style-name="ce6" table:formula="of:=ATANH([.A334])" office:value-type="float" office:value="0.379022196859072" calcext:value-type="float">
            <text:p>0.37902219685907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24647" calcext:value-type="float">
            <text:p>0.22465 </text:p>
          </table:table-cell>
          <table:table-cell table:style-name="ce6" table:formula="of:=ATANH([.A335])" office:value-type="float" office:value="0.228544754331742" calcext:value-type="float">
            <text:p>0.22854475433174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68661" calcext:value-type="float">
            <text:p>0.66866 </text:p>
          </table:table-cell>
          <table:table-cell table:style-name="ce6" table:formula="of:=ATANH([.A336])" office:value-type="float" office:value="0.808317383467521" calcext:value-type="float">
            <text:p>0.80831738346752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4615" calcext:value-type="float">
            <text:p>0.44615 </text:p>
          </table:table-cell>
          <table:table-cell table:style-name="ce6" table:formula="of:=ATANH([.A337])" office:value-type="float" office:value="0.479883119907779" calcext:value-type="float">
            <text:p>0.47988311990777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65487" calcext:value-type="float">
            <text:p>0.66549 </text:p>
          </table:table-cell>
          <table:table-cell table:style-name="ce6" table:formula="of:=ATANH([.A338])" office:value-type="float" office:value="0.802598554675132" calcext:value-type="float">
            <text:p>0.80259855467513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10883" calcext:value-type="float">
            <text:p>0.21088 </text:p>
          </table:table-cell>
          <table:table-cell table:style-name="ce6" table:formula="of:=ATANH([.A339])" office:value-type="float" office:value="0.214095262845899" calcext:value-type="float">
            <text:p>0.21409526284589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87875" calcext:value-type="float">
            <text:p>0.88788 </text:p>
          </table:table-cell>
          <table:table-cell table:style-name="ce6" table:formula="of:=ATANH([.A340])" office:value-type="float" office:value="1.41179640825377" calcext:value-type="float">
            <text:p>1.41179640825377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47206" calcext:value-type="float">
            <text:p>0.64721 </text:p>
          </table:table-cell>
          <table:table-cell table:style-name="ce6" table:formula="of:=ATANH([.A341])" office:value-type="float" office:value="0.770475740533286" calcext:value-type="float">
            <text:p>0.77047574053328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08603" calcext:value-type="float">
            <text:p>0.30860 </text:p>
          </table:table-cell>
          <table:table-cell table:style-name="ce6" table:formula="of:=ATANH([.A342])" office:value-type="float" office:value="0.319000623251769" calcext:value-type="float">
            <text:p>0.31900062325176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76083" calcext:value-type="float">
            <text:p>0.07608 </text:p>
          </table:table-cell>
          <table:table-cell table:style-name="ce6" table:formula="of:=ATANH([.A343])" office:value-type="float" office:value="0.0762303172630327" calcext:value-type="float">
            <text:p>0.076230317263032700</text:p>
          </table:table-cell>
          <table:table-cell table:number-columns-repeated="1022"/>
        </table:table-row>
        <table:table-row table:style-name="ro2">
          <table:table-cell table:style-name="ce4" office:value-type="float" office:value="0.30903" calcext:value-type="float">
            <text:p>0.30903 </text:p>
          </table:table-cell>
          <table:table-cell table:style-name="ce6" table:formula="of:=ATANH([.A344])" office:value-type="float" office:value="0.319472638210191" calcext:value-type="float">
            <text:p>0.31947263821019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32298" calcext:value-type="float">
            <text:p>0.13230 </text:p>
          </table:table-cell>
          <table:table-cell table:style-name="ce6" table:formula="of:=ATANH([.A345])" office:value-type="float" office:value="0.133078068630597" calcext:value-type="float">
            <text:p>0.13307806863059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10944" calcext:value-type="float">
            <text:p>0.21094 </text:p>
          </table:table-cell>
          <table:table-cell table:style-name="ce6" table:formula="of:=ATANH([.A346])" office:value-type="float" office:value="0.214159102731604" calcext:value-type="float">
            <text:p>0.21415910273160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85397" calcext:value-type="float">
            <text:p>0.48540 </text:p>
          </table:table-cell>
          <table:table-cell table:style-name="ce6" table:formula="of:=ATANH([.A347])" office:value-type="float" office:value="0.530020812986903" calcext:value-type="float">
            <text:p>0.53002081298690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63701" calcext:value-type="float">
            <text:p>0.16370 </text:p>
          </table:table-cell>
          <table:table-cell table:style-name="ce6" table:formula="of:=ATANH([.A348])" office:value-type="float" office:value="0.165187258899028" calcext:value-type="float">
            <text:p>0.16518725889902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25636" calcext:value-type="float">
            <text:p>0.02564 </text:p>
          </table:table-cell>
          <table:table-cell table:style-name="ce6" table:formula="of:=ATANH([.A349])" office:value-type="float" office:value="0.0256416182470553" calcext:value-type="float">
            <text:p>0.025641618247055300</text:p>
          </table:table-cell>
          <table:table-cell table:number-columns-repeated="1022"/>
        </table:table-row>
        <table:table-row table:style-name="ro2">
          <table:table-cell table:style-name="ce4" office:value-type="float" office:value="0.043519" calcext:value-type="float">
            <text:p>0.04352 </text:p>
          </table:table-cell>
          <table:table-cell table:style-name="ce6" table:formula="of:=ATANH([.A350])" office:value-type="float" office:value="0.0435465048551499" calcext:value-type="float">
            <text:p>0.043546504855149900</text:p>
          </table:table-cell>
          <table:table-cell table:number-columns-repeated="1022"/>
        </table:table-row>
        <table:table-row table:style-name="ro2">
          <table:table-cell table:style-name="ce4" office:value-type="float" office:value="0.795404" calcext:value-type="float">
            <text:p>0.79540 </text:p>
          </table:table-cell>
          <table:table-cell table:style-name="ce6" table:formula="of:=ATANH([.A351])" office:value-type="float" office:value="1.0859740211258" calcext:value-type="float">
            <text:p>1.08597402112580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73217" calcext:value-type="float">
            <text:p>0.77322 </text:p>
          </table:table-cell>
          <table:table-cell table:style-name="ce6" table:formula="of:=ATANH([.A352])" office:value-type="float" office:value="1.02827853843799" calcext:value-type="float">
            <text:p>1.02827853843799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90023" calcext:value-type="float">
            <text:p>0.69002 </text:p>
          </table:table-cell>
          <table:table-cell table:style-name="ce6" table:formula="of:=ATANH([.A353])" office:value-type="float" office:value="0.847999658056819" calcext:value-type="float">
            <text:p>0.84799965805681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38075" calcext:value-type="float">
            <text:p>0.23808 </text:p>
          </table:table-cell>
          <table:table-cell table:style-name="ce6" table:formula="of:=ATANH([.A354])" office:value-type="float" office:value="0.242732453673516" calcext:value-type="float">
            <text:p>0.24273245367351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5096" calcext:value-type="float">
            <text:p>0.65096 </text:p>
          </table:table-cell>
          <table:table-cell table:style-name="ce6" table:formula="of:=ATANH([.A355])" office:value-type="float" office:value="0.776962843535257" calcext:value-type="float">
            <text:p>0.77696284353525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83114" calcext:value-type="float">
            <text:p>0.88311 </text:p>
          </table:table-cell>
          <table:table-cell table:style-name="ce6" table:formula="of:=ATANH([.A356])" office:value-type="float" office:value="1.38974148384313" calcext:value-type="float">
            <text:p>1.38974148384313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47972" calcext:value-type="float">
            <text:p>0.34797 </text:p>
          </table:table-cell>
          <table:table-cell table:style-name="ce6" table:formula="of:=ATANH([.A357])" office:value-type="float" office:value="0.36313450697667" calcext:value-type="float">
            <text:p>0.36313450697667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48268" calcext:value-type="float">
            <text:p>0.24827 </text:p>
          </table:table-cell>
          <table:table-cell table:style-name="ce6" table:formula="of:=ATANH([.A358])" office:value-type="float" office:value="0.253566196006701" calcext:value-type="float">
            <text:p>0.25356619600670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26167" calcext:value-type="float">
            <text:p>0.82617 </text:p>
          </table:table-cell>
          <table:table-cell table:style-name="ce6" table:formula="of:=ATANH([.A359])" office:value-type="float" office:value="1.17593972274185" calcext:value-type="float">
            <text:p>1.17593972274185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65542" calcext:value-type="float">
            <text:p>0.26554 </text:p>
          </table:table-cell>
          <table:table-cell table:style-name="ce6" table:formula="of:=ATANH([.A360])" office:value-type="float" office:value="0.272061477837408" calcext:value-type="float">
            <text:p>0.27206147783740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0054" calcext:value-type="float">
            <text:p>0.90054 </text:p>
          </table:table-cell>
          <table:table-cell table:style-name="ce6" table:formula="of:=ATANH([.A361])" office:value-type="float" office:value="1.47506889100705" calcext:value-type="float">
            <text:p>1.47506889100705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19489" calcext:value-type="float">
            <text:p>0.21949 </text:p>
          </table:table-cell>
          <table:table-cell table:style-name="ce6" table:formula="of:=ATANH([.A362])" office:value-type="float" office:value="0.223119182069565" calcext:value-type="float">
            <text:p>0.22311918206956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4048" calcext:value-type="float">
            <text:p>0.84048 </text:p>
          </table:table-cell>
          <table:table-cell table:style-name="ce6" table:formula="of:=ATANH([.A363])" office:value-type="float" office:value="1.22280618996709" calcext:value-type="float">
            <text:p>1.22280618996709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95178" calcext:value-type="float">
            <text:p>0.99518 </text:p>
          </table:table-cell>
          <table:table-cell table:style-name="ce6" table:formula="of:=ATANH([.A364])" office:value-type="float" office:value="3.01264988432124" calcext:value-type="float">
            <text:p>3.01264988432124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23869" calcext:value-type="float">
            <text:p>0.72387 </text:p>
          </table:table-cell>
          <table:table-cell table:style-name="ce6" table:formula="of:=ATANH([.A365])" office:value-type="float" office:value="0.915725535732094" calcext:value-type="float">
            <text:p>0.91572553573209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22678" calcext:value-type="float">
            <text:p>0.72268 </text:p>
          </table:table-cell>
          <table:table-cell table:style-name="ce6" table:formula="of:=ATANH([.A366])" office:value-type="float" office:value="0.913228024893292" calcext:value-type="float">
            <text:p>0.91322802489329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82031" calcext:value-type="float">
            <text:p>0.38203 </text:p>
          </table:table-cell>
          <table:table-cell table:style-name="ce6" table:formula="of:=ATANH([.A367])" office:value-type="float" office:value="0.402435570473918" calcext:value-type="float">
            <text:p>0.40243557047391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05124" calcext:value-type="float">
            <text:p>0.30512 </text:p>
          </table:table-cell>
          <table:table-cell table:style-name="ce6" table:formula="of:=ATANH([.A368])" office:value-type="float" office:value="0.315159961009748" calcext:value-type="float">
            <text:p>0.31515996100974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26371" calcext:value-type="float">
            <text:p>0.72637 </text:p>
          </table:table-cell>
          <table:table-cell table:style-name="ce6" table:formula="of:=ATANH([.A369])" office:value-type="float" office:value="0.921001811059124" calcext:value-type="float">
            <text:p>0.92100181105912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09067" calcext:value-type="float">
            <text:p>0.70907 </text:p>
          </table:table-cell>
          <table:table-cell table:style-name="ce6" table:formula="of:=ATANH([.A370])" office:value-type="float" office:value="0.885304943223938" calcext:value-type="float">
            <text:p>0.88530494322393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68239" calcext:value-type="float">
            <text:p>0.06824 </text:p>
          </table:table-cell>
          <table:table-cell table:style-name="ce6" table:formula="of:=ATANH([.A371])" office:value-type="float" office:value="0.0683452166122411" calcext:value-type="float">
            <text:p>0.068345216612241100</text:p>
          </table:table-cell>
          <table:table-cell table:number-columns-repeated="1022"/>
        </table:table-row>
        <table:table-row table:style-name="ro2">
          <table:table-cell table:style-name="ce4" office:value-type="float" office:value="0.429609" calcext:value-type="float">
            <text:p>0.42961 </text:p>
          </table:table-cell>
          <table:table-cell table:style-name="ce6" table:formula="of:=ATANH([.A372])" office:value-type="float" office:value="0.459417084359091" calcext:value-type="float">
            <text:p>0.45941708435909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46211" calcext:value-type="float">
            <text:p>0.44621 </text:p>
          </table:table-cell>
          <table:table-cell table:style-name="ce6" table:formula="of:=ATANH([.A373])" office:value-type="float" office:value="0.479959282039451" calcext:value-type="float">
            <text:p>0.47995928203945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41899" calcext:value-type="float">
            <text:p>0.34190 </text:p>
          </table:table-cell>
          <table:table-cell table:style-name="ce6" table:formula="of:=ATANH([.A374])" office:value-type="float" office:value="0.356241319453897" calcext:value-type="float">
            <text:p>0.35624131945389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75884" calcext:value-type="float">
            <text:p>0.57588 </text:p>
          </table:table-cell>
          <table:table-cell table:style-name="ce6" table:formula="of:=ATANH([.A375])" office:value-type="float" office:value="0.656282330463953" calcext:value-type="float">
            <text:p>0.65628233046395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38786" calcext:value-type="float">
            <text:p>0.33879 </text:p>
          </table:table-cell>
          <table:table-cell table:style-name="ce6" table:formula="of:=ATANH([.A376])" office:value-type="float" office:value="0.352720486405143" calcext:value-type="float">
            <text:p>0.35272048640514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7148" calcext:value-type="float">
            <text:p>0.47148 </text:p>
          </table:table-cell>
          <table:table-cell table:style-name="ce6" table:formula="of:=ATANH([.A377])" office:value-type="float" office:value="0.51197166423096" calcext:value-type="float">
            <text:p>0.51197166423096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61293" calcext:value-type="float">
            <text:p>0.86129 </text:p>
          </table:table-cell>
          <table:table-cell table:style-name="ce6" table:formula="of:=ATANH([.A378])" office:value-type="float" office:value="1.29833144590012" calcext:value-type="float">
            <text:p>1.29833144590012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71468" calcext:value-type="float">
            <text:p>0.67147 </text:p>
          </table:table-cell>
          <table:table-cell table:style-name="ce6" table:formula="of:=ATANH([.A379])" office:value-type="float" office:value="0.813411657767269" calcext:value-type="float">
            <text:p>0.81341165776726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72546" calcext:value-type="float">
            <text:p>0.77255 </text:p>
          </table:table-cell>
          <table:table-cell table:style-name="ce6" table:formula="of:=ATANH([.A380])" office:value-type="float" office:value="1.0266120949853" calcext:value-type="float">
            <text:p>1.02661209498530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63805" calcext:value-type="float">
            <text:p>0.96381 </text:p>
          </table:table-cell>
          <table:table-cell table:style-name="ce6" table:formula="of:=ATANH([.A381])" office:value-type="float" office:value="1.99685910453548" calcext:value-type="float">
            <text:p>1.99685910453548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38432" calcext:value-type="float">
            <text:p>0.13843 </text:p>
          </table:table-cell>
          <table:table-cell table:style-name="ce6" table:formula="of:=ATANH([.A382])" office:value-type="float" office:value="0.139326585529964" calcext:value-type="float">
            <text:p>0.13932658552996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73315" calcext:value-type="float">
            <text:p>0.17332 </text:p>
          </table:table-cell>
          <table:table-cell table:style-name="ce6" table:formula="of:=ATANH([.A383])" office:value-type="float" office:value="0.175082313568802" calcext:value-type="float">
            <text:p>0.17508231356880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79476" calcext:value-type="float">
            <text:p>0.47948 </text:p>
          </table:table-cell>
          <table:table-cell table:style-name="ce6" table:formula="of:=ATANH([.A384])" office:value-type="float" office:value="0.522303626755036" calcext:value-type="float">
            <text:p>0.52230362675503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66454" calcext:value-type="float">
            <text:p>0.56645 </text:p>
          </table:table-cell>
          <table:table-cell table:style-name="ce6" table:formula="of:=ATANH([.A385])" office:value-type="float" office:value="0.642285920755295" calcext:value-type="float">
            <text:p>0.64228592075529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759" calcext:value-type="float">
            <text:p>0.07590 </text:p>
          </table:table-cell>
          <table:table-cell table:style-name="ce6" table:formula="of:=ATANH([.A386])" office:value-type="float" office:value="0.0760462543529344" calcext:value-type="float">
            <text:p>0.076046254352934400</text:p>
          </table:table-cell>
          <table:table-cell table:number-columns-repeated="1022"/>
        </table:table-row>
        <table:table-row table:style-name="ro2">
          <table:table-cell table:style-name="ce4" office:value-type="float" office:value="0.376568" calcext:value-type="float">
            <text:p>0.37657 </text:p>
          </table:table-cell>
          <table:table-cell table:style-name="ce6" table:formula="of:=ATANH([.A387])" office:value-type="float" office:value="0.396054513296046" calcext:value-type="float">
            <text:p>0.39605451329604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6711" calcext:value-type="float">
            <text:p>0.06711 </text:p>
          </table:table-cell>
          <table:table-cell table:style-name="ce6" table:formula="of:=ATANH([.A388])" office:value-type="float" office:value="0.0672110220623069" calcext:value-type="float">
            <text:p>0.067211022062306900</text:p>
          </table:table-cell>
          <table:table-cell table:number-columns-repeated="1022"/>
        </table:table-row>
        <table:table-row table:style-name="ro2">
          <table:table-cell table:style-name="ce4" office:value-type="float" office:value="0.478988" calcext:value-type="float">
            <text:p>0.47899 </text:p>
          </table:table-cell>
          <table:table-cell table:style-name="ce6" table:formula="of:=ATANH([.A389])" office:value-type="float" office:value="0.521670137484971" calcext:value-type="float">
            <text:p>0.52167013748497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09262" calcext:value-type="float">
            <text:p>0.50926 </text:p>
          </table:table-cell>
          <table:table-cell table:style-name="ce6" table:formula="of:=ATANH([.A390])" office:value-type="float" office:value="0.561732844062584" calcext:value-type="float">
            <text:p>0.56173284406258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72045" calcext:value-type="float">
            <text:p>0.97205 </text:p>
          </table:table-cell>
          <table:table-cell table:style-name="ce6" table:formula="of:=ATANH([.A391])" office:value-type="float" office:value="2.12811513994811" calcext:value-type="float">
            <text:p>2.12811513994811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69671" calcext:value-type="float">
            <text:p>0.36967 </text:p>
          </table:table-cell>
          <table:table-cell table:style-name="ce6" table:formula="of:=ATANH([.A392])" office:value-type="float" office:value="0.388041969349937" calcext:value-type="float">
            <text:p>0.38804196934993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78576" calcext:value-type="float">
            <text:p>0.97858 </text:p>
          </table:table-cell>
          <table:table-cell table:style-name="ce6" table:formula="of:=ATANH([.A393])" office:value-type="float" office:value="2.262810442039" calcext:value-type="float">
            <text:p>2.26281044203900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6751" calcext:value-type="float">
            <text:p>0.76751 </text:p>
          </table:table-cell>
          <table:table-cell table:style-name="ce6" table:formula="of:=ATANH([.A394])" office:value-type="float" office:value="1.01423992105681" calcext:value-type="float">
            <text:p>1.01423992105681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90814" calcext:value-type="float">
            <text:p>0.99081 </text:p>
          </table:table-cell>
          <table:table-cell table:style-name="ce6" table:formula="of:=ATANH([.A395])" office:value-type="float" office:value="2.68930914670244" calcext:value-type="float">
            <text:p>2.68930914670244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39586" calcext:value-type="float">
            <text:p>0.73959 </text:p>
          </table:table-cell>
          <table:table-cell table:style-name="ce6" table:formula="of:=ATANH([.A396])" office:value-type="float" office:value="0.94956488026697" calcext:value-type="float">
            <text:p>0.94956488026697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70263" calcext:value-type="float">
            <text:p>0.17026 </text:p>
          </table:table-cell>
          <table:table-cell table:style-name="ce6" table:formula="of:=ATANH([.A397])" office:value-type="float" office:value="0.171937502874134" calcext:value-type="float">
            <text:p>0.17193750287413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47594" calcext:value-type="float">
            <text:p>0.54759 </text:p>
          </table:table-cell>
          <table:table-cell table:style-name="ce6" table:formula="of:=ATANH([.A398])" office:value-type="float" office:value="0.614938369547281" calcext:value-type="float">
            <text:p>0.61493836954728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05292" calcext:value-type="float">
            <text:p>0.80529 </text:p>
          </table:table-cell>
          <table:table-cell table:style-name="ce6" table:formula="of:=ATANH([.A399])" office:value-type="float" office:value="1.11348831507384" calcext:value-type="float">
            <text:p>1.11348831507384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69408" calcext:value-type="float">
            <text:p>0.16941 </text:p>
          </table:table-cell>
          <table:table-cell table:style-name="ce6" table:formula="of:=ATANH([.A400])" office:value-type="float" office:value="0.171057108637312" calcext:value-type="float">
            <text:p>0.17105710863731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46956" calcext:value-type="float">
            <text:p>0.24696 </text:p>
          </table:table-cell>
          <table:table-cell table:style-name="ce6" table:formula="of:=ATANH([.A401])" office:value-type="float" office:value="0.252168500673297" calcext:value-type="float">
            <text:p>0.25216850067329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59896" calcext:value-type="float">
            <text:p>0.25990 </text:p>
          </table:table-cell>
          <table:table-cell table:style-name="ce6" table:formula="of:=ATANH([.A402])" office:value-type="float" office:value="0.265996869996269" calcext:value-type="float">
            <text:p>0.26599686999626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18345" calcext:value-type="float">
            <text:p>0.71835 </text:p>
          </table:table-cell>
          <table:table-cell table:style-name="ce6" table:formula="of:=ATANH([.A403])" office:value-type="float" office:value="0.904216989785875" calcext:value-type="float">
            <text:p>0.90421698978587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4977" calcext:value-type="float">
            <text:p>0.64977 </text:p>
          </table:table-cell>
          <table:table-cell table:style-name="ce6" table:formula="of:=ATANH([.A404])" office:value-type="float" office:value="0.774900540861106" calcext:value-type="float">
            <text:p>0.77490054086110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40101" calcext:value-type="float">
            <text:p>0.04010 </text:p>
          </table:table-cell>
          <table:table-cell table:style-name="ce6" table:formula="of:=ATANH([.A405])" office:value-type="float" office:value="0.0401225161054382" calcext:value-type="float">
            <text:p>0.040122516105438200</text:p>
          </table:table-cell>
          <table:table-cell table:number-columns-repeated="1022"/>
        </table:table-row>
        <table:table-row table:style-name="ro2">
          <table:table-cell table:style-name="ce4" office:value-type="float" office:value="0.500259" calcext:value-type="float">
            <text:p>0.50026 </text:p>
          </table:table-cell>
          <table:table-cell table:style-name="ce6" table:formula="of:=ATANH([.A406])" office:value-type="float" office:value="0.549651537318976" calcext:value-type="float">
            <text:p>0.54965153731897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71148" calcext:value-type="float">
            <text:p>0.17115 </text:p>
          </table:table-cell>
          <table:table-cell table:style-name="ce6" table:formula="of:=ATANH([.A407])" office:value-type="float" office:value="0.172849066232238" calcext:value-type="float">
            <text:p>0.17284906623223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69881" calcext:value-type="float">
            <text:p>0.66988 </text:p>
          </table:table-cell>
          <table:table-cell table:style-name="ce6" table:formula="of:=ATANH([.A408])" office:value-type="float" office:value="0.810527224934221" calcext:value-type="float">
            <text:p>0.81052722493422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42949" calcext:value-type="float">
            <text:p>0.14295 </text:p>
          </table:table-cell>
          <table:table-cell table:style-name="ce6" table:formula="of:=ATANH([.A409])" office:value-type="float" office:value="0.143934808315654" calcext:value-type="float">
            <text:p>0.14393480831565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0578" calcext:value-type="float">
            <text:p>0.80578 </text:p>
          </table:table-cell>
          <table:table-cell table:style-name="ce6" table:formula="of:=ATANH([.A410])" office:value-type="float" office:value="1.1148781866111" calcext:value-type="float">
            <text:p>1.11487818661110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01962" calcext:value-type="float">
            <text:p>0.10196 </text:p>
          </table:table-cell>
          <table:table-cell table:style-name="ce6" table:formula="of:=ATANH([.A411])" office:value-type="float" office:value="0.102317561347226" calcext:value-type="float">
            <text:p>0.10231756134722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67067" calcext:value-type="float">
            <text:p>0.26707 </text:p>
          </table:table-cell>
          <table:table-cell table:style-name="ce6" table:formula="of:=ATANH([.A412])" office:value-type="float" office:value="0.273702883609533" calcext:value-type="float">
            <text:p>0.27370288360953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8731" calcext:value-type="float">
            <text:p>0.38731 </text:p>
          </table:table-cell>
          <table:table-cell table:style-name="ce6" table:formula="of:=ATANH([.A413])" office:value-type="float" office:value="0.408631400454879" calcext:value-type="float">
            <text:p>0.40863140045487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49467" calcext:value-type="float">
            <text:p>0.34947 </text:p>
          </table:table-cell>
          <table:table-cell table:style-name="ce6" table:formula="of:=ATANH([.A414])" office:value-type="float" office:value="0.364836475892206" calcext:value-type="float">
            <text:p>0.36483647589220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86221" calcext:value-type="float">
            <text:p>0.48622 </text:p>
          </table:table-cell>
          <table:table-cell table:style-name="ce6" table:formula="of:=ATANH([.A415])" office:value-type="float" office:value="0.531099361856803" calcext:value-type="float">
            <text:p>0.53109936185680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31358" calcext:value-type="float">
            <text:p>0.53136 </text:p>
          </table:table-cell>
          <table:table-cell table:style-name="ce6" table:formula="of:=ATANH([.A416])" office:value-type="float" office:value="0.592035525839826" calcext:value-type="float">
            <text:p>0.59203552583982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54955" calcext:value-type="float">
            <text:p>0.95496 </text:p>
          </table:table-cell>
          <table:table-cell table:style-name="ce6" table:formula="of:=ATANH([.A417])" office:value-type="float" office:value="1.88523023207417" calcext:value-type="float">
            <text:p>1.88523023207417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31162" calcext:value-type="float">
            <text:p>0.73116 </text:p>
          </table:table-cell>
          <table:table-cell table:style-name="ce6" table:formula="of:=ATANH([.A418])" office:value-type="float" office:value="0.931219585306941" calcext:value-type="float">
            <text:p>0.93121958530694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89404" calcext:value-type="float">
            <text:p>0.58940 </text:p>
          </table:table-cell>
          <table:table-cell table:style-name="ce6" table:formula="of:=ATANH([.A419])" office:value-type="float" office:value="0.676752309739849" calcext:value-type="float">
            <text:p>0.67675230973984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71191" calcext:value-type="float">
            <text:p>0.97119 </text:p>
          </table:table-cell>
          <table:table-cell table:style-name="ce6" table:formula="of:=ATANH([.A420])" office:value-type="float" office:value="2.11285268462904" calcext:value-type="float">
            <text:p>2.11285268462904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04996" calcext:value-type="float">
            <text:p>0.90500 </text:p>
          </table:table-cell>
          <table:table-cell table:style-name="ce6" table:formula="of:=ATANH([.A421])" office:value-type="float" office:value="1.49915809592188" calcext:value-type="float">
            <text:p>1.49915809592188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19913" calcext:value-type="float">
            <text:p>0.51991 </text:p>
          </table:table-cell>
          <table:table-cell table:style-name="ce6" table:formula="of:=ATANH([.A422])" office:value-type="float" office:value="0.576220518940993" calcext:value-type="float">
            <text:p>0.57622051894099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64537" calcext:value-type="float">
            <text:p>0.96454 </text:p>
          </table:table-cell>
          <table:table-cell table:style-name="ce6" table:formula="of:=ATANH([.A423])" office:value-type="float" office:value="2.00726098684689" calcext:value-type="float">
            <text:p>2.00726098684689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46809" calcext:value-type="float">
            <text:p>0.64681 </text:p>
          </table:table-cell>
          <table:table-cell table:style-name="ce6" table:formula="of:=ATANH([.A424])" office:value-type="float" office:value="0.769792883966945" calcext:value-type="float">
            <text:p>0.76979288396694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98785" calcext:value-type="float">
            <text:p>0.39879 </text:p>
          </table:table-cell>
          <table:table-cell table:style-name="ce6" table:formula="of:=ATANH([.A425])" office:value-type="float" office:value="0.422203336993543" calcext:value-type="float">
            <text:p>0.42220333699354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04978" calcext:value-type="float">
            <text:p>0.70498 </text:p>
          </table:table-cell>
          <table:table-cell table:style-name="ce6" table:formula="of:=ATANH([.A426])" office:value-type="float" office:value="0.877128778289115" calcext:value-type="float">
            <text:p>0.87712877828911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2457" calcext:value-type="float">
            <text:p>0.72457 </text:p>
          </table:table-cell>
          <table:table-cell table:style-name="ce6" table:formula="of:=ATANH([.A427])" office:value-type="float" office:value="0.917199755102578" calcext:value-type="float">
            <text:p>0.91719975510257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77737" calcext:value-type="float">
            <text:p>0.47774 </text:p>
          </table:table-cell>
          <table:table-cell table:style-name="ce6" table:formula="of:=ATANH([.A428])" office:value-type="float" office:value="0.520047925044056" calcext:value-type="float">
            <text:p>0.52004792504405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02997" calcext:value-type="float">
            <text:p>0.40300 </text:p>
          </table:table-cell>
          <table:table-cell table:style-name="ce6" table:formula="of:=ATANH([.A429])" office:value-type="float" office:value="0.427221901659723" calcext:value-type="float">
            <text:p>0.42722190165972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10929" calcext:value-type="float">
            <text:p>0.71093 </text:p>
          </table:table-cell>
          <table:table-cell table:style-name="ce6" table:formula="of:=ATANH([.A430])" office:value-type="float" office:value="0.889059722075165" calcext:value-type="float">
            <text:p>0.88905972207516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21586" calcext:value-type="float">
            <text:p>0.12159 </text:p>
          </table:table-cell>
          <table:table-cell table:style-name="ce6" table:formula="of:=ATANH([.A431])" office:value-type="float" office:value="0.122190512668309" calcext:value-type="float">
            <text:p>0.12219051266830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29933" calcext:value-type="float">
            <text:p>0.62993 </text:p>
          </table:table-cell>
          <table:table-cell table:style-name="ce6" table:formula="of:=ATANH([.A432])" office:value-type="float" office:value="0.741305059167687" calcext:value-type="float">
            <text:p>0.74130505916768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52776" calcext:value-type="float">
            <text:p>0.15278 </text:p>
          </table:table-cell>
          <table:table-cell table:style-name="ce6" table:formula="of:=ATANH([.A433])" office:value-type="float" office:value="0.153981551547484" calcext:value-type="float">
            <text:p>0.15398155154748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3361" calcext:value-type="float">
            <text:p>0.13361 </text:p>
          </table:table-cell>
          <table:table-cell table:style-name="ce6" table:formula="of:=ATANH([.A434])" office:value-type="float" office:value="0.134413678092047" calcext:value-type="float">
            <text:p>0.13441367809204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64171" calcext:value-type="float">
            <text:p>0.96417 </text:p>
          </table:table-cell>
          <table:table-cell table:style-name="ce6" table:formula="of:=ATANH([.A435])" office:value-type="float" office:value="2.00203396548983" calcext:value-type="float">
            <text:p>2.00203396548983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89386" calcext:value-type="float">
            <text:p>0.38939 </text:p>
          </table:table-cell>
          <table:table-cell table:style-name="ce6" table:formula="of:=ATANH([.A436])" office:value-type="float" office:value="0.411076096805441" calcext:value-type="float">
            <text:p>0.41107609680544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55705" calcext:value-type="float">
            <text:p>0.15571 </text:p>
          </table:table-cell>
          <table:table-cell table:style-name="ce6" table:formula="of:=ATANH([.A437])" office:value-type="float" office:value="0.156981933381007" calcext:value-type="float">
            <text:p>0.15698193338100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53298" calcext:value-type="float">
            <text:p>0.85330 </text:p>
          </table:table-cell>
          <table:table-cell table:style-name="ce6" table:formula="of:=ATANH([.A438])" office:value-type="float" office:value="1.26815935766271" calcext:value-type="float">
            <text:p>1.26815935766271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03226" calcext:value-type="float">
            <text:p>0.90323 </text:p>
          </table:table-cell>
          <table:table-cell table:style-name="ce6" table:formula="of:=ATANH([.A439])" office:value-type="float" office:value="1.48946362846726" calcext:value-type="float">
            <text:p>1.48946362846726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28541" calcext:value-type="float">
            <text:p>0.42854 </text:p>
          </table:table-cell>
          <table:table-cell table:style-name="ce6" table:formula="of:=ATANH([.A440])" office:value-type="float" office:value="0.458108091532519" calcext:value-type="float">
            <text:p>0.45810809153251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18036" calcext:value-type="float">
            <text:p>0.01804 </text:p>
          </table:table-cell>
          <table:table-cell table:style-name="ce6" table:formula="of:=ATANH([.A441])" office:value-type="float" office:value="0.0180379560691402" calcext:value-type="float">
            <text:p>0.018037956069140200</text:p>
          </table:table-cell>
          <table:table-cell table:number-columns-repeated="1022"/>
        </table:table-row>
        <table:table-row table:style-name="ro2">
          <table:table-cell table:style-name="ce4" office:value-type="float" office:value="0.68041" calcext:value-type="float">
            <text:p>0.68041 </text:p>
          </table:table-cell>
          <table:table-cell table:style-name="ce6" table:formula="of:=ATANH([.A442])" office:value-type="float" office:value="0.82987708297518" calcext:value-type="float">
            <text:p>0.82987708297518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19022" calcext:value-type="float">
            <text:p>0.11902 </text:p>
          </table:table-cell>
          <table:table-cell table:style-name="ce6" table:formula="of:=ATANH([.A443])" office:value-type="float" office:value="0.119588857264258" calcext:value-type="float">
            <text:p>0.11958885726425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71242" calcext:value-type="float">
            <text:p>0.87124 </text:p>
          </table:table-cell>
          <table:table-cell table:style-name="ce6" table:formula="of:=ATANH([.A444])" office:value-type="float" office:value="1.33821149348589" calcext:value-type="float">
            <text:p>1.33821149348589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7463" calcext:value-type="float">
            <text:p>0.87463 </text:p>
          </table:table-cell>
          <table:table-cell table:style-name="ce6" table:formula="of:=ATANH([.A445])" office:value-type="float" office:value="1.35244861023523" calcext:value-type="float">
            <text:p>1.35244861023523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91443" calcext:value-type="float">
            <text:p>0.19144 </text:p>
          </table:table-cell>
          <table:table-cell table:style-name="ce6" table:formula="of:=ATANH([.A446])" office:value-type="float" office:value="0.193834639538084" calcext:value-type="float">
            <text:p>0.19383463953808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39314" calcext:value-type="float">
            <text:p>0.43931 </text:p>
          </table:table-cell>
          <table:table-cell table:style-name="ce6" table:formula="of:=ATANH([.A447])" office:value-type="float" office:value="0.471380428071516" calcext:value-type="float">
            <text:p>0.47138042807151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62868" calcext:value-type="float">
            <text:p>0.06287 </text:p>
          </table:table-cell>
          <table:table-cell table:style-name="ce6" table:formula="of:=ATANH([.A448])" office:value-type="float" office:value="0.0629510231617787" calcext:value-type="float">
            <text:p>0.062951023161778700</text:p>
          </table:table-cell>
          <table:table-cell table:number-columns-repeated="1022"/>
        </table:table-row>
        <table:table-row table:style-name="ro2">
          <table:table-cell table:style-name="ce4" office:value-type="float" office:value="0.70336" calcext:value-type="float">
            <text:p>0.70336 </text:p>
          </table:table-cell>
          <table:table-cell table:style-name="ce6" table:formula="of:=ATANH([.A449])" office:value-type="float" office:value="0.873919383803451" calcext:value-type="float">
            <text:p>0.87391938380345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10123" calcext:value-type="float">
            <text:p>0.91012 </text:p>
          </table:table-cell>
          <table:table-cell table:style-name="ce6" table:formula="of:=ATANH([.A450])" office:value-type="float" office:value="1.52824042397501" calcext:value-type="float">
            <text:p>1.52824042397501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20515" calcext:value-type="float">
            <text:p>0.42052 </text:p>
          </table:table-cell>
          <table:table-cell table:style-name="ce6" table:formula="of:=ATANH([.A451])" office:value-type="float" office:value="0.448317491419435" calcext:value-type="float">
            <text:p>0.44831749141943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51918" calcext:value-type="float">
            <text:p>0.45192 </text:p>
          </table:table-cell>
          <table:table-cell table:style-name="ce6" table:formula="of:=ATANH([.A452])" office:value-type="float" office:value="0.487107904585264" calcext:value-type="float">
            <text:p>0.48710790458526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05948" calcext:value-type="float">
            <text:p>0.30595 </text:p>
          </table:table-cell>
          <table:table-cell table:style-name="ce6" table:formula="of:=ATANH([.A453])" office:value-type="float" office:value="0.316068803578591" calcext:value-type="float">
            <text:p>0.31606880357859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90493" calcext:value-type="float">
            <text:p>0.49049 </text:p>
          </table:table-cell>
          <table:table-cell table:style-name="ce6" table:formula="of:=ATANH([.A454])" office:value-type="float" office:value="0.536709312584166" calcext:value-type="float">
            <text:p>0.53670931258416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23017" calcext:value-type="float">
            <text:p>0.42302 </text:p>
          </table:table-cell>
          <table:table-cell table:style-name="ce6" table:formula="of:=ATANH([.A455])" office:value-type="float" office:value="0.451360870637218" calcext:value-type="float">
            <text:p>0.45136087063721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88845" calcext:value-type="float">
            <text:p>0.48885 </text:p>
          </table:table-cell>
          <table:table-cell table:style-name="ce6" table:formula="of:=ATANH([.A456])" office:value-type="float" office:value="0.534541529768383" calcext:value-type="float">
            <text:p>0.53454152976838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35633" calcext:value-type="float">
            <text:p>0.23563 </text:p>
          </table:table-cell>
          <table:table-cell table:style-name="ce6" table:formula="of:=ATANH([.A457])" office:value-type="float" office:value="0.240145314020275" calcext:value-type="float">
            <text:p>0.24014531402027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58565" calcext:value-type="float">
            <text:p>0.05857 </text:p>
          </table:table-cell>
          <table:table-cell table:style-name="ce6" table:formula="of:=ATANH([.A458])" office:value-type="float" office:value="0.0586320946979436" calcext:value-type="float">
            <text:p>0.058632094697943600</text:p>
          </table:table-cell>
          <table:table-cell table:number-columns-repeated="1022"/>
        </table:table-row>
        <table:table-row table:style-name="ro2">
          <table:table-cell table:style-name="ce4" office:value-type="float" office:value="0.211951" calcext:value-type="float">
            <text:p>0.21195 </text:p>
          </table:table-cell>
          <table:table-cell table:style-name="ce6" table:formula="of:=ATANH([.A459])" office:value-type="float" office:value="0.215213233051675" calcext:value-type="float">
            <text:p>0.21521323305167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49187" calcext:value-type="float">
            <text:p>0.94919 </text:p>
          </table:table-cell>
          <table:table-cell table:style-name="ce6" table:formula="of:=ATANH([.A460])" office:value-type="float" office:value="1.82350770709313" calcext:value-type="float">
            <text:p>1.82350770709313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53505" calcext:value-type="float">
            <text:p>0.45351 </text:p>
          </table:table-cell>
          <table:table-cell table:style-name="ce6" table:formula="of:=ATANH([.A461])" office:value-type="float" office:value="0.489104000760794" calcext:value-type="float">
            <text:p>0.48910400076079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68114" calcext:value-type="float">
            <text:p>0.36811 </text:p>
          </table:table-cell>
          <table:table-cell table:style-name="ce6" table:formula="of:=ATANH([.A462])" office:value-type="float" office:value="0.38623971495708" calcext:value-type="float">
            <text:p>0.38623971495708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14414" calcext:value-type="float">
            <text:p>0.11441 </text:p>
          </table:table-cell>
          <table:table-cell table:style-name="ce6" table:formula="of:=ATANH([.A463])" office:value-type="float" office:value="0.114917206211351" calcext:value-type="float">
            <text:p>0.11491720621135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86291" calcext:value-type="float">
            <text:p>0.58629 </text:p>
          </table:table-cell>
          <table:table-cell table:style-name="ce6" table:formula="of:=ATANH([.A464])" office:value-type="float" office:value="0.671995518846351" calcext:value-type="float">
            <text:p>0.67199551884635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94873" calcext:value-type="float">
            <text:p>0.99487 </text:p>
          </table:table-cell>
          <table:table-cell table:style-name="ce6" table:formula="of:=ATANH([.A465])" office:value-type="float" office:value="2.9819074876741" calcext:value-type="float">
            <text:p>2.98190748767410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27213" calcext:value-type="float">
            <text:p>0.92721 </text:p>
          </table:table-cell>
          <table:table-cell table:style-name="ce6" table:formula="of:=ATANH([.A466])" office:value-type="float" office:value="1.63814641449359" calcext:value-type="float">
            <text:p>1.63814641449359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64931" calcext:value-type="float">
            <text:p>0.26493 </text:p>
          </table:table-cell>
          <table:table-cell table:style-name="ce6" table:formula="of:=ATANH([.A467])" office:value-type="float" office:value="0.271404240930891" calcext:value-type="float">
            <text:p>0.27140424093089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20768" calcext:value-type="float">
            <text:p>0.52077 </text:p>
          </table:table-cell>
          <table:table-cell table:style-name="ce6" table:formula="of:=ATANH([.A468])" office:value-type="float" office:value="0.577392963430402" calcext:value-type="float">
            <text:p>0.57739296343040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26099" calcext:value-type="float">
            <text:p>0.42610 </text:p>
          </table:table-cell>
          <table:table-cell table:style-name="ce6" table:formula="of:=ATANH([.A469])" office:value-type="float" office:value="0.455120557976367" calcext:value-type="float">
            <text:p>0.45512055797636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51762" calcext:value-type="float">
            <text:p>0.75176 </text:p>
          </table:table-cell>
          <table:table-cell table:style-name="ce6" table:formula="of:=ATANH([.A470])" office:value-type="float" office:value="0.97699472706569" calcext:value-type="float">
            <text:p>0.97699472706569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69573" calcext:value-type="float">
            <text:p>0.96957 </text:p>
          </table:table-cell>
          <table:table-cell table:style-name="ce6" table:formula="of:=ATANH([.A471])" office:value-type="float" office:value="2.08512083742049" calcext:value-type="float">
            <text:p>2.08512083742049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72225" calcext:value-type="float">
            <text:p>0.27223 </text:p>
          </table:table-cell>
          <table:table-cell table:style-name="ce6" table:formula="of:=ATANH([.A472])" office:value-type="float" office:value="0.279265340278998" calcext:value-type="float">
            <text:p>0.27926534027899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7434" calcext:value-type="float">
            <text:p>0.37434 </text:p>
          </table:table-cell>
          <table:table-cell table:style-name="ce6" table:formula="of:=ATANH([.A473])" office:value-type="float" office:value="0.393460901151588" calcext:value-type="float">
            <text:p>0.39346090115158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02432" calcext:value-type="float">
            <text:p>0.90243 </text:p>
          </table:table-cell>
          <table:table-cell table:style-name="ce6" table:formula="of:=ATANH([.A474])" office:value-type="float" office:value="1.48516938792353" calcext:value-type="float">
            <text:p>1.48516938792353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20878" calcext:value-type="float">
            <text:p>0.72088 </text:p>
          </table:table-cell>
          <table:table-cell table:style-name="ce6" table:formula="of:=ATANH([.A475])" office:value-type="float" office:value="0.909470471225518" calcext:value-type="float">
            <text:p>0.90947047122551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40144" calcext:value-type="float">
            <text:p>0.84014 </text:p>
          </table:table-cell>
          <table:table-cell table:style-name="ce6" table:formula="of:=ATANH([.A476])" office:value-type="float" office:value="1.22166284920986" calcext:value-type="float">
            <text:p>1.22166284920986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10276" calcext:value-type="float">
            <text:p>0.91028 </text:p>
          </table:table-cell>
          <table:table-cell table:style-name="ce6" table:formula="of:=ATANH([.A477])" office:value-type="float" office:value="1.5291323607066" calcext:value-type="float">
            <text:p>1.52913236070660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60555" calcext:value-type="float">
            <text:p>0.46056 </text:p>
          </table:table-cell>
          <table:table-cell table:style-name="ce6" table:formula="of:=ATANH([.A478])" office:value-type="float" office:value="0.498015473100066" calcext:value-type="float">
            <text:p>0.49801547310006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94284" calcext:value-type="float">
            <text:p>0.89428 </text:p>
          </table:table-cell>
          <table:table-cell table:style-name="ce6" table:formula="of:=ATANH([.A479])" office:value-type="float" office:value="1.44291997823956" calcext:value-type="float">
            <text:p>1.44291997823956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39341" calcext:value-type="float">
            <text:p>0.73934 </text:p>
          </table:table-cell>
          <table:table-cell table:style-name="ce6" table:formula="of:=ATANH([.A480])" office:value-type="float" office:value="0.949024272578988" calcext:value-type="float">
            <text:p>0.94902427257898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65859" calcext:value-type="float">
            <text:p>0.06586 </text:p>
          </table:table-cell>
          <table:table-cell table:style-name="ce6" table:formula="of:=ATANH([.A481])" office:value-type="float" office:value="0.0659544676880241" calcext:value-type="float">
            <text:p>0.065954467688024100</text:p>
          </table:table-cell>
          <table:table-cell table:number-columns-repeated="1022"/>
        </table:table-row>
        <table:table-row table:style-name="ro2">
          <table:table-cell table:style-name="ce4" office:value-type="float" office:value="0.100314" calcext:value-type="float">
            <text:p>0.10031 </text:p>
          </table:table-cell>
          <table:table-cell table:style-name="ce6" table:formula="of:=ATANH([.A482])" office:value-type="float" office:value="0.100652529518993" calcext:value-type="float">
            <text:p>0.10065252951899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57338" calcext:value-type="float">
            <text:p>0.65734 </text:p>
          </table:table-cell>
          <table:table-cell table:style-name="ce6" table:formula="of:=ATANH([.A483])" office:value-type="float" office:value="0.788111720574804" calcext:value-type="float">
            <text:p>0.78811172057480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9732" calcext:value-type="float">
            <text:p>0.39732 </text:p>
          </table:table-cell>
          <table:table-cell table:style-name="ce6" table:formula="of:=ATANH([.A484])" office:value-type="float" office:value="0.420462509684711" calcext:value-type="float">
            <text:p>0.42046250968471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68075" calcext:value-type="float">
            <text:p>0.26808 </text:p>
          </table:table-cell>
          <table:table-cell table:style-name="ce6" table:formula="of:=ATANH([.A485])" office:value-type="float" office:value="0.274788615908666" calcext:value-type="float">
            <text:p>0.27478861590866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12412" calcext:value-type="float">
            <text:p>0.91241 </text:p>
          </table:table-cell>
          <table:table-cell table:style-name="ce6" table:formula="of:=ATANH([.A486])" office:value-type="float" office:value="1.54173827465633" calcext:value-type="float">
            <text:p>1.54173827465633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23142" calcext:value-type="float">
            <text:p>0.12314 </text:p>
          </table:table-cell>
          <table:table-cell table:style-name="ce6" table:formula="of:=ATANH([.A487])" office:value-type="float" office:value="0.123770165060307" calcext:value-type="float">
            <text:p>0.12377016506030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18903" calcext:value-type="float">
            <text:p>0.81890 </text:p>
          </table:table-cell>
          <table:table-cell table:style-name="ce6" table:formula="of:=ATANH([.A488])" office:value-type="float" office:value="1.15347802588712" calcext:value-type="float">
            <text:p>1.15347802588712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69848" calcext:value-type="float">
            <text:p>0.96985 </text:p>
          </table:table-cell>
          <table:table-cell table:style-name="ce6" table:formula="of:=ATANH([.A489])" office:value-type="float" office:value="2.089730202715" calcext:value-type="float">
            <text:p>2.08973020271500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36128" calcext:value-type="float">
            <text:p>0.63613 </text:p>
          </table:table-cell>
          <table:table-cell table:style-name="ce6" table:formula="of:=ATANH([.A490])" office:value-type="float" office:value="0.751642798134312" calcext:value-type="float">
            <text:p>0.75164279813431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79366" calcext:value-type="float">
            <text:p>0.27937 </text:p>
          </table:table-cell>
          <table:table-cell table:style-name="ce6" table:formula="of:=ATANH([.A491])" office:value-type="float" office:value="0.286994270800927" calcext:value-type="float">
            <text:p>0.28699427080092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2465" calcext:value-type="float">
            <text:p>0.92465 </text:p>
          </table:table-cell>
          <table:table-cell table:style-name="ce6" table:formula="of:=ATANH([.A492])" office:value-type="float" office:value="1.62017774346832" calcext:value-type="float">
            <text:p>1.62017774346832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5956" calcext:value-type="float">
            <text:p>0.25956 </text:p>
          </table:table-cell>
          <table:table-cell table:style-name="ce6" table:formula="of:=ATANH([.A493])" office:value-type="float" office:value="0.265636564259049" calcext:value-type="float">
            <text:p>0.26563656425904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55992" calcext:value-type="float">
            <text:p>0.95599 </text:p>
          </table:table-cell>
          <table:table-cell table:style-name="ce6" table:formula="of:=ATANH([.A494])" office:value-type="float" office:value="1.89714066251685" calcext:value-type="float">
            <text:p>1.89714066251685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23472" calcext:value-type="float">
            <text:p>0.72347 </text:p>
          </table:table-cell>
          <table:table-cell table:style-name="ce6" table:formula="of:=ATANH([.A495])" office:value-type="float" office:value="0.914892029077896" calcext:value-type="float">
            <text:p>0.91489202907789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69405" calcext:value-type="float">
            <text:p>0.46941 </text:p>
          </table:table-cell>
          <table:table-cell table:style-name="ce6" table:formula="of:=ATANH([.A496])" office:value-type="float" office:value="0.509306908782477" calcext:value-type="float">
            <text:p>0.50930690878247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30399" calcext:value-type="float">
            <text:p>0.73040 </text:p>
          </table:table-cell>
          <table:table-cell table:style-name="ce6" table:formula="of:=ATANH([.A497])" office:value-type="float" office:value="0.929582104253766" calcext:value-type="float">
            <text:p>0.92958210425376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18738" calcext:value-type="float">
            <text:p>0.01874 </text:p>
          </table:table-cell>
          <table:table-cell table:style-name="ce6" table:formula="of:=ATANH([.A498])" office:value-type="float" office:value="0.0187401935116948" calcext:value-type="float">
            <text:p>0.018740193511694800</text:p>
          </table:table-cell>
          <table:table-cell table:number-columns-repeated="1022"/>
        </table:table-row>
        <table:table-row table:style-name="ro2">
          <table:table-cell table:style-name="ce4" office:value-type="float" office:value="0.736167" calcext:value-type="float">
            <text:p>0.73617 </text:p>
          </table:table-cell>
          <table:table-cell table:style-name="ce6" table:formula="of:=ATANH([.A499])" office:value-type="float" office:value="0.942059380760976" calcext:value-type="float">
            <text:p>0.94205938076097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47478" calcext:value-type="float">
            <text:p>0.94748 </text:p>
          </table:table-cell>
          <table:table-cell table:style-name="ce6" table:formula="of:=ATANH([.A500])" office:value-type="float" office:value="1.80652917585319" calcext:value-type="float">
            <text:p>1.80652917585319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90545" calcext:value-type="float">
            <text:p>0.39055 </text:p>
          </table:table-cell>
          <table:table-cell table:style-name="ce6" table:formula="of:=ATANH([.A501])" office:value-type="float" office:value="0.412442960211627" calcext:value-type="float">
            <text:p>0.41244296021162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27815" calcext:value-type="float">
            <text:p>0.82782 </text:p>
          </table:table-cell>
          <table:table-cell table:style-name="ce6" table:formula="of:=ATANH([.A502])" office:value-type="float" office:value="1.18115353160301" calcext:value-type="float">
            <text:p>1.18115353160301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2396" calcext:value-type="float">
            <text:p>0.72396 </text:p>
          </table:table-cell>
          <table:table-cell table:style-name="ce6" table:formula="of:=ATANH([.A503])" office:value-type="float" office:value="0.91591673317296" calcext:value-type="float">
            <text:p>0.91591673317296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89691" calcext:value-type="float">
            <text:p>0.38969 </text:p>
          </table:table-cell>
          <table:table-cell table:style-name="ce6" table:formula="of:=ATANH([.A504])" office:value-type="float" office:value="0.411435656483074" calcext:value-type="float">
            <text:p>0.41143565648307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95688" calcext:value-type="float">
            <text:p>0.89569 </text:p>
          </table:table-cell>
          <table:table-cell table:style-name="ce6" table:formula="of:=ATANH([.A505])" office:value-type="float" office:value="1.44997535209539" calcext:value-type="float">
            <text:p>1.44997535209539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70309" calcext:value-type="float">
            <text:p>0.67031 </text:p>
          </table:table-cell>
          <table:table-cell table:style-name="ce6" table:formula="of:=ATANH([.A506])" office:value-type="float" office:value="0.811304033036556" calcext:value-type="float">
            <text:p>0.81130403303655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62059" calcext:value-type="float">
            <text:p>0.56206 </text:p>
          </table:table-cell>
          <table:table-cell table:style-name="ce6" table:formula="of:=ATANH([.A507])" office:value-type="float" office:value="0.635837951833272" calcext:value-type="float">
            <text:p>0.63583795183327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60128" calcext:value-type="float">
            <text:p>0.46013 </text:p>
          </table:table-cell>
          <table:table-cell table:style-name="ce6" table:formula="of:=ATANH([.A508])" office:value-type="float" office:value="0.497473653834398" calcext:value-type="float">
            <text:p>0.49747365383439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85189" calcext:value-type="float">
            <text:p>0.88519 </text:p>
          </table:table-cell>
          <table:table-cell table:style-name="ce6" table:formula="of:=ATANH([.A509])" office:value-type="float" office:value="1.3992480309987" calcext:value-type="float">
            <text:p>1.39924803099870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34169" calcext:value-type="float">
            <text:p>0.23417 </text:p>
          </table:table-cell>
          <table:table-cell table:style-name="ce6" table:formula="of:=ATANH([.A510])" office:value-type="float" office:value="0.238595814659702" calcext:value-type="float">
            <text:p>0.23859581465970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68892" calcext:value-type="float">
            <text:p>0.86889 </text:p>
          </table:table-cell>
          <table:table-cell table:style-name="ce6" table:formula="of:=ATANH([.A511])" office:value-type="float" office:value="1.32853980492292" calcext:value-type="float">
            <text:p>1.32853980492292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57195" calcext:value-type="float">
            <text:p>0.75720 </text:p>
          </table:table-cell>
          <table:table-cell table:style-name="ce6" table:formula="of:=ATANH([.A512])" office:value-type="float" office:value="0.989607707303811" calcext:value-type="float">
            <text:p>0.98960770730381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02872" calcext:value-type="float">
            <text:p>0.70287 </text:p>
          </table:table-cell>
          <table:table-cell table:style-name="ce6" table:formula="of:=ATANH([.A513])" office:value-type="float" office:value="0.872954246984086" calcext:value-type="float">
            <text:p>0.87295424698408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70605" calcext:value-type="float">
            <text:p>0.57061 </text:p>
          </table:table-cell>
          <table:table-cell table:style-name="ce6" table:formula="of:=ATANH([.A514])" office:value-type="float" office:value="0.648419466605104" calcext:value-type="float">
            <text:p>0.64841946660510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434" calcext:value-type="float">
            <text:p>0.74340 </text:p>
          </table:table-cell>
          <table:table-cell table:style-name="ce6" table:formula="of:=ATANH([.A515])" office:value-type="float" office:value="0.95803702819797" calcext:value-type="float">
            <text:p>0.95803702819797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26554" calcext:value-type="float">
            <text:p>0.72655 </text:p>
          </table:table-cell>
          <table:table-cell table:style-name="ce6" table:formula="of:=ATANH([.A516])" office:value-type="float" office:value="0.921389315854081" calcext:value-type="float">
            <text:p>0.92138931585408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83731" calcext:value-type="float">
            <text:p>0.28373 </text:p>
          </table:table-cell>
          <table:table-cell table:style-name="ce6" table:formula="of:=ATANH([.A517])" office:value-type="float" office:value="0.291735083008016" calcext:value-type="float">
            <text:p>0.29173508300801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58397" calcext:value-type="float">
            <text:p>0.55840 </text:p>
          </table:table-cell>
          <table:table-cell table:style-name="ce6" table:formula="of:=ATANH([.A518])" office:value-type="float" office:value="0.630500859708506" calcext:value-type="float">
            <text:p>0.63050085970850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96826" calcext:value-type="float">
            <text:p>0.99683 </text:p>
          </table:table-cell>
          <table:table-cell table:style-name="ce6" table:formula="of:=ATANH([.A519])" office:value-type="float" office:value="3.22216078840973" calcext:value-type="float">
            <text:p>3.22216078840973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9125" calcext:value-type="float">
            <text:p>0.09125 </text:p>
          </table:table-cell>
          <table:table-cell table:style-name="ce6" table:formula="of:=ATANH([.A520])" office:value-type="float" office:value="0.0915045391530414" calcext:value-type="float">
            <text:p>0.091504539153041400</text:p>
          </table:table-cell>
          <table:table-cell table:number-columns-repeated="1022"/>
        </table:table-row>
        <table:table-row table:style-name="ro2">
          <table:table-cell table:style-name="ce4" office:value-type="float" office:value="0.488357" calcext:value-type="float">
            <text:p>0.48836 </text:p>
          </table:table-cell>
          <table:table-cell table:style-name="ce6" table:formula="of:=ATANH([.A521])" office:value-type="float" office:value="0.533900494880028" calcext:value-type="float">
            <text:p>0.53390049488002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26765" calcext:value-type="float">
            <text:p>0.02677 </text:p>
          </table:table-cell>
          <table:table-cell table:style-name="ce6" table:formula="of:=ATANH([.A522])" office:value-type="float" office:value="0.0267713939202034" calcext:value-type="float">
            <text:p>0.026771393920203400</text:p>
          </table:table-cell>
          <table:table-cell table:number-columns-repeated="1022"/>
        </table:table-row>
        <table:table-row table:style-name="ro2">
          <table:table-cell table:style-name="ce4" office:value-type="float" office:value="0.409528" calcext:value-type="float">
            <text:p>0.40953 </text:p>
          </table:table-cell>
          <table:table-cell table:style-name="ce6" table:formula="of:=ATANH([.A523])" office:value-type="float" office:value="0.435043979243476" calcext:value-type="float">
            <text:p>0.43504397924347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06061" calcext:value-type="float">
            <text:p>0.20606 </text:p>
          </table:table-cell>
          <table:table-cell table:style-name="ce6" table:formula="of:=ATANH([.A524])" office:value-type="float" office:value="0.209054162169891" calcext:value-type="float">
            <text:p>0.20905416216989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6512" calcext:value-type="float">
            <text:p>0.66512 </text:p>
          </table:table-cell>
          <table:table-cell table:style-name="ce6" table:formula="of:=ATANH([.A525])" office:value-type="float" office:value="0.80194010659593" calcext:value-type="float">
            <text:p>0.80194010659593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92511" calcext:value-type="float">
            <text:p>0.19251 </text:p>
          </table:table-cell>
          <table:table-cell table:style-name="ce6" table:formula="of:=ATANH([.A526])" office:value-type="float" office:value="0.194943507162803" calcext:value-type="float">
            <text:p>0.19494350716280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44618" calcext:value-type="float">
            <text:p>0.04462 </text:p>
          </table:table-cell>
          <table:table-cell table:style-name="ce6" table:formula="of:=ATANH([.A527])" office:value-type="float" office:value="0.0446476434139221" calcext:value-type="float">
            <text:p>0.044647643413922100</text:p>
          </table:table-cell>
          <table:table-cell table:number-columns-repeated="1022"/>
        </table:table-row>
        <table:table-row table:style-name="ro2">
          <table:table-cell table:style-name="ce4" office:value-type="float" office:value="0.241493" calcext:value-type="float">
            <text:p>0.24149 </text:p>
          </table:table-cell>
          <table:table-cell table:style-name="ce6" table:formula="of:=ATANH([.A528])" office:value-type="float" office:value="0.246358969552335" calcext:value-type="float">
            <text:p>0.24635896955233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22983" calcext:value-type="float">
            <text:p>0.72298 </text:p>
          </table:table-cell>
          <table:table-cell table:style-name="ce6" table:formula="of:=ATANH([.A529])" office:value-type="float" office:value="0.913866746911019" calcext:value-type="float">
            <text:p>0.91386674691101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67766" calcext:value-type="float">
            <text:p>0.56777 </text:p>
          </table:table-cell>
          <table:table-cell table:style-name="ce6" table:formula="of:=ATANH([.A530])" office:value-type="float" office:value="0.644219923408764" calcext:value-type="float">
            <text:p>0.64421992340876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4951" calcext:value-type="float">
            <text:p>0.14951 </text:p>
          </table:table-cell>
          <table:table-cell table:style-name="ce6" table:formula="of:=ATANH([.A531])" office:value-type="float" office:value="0.150639194811338" calcext:value-type="float">
            <text:p>0.15063919481133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04328" calcext:value-type="float">
            <text:p>0.60433 </text:p>
          </table:table-cell>
          <table:table-cell table:style-name="ce6" table:formula="of:=ATANH([.A532])" office:value-type="float" office:value="0.699937335544546" calcext:value-type="float">
            <text:p>0.69993733554454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94613" calcext:value-type="float">
            <text:p>0.49461 </text:p>
          </table:table-cell>
          <table:table-cell table:style-name="ce6" table:formula="of:=ATANH([.A533])" office:value-type="float" office:value="0.54214905850736" calcext:value-type="float">
            <text:p>0.54214905850736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9472" calcext:value-type="float">
            <text:p>0.99472 </text:p>
          </table:table-cell>
          <table:table-cell table:style-name="ce6" table:formula="of:=ATANH([.A534])" office:value-type="float" office:value="2.96716643543924" calcext:value-type="float">
            <text:p>2.96716643543924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76412" calcext:value-type="float">
            <text:p>0.67641 </text:p>
          </table:table-cell>
          <table:table-cell table:style-name="ce6" table:formula="of:=ATANH([.A535])" office:value-type="float" office:value="0.822469986271487" calcext:value-type="float">
            <text:p>0.82246998627148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009" calcext:value-type="float">
            <text:p>0.50090 </text:p>
          </table:table-cell>
          <table:table-cell table:style-name="ce6" table:formula="of:=ATANH([.A536])" office:value-type="float" office:value="0.550506865343353" calcext:value-type="float">
            <text:p>0.55050686534335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7217" calcext:value-type="float">
            <text:p>0.67217 </text:p>
          </table:table-cell>
          <table:table-cell table:style-name="ce6" table:formula="of:=ATANH([.A537])" office:value-type="float" office:value="0.814691140888071" calcext:value-type="float">
            <text:p>0.81469114088807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63805" calcext:value-type="float">
            <text:p>0.96381 </text:p>
          </table:table-cell>
          <table:table-cell table:style-name="ce6" table:formula="of:=ATANH([.A538])" office:value-type="float" office:value="1.99685910453548" calcext:value-type="float">
            <text:p>1.99685910453548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53398" calcext:value-type="float">
            <text:p>0.95340 </text:p>
          </table:table-cell>
          <table:table-cell table:style-name="ce6" table:formula="of:=ATANH([.A539])" office:value-type="float" office:value="1.86784112024572" calcext:value-type="float">
            <text:p>1.86784112024572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4886" calcext:value-type="float">
            <text:p>0.04886 </text:p>
          </table:table-cell>
          <table:table-cell table:style-name="ce6" table:formula="of:=ATANH([.A540])" office:value-type="float" office:value="0.0488989369405395" calcext:value-type="float">
            <text:p>0.048898936940539500</text:p>
          </table:table-cell>
          <table:table-cell table:number-columns-repeated="1022"/>
        </table:table-row>
        <table:table-row table:style-name="ro2">
          <table:table-cell table:style-name="ce4" office:value-type="float" office:value="0.096469" calcext:value-type="float">
            <text:p>0.09647 </text:p>
          </table:table-cell>
          <table:table-cell table:style-name="ce6" table:formula="of:=ATANH([.A541])" office:value-type="float" office:value="0.0967699376140304" calcext:value-type="float">
            <text:p>0.096769937614030400</text:p>
          </table:table-cell>
          <table:table-cell table:number-columns-repeated="1022"/>
        </table:table-row>
        <table:table-row table:style-name="ro2">
          <table:table-cell table:style-name="ce4" office:value-type="float" office:value="0.870998" calcext:value-type="float">
            <text:p>0.87100 </text:p>
          </table:table-cell>
          <table:table-cell table:style-name="ce6" table:formula="of:=ATANH([.A542])" office:value-type="float" office:value="1.33719967460449" calcext:value-type="float">
            <text:p>1.33719967460449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37187" calcext:value-type="float">
            <text:p>0.53719 </text:p>
          </table:table-cell>
          <table:table-cell table:style-name="ce6" table:formula="of:=ATANH([.A543])" office:value-type="float" office:value="0.600193158453797" calcext:value-type="float">
            <text:p>0.60019315845379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44325" calcext:value-type="float">
            <text:p>0.84433 </text:p>
          </table:table-cell>
          <table:table-cell table:style-name="ce6" table:formula="of:=ATANH([.A544])" office:value-type="float" office:value="1.2360490675584" calcext:value-type="float">
            <text:p>1.23604906755840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8099" calcext:value-type="float">
            <text:p>0.68099 </text:p>
          </table:table-cell>
          <table:table-cell table:style-name="ce6" table:formula="of:=ATANH([.A545])" office:value-type="float" office:value="0.830957867147527" calcext:value-type="float">
            <text:p>0.83095786714752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70983" calcext:value-type="float">
            <text:p>0.37098 </text:p>
          </table:table-cell>
          <table:table-cell table:style-name="ce6" table:formula="of:=ATANH([.A546])" office:value-type="float" office:value="0.389562498207476" calcext:value-type="float">
            <text:p>0.38956249820747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78588" calcext:value-type="float">
            <text:p>0.77859 </text:p>
          </table:table-cell>
          <table:table-cell table:style-name="ce6" table:formula="of:=ATANH([.A547])" office:value-type="float" office:value="1.04177492535773" calcext:value-type="float">
            <text:p>1.04177492535773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90057" calcext:value-type="float">
            <text:p>0.39006 </text:p>
          </table:table-cell>
          <table:table-cell table:style-name="ce6" table:formula="of:=ATANH([.A548])" office:value-type="float" office:value="0.411867261149919" calcext:value-type="float">
            <text:p>0.41186726114991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51671" calcext:value-type="float">
            <text:p>0.75167 </text:p>
          </table:table-cell>
          <table:table-cell table:style-name="ce6" table:formula="of:=ATANH([.A549])" office:value-type="float" office:value="0.976785494289776" calcext:value-type="float">
            <text:p>0.97678549428977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82376" calcext:value-type="float">
            <text:p>0.48238 </text:p>
          </table:table-cell>
          <table:table-cell table:style-name="ce6" table:formula="of:=ATANH([.A550])" office:value-type="float" office:value="0.526076187457255" calcext:value-type="float">
            <text:p>0.52607618745725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32115" calcext:value-type="float">
            <text:p>0.13212 </text:p>
          </table:table-cell>
          <table:table-cell table:style-name="ce6" table:formula="of:=ATANH([.A551])" office:value-type="float" office:value="0.132891813152748" calcext:value-type="float">
            <text:p>0.13289181315274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91574" calcext:value-type="float">
            <text:p>0.29157 </text:p>
          </table:table-cell>
          <table:table-cell table:style-name="ce6" table:formula="of:=ATANH([.A552])" office:value-type="float" office:value="0.300285650473555" calcext:value-type="float">
            <text:p>0.30028565047355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84353" calcext:value-type="float">
            <text:p>0.08435 </text:p>
          </table:table-cell>
          <table:table-cell table:style-name="ce6" table:formula="of:=ATANH([.A553])" office:value-type="float" office:value="0.0845539277622213" calcext:value-type="float">
            <text:p>0.084553927762221300</text:p>
          </table:table-cell>
          <table:table-cell table:number-columns-repeated="1022"/>
        </table:table-row>
        <table:table-row table:style-name="ro2">
          <table:table-cell table:style-name="ce4" office:value-type="float" office:value="0.600879" calcext:value-type="float">
            <text:p>0.60088 </text:p>
          </table:table-cell>
          <table:table-cell table:style-name="ce6" table:formula="of:=ATANH([.A554])" office:value-type="float" office:value="0.694521751657452" calcext:value-type="float">
            <text:p>0.69452175165745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41295" calcext:value-type="float">
            <text:p>0.74130 </text:p>
          </table:table-cell>
          <table:table-cell table:style-name="ce6" table:formula="of:=ATANH([.A555])" office:value-type="float" office:value="0.953347975925917" calcext:value-type="float">
            <text:p>0.95334797592591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2682" calcext:value-type="float">
            <text:p>0.62682 </text:p>
          </table:table-cell>
          <table:table-cell table:style-name="ce6" table:formula="of:=ATANH([.A556])" office:value-type="float" office:value="0.736160795531325" calcext:value-type="float">
            <text:p>0.73616079553132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20454" calcext:value-type="float">
            <text:p>0.42045 </text:p>
          </table:table-cell>
          <table:table-cell table:style-name="ce6" table:formula="of:=ATANH([.A557])" office:value-type="float" office:value="0.448243389700937" calcext:value-type="float">
            <text:p>0.44824338970093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77029" calcext:value-type="float">
            <text:p>0.07703 </text:p>
          </table:table-cell>
          <table:table-cell table:style-name="ce6" table:formula="of:=ATANH([.A558])" office:value-type="float" office:value="0.0771818943588269" calcext:value-type="float">
            <text:p>0.077181894358826900</text:p>
          </table:table-cell>
          <table:table-cell table:number-columns-repeated="1022"/>
        </table:table-row>
        <table:table-row table:style-name="ro2">
          <table:table-cell table:style-name="ce4" office:value-type="float" office:value="0.33018" calcext:value-type="float">
            <text:p>0.33018 </text:p>
          </table:table-cell>
          <table:table-cell table:style-name="ce6" table:formula="of:=ATANH([.A559])" office:value-type="float" office:value="0.343030265415171" calcext:value-type="float">
            <text:p>0.34303026541517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95886" calcext:value-type="float">
            <text:p>0.39589 </text:p>
          </table:table-cell>
          <table:table-cell table:style-name="ce6" table:formula="of:=ATANH([.A560])" office:value-type="float" office:value="0.418760848124748" calcext:value-type="float">
            <text:p>0.41876084812474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42393" calcext:value-type="float">
            <text:p>0.74239 </text:p>
          </table:table-cell>
          <table:table-cell table:style-name="ce6" table:formula="of:=ATANH([.A561])" office:value-type="float" office:value="0.955789783474694" calcext:value-type="float">
            <text:p>0.95578978347469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14878" calcext:value-type="float">
            <text:p>0.51488 </text:p>
          </table:table-cell>
          <table:table-cell table:style-name="ce6" table:formula="of:=ATANH([.A562])" office:value-type="float" office:value="0.56934489047568" calcext:value-type="float">
            <text:p>0.56934489047568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33042" calcext:value-type="float">
            <text:p>0.93304 </text:p>
          </table:table-cell>
          <table:table-cell table:style-name="ce6" table:formula="of:=ATANH([.A563])" office:value-type="float" office:value="1.68139232484976" calcext:value-type="float">
            <text:p>1.68139232484976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57411" calcext:value-type="float">
            <text:p>0.45741 </text:p>
          </table:table-cell>
          <table:table-cell table:style-name="ce6" table:formula="of:=ATANH([.A564])" office:value-type="float" office:value="0.494032362818403" calcext:value-type="float">
            <text:p>0.49403236281840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90091" calcext:value-type="float">
            <text:p>0.09009 </text:p>
          </table:table-cell>
          <table:table-cell table:style-name="ce6" table:formula="of:=ATANH([.A565])" office:value-type="float" office:value="0.0903359317331885" calcext:value-type="float">
            <text:p>0.090335931733188500</text:p>
          </table:table-cell>
          <table:table-cell table:number-columns-repeated="1022"/>
        </table:table-row>
        <table:table-row table:style-name="ro2">
          <table:table-cell table:style-name="ce4" office:value-type="float" office:value="0.447096" calcext:value-type="float">
            <text:p>0.44710 </text:p>
          </table:table-cell>
          <table:table-cell table:style-name="ce6" table:formula="of:=ATANH([.A566])" office:value-type="float" office:value="0.481064840346061" calcext:value-type="float">
            <text:p>0.48106484034606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93149" calcext:value-type="float">
            <text:p>0.49315 </text:p>
          </table:table-cell>
          <table:table-cell table:style-name="ce6" table:formula="of:=ATANH([.A567])" office:value-type="float" office:value="0.540212758412558" calcext:value-type="float">
            <text:p>0.54021275841255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57051" calcext:value-type="float">
            <text:p>0.85705 </text:p>
          </table:table-cell>
          <table:table-cell table:style-name="ce6" table:formula="of:=ATANH([.A568])" office:value-type="float" office:value="1.28212855066787" calcext:value-type="float">
            <text:p>1.28212855066787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0011" calcext:value-type="float">
            <text:p>0.20011 </text:p>
          </table:table-cell>
          <table:table-cell table:style-name="ce6" table:formula="of:=ATANH([.A569])" office:value-type="float" office:value="0.202847140013845" calcext:value-type="float">
            <text:p>0.20284714001384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4387" calcext:value-type="float">
            <text:p>0.54387 </text:p>
          </table:table-cell>
          <table:table-cell table:style-name="ce6" table:formula="of:=ATANH([.A570])" office:value-type="float" office:value="0.609634836772435" calcext:value-type="float">
            <text:p>0.60963483677243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61904" calcext:value-type="float">
            <text:p>0.86190 </text:p>
          </table:table-cell>
          <table:table-cell table:style-name="ce6" table:formula="of:=ATANH([.A571])" office:value-type="float" office:value="1.30070290178274" calcext:value-type="float">
            <text:p>1.30070290178274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55229" calcext:value-type="float">
            <text:p>0.95523 </text:p>
          </table:table-cell>
          <table:table-cell table:style-name="ce6" table:formula="of:=ATANH([.A572])" office:value-type="float" office:value="1.88835099636006" calcext:value-type="float">
            <text:p>1.88835099636006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4749" calcext:value-type="float">
            <text:p>0.74749 </text:p>
          </table:table-cell>
          <table:table-cell table:style-name="ce6" table:formula="of:=ATANH([.A573])" office:value-type="float" office:value="0.96724244986967" calcext:value-type="float">
            <text:p>0.96724244986967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10804" calcext:value-type="float">
            <text:p>0.01080 </text:p>
          </table:table-cell>
          <table:table-cell table:style-name="ce6" table:formula="of:=ATANH([.A574])" office:value-type="float" office:value="0.0108044204001763" calcext:value-type="float">
            <text:p>0.010804420400176300</text:p>
          </table:table-cell>
          <table:table-cell table:number-columns-repeated="1022"/>
        </table:table-row>
        <table:table-row table:style-name="ro2">
          <table:table-cell table:style-name="ce4" office:value-type="float" office:value="0.22953" calcext:value-type="float">
            <text:p>0.22953 </text:p>
          </table:table-cell>
          <table:table-cell table:style-name="ce6" table:formula="of:=ATANH([.A575])" office:value-type="float" office:value="0.233693271637542" calcext:value-type="float">
            <text:p>0.23369327163754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59682" calcext:value-type="float">
            <text:p>0.25968 </text:p>
          </table:table-cell>
          <table:table-cell table:style-name="ce6" table:formula="of:=ATANH([.A576])" office:value-type="float" office:value="0.265767381759571" calcext:value-type="float">
            <text:p>0.26576738175957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73128" calcext:value-type="float">
            <text:p>0.47313 </text:p>
          </table:table-cell>
          <table:table-cell table:style-name="ce6" table:formula="of:=ATANH([.A577])" office:value-type="float" office:value="0.514092837692825" calcext:value-type="float">
            <text:p>0.51409283769282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32774" calcext:value-type="float">
            <text:p>0.33277 </text:p>
          </table:table-cell>
          <table:table-cell table:style-name="ce6" table:formula="of:=ATANH([.A578])" office:value-type="float" office:value="0.345944472154483" calcext:value-type="float">
            <text:p>0.34594447215448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18967" calcext:value-type="float">
            <text:p>0.51897 </text:p>
          </table:table-cell>
          <table:table-cell table:style-name="ce6" table:formula="of:=ATANH([.A579])" office:value-type="float" office:value="0.574924951359907" calcext:value-type="float">
            <text:p>0.57492495135990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69518" calcext:value-type="float">
            <text:p>0.36952 </text:p>
          </table:table-cell>
          <table:table-cell table:style-name="ce6" table:formula="of:=ATANH([.A580])" office:value-type="float" office:value="0.387864762936574" calcext:value-type="float">
            <text:p>0.38786476293657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76806" calcext:value-type="float">
            <text:p>0.97681 </text:p>
          </table:table-cell>
          <table:table-cell table:style-name="ce6" table:formula="of:=ATANH([.A581])" office:value-type="float" office:value="2.22267203267185" calcext:value-type="float">
            <text:p>2.22267203267185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19593" calcext:value-type="float">
            <text:p>0.01959 </text:p>
          </table:table-cell>
          <table:table-cell table:style-name="ce6" table:formula="of:=ATANH([.A582])" office:value-type="float" office:value="0.019595507734809" calcext:value-type="float">
            <text:p>0.01959550773480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73461" calcext:value-type="float">
            <text:p>0.77346 </text:p>
          </table:table-cell>
          <table:table-cell table:style-name="ce6" table:formula="of:=ATANH([.A583])" office:value-type="float" office:value="1.02888558401305" calcext:value-type="float">
            <text:p>1.02888558401305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36705" calcext:value-type="float">
            <text:p>0.93671 </text:p>
          </table:table-cell>
          <table:table-cell table:style-name="ce6" table:formula="of:=ATANH([.A584])" office:value-type="float" office:value="1.71046850867636" calcext:value-type="float">
            <text:p>1.71046850867636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57411" calcext:value-type="float">
            <text:p>0.45741 </text:p>
          </table:table-cell>
          <table:table-cell table:style-name="ce6" table:formula="of:=ATANH([.A585])" office:value-type="float" office:value="0.494032362818403" calcext:value-type="float">
            <text:p>0.49403236281840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10025" calcext:value-type="float">
            <text:p>0.51003 </text:p>
          </table:table-cell>
          <table:table-cell table:style-name="ce6" table:formula="of:=ATANH([.A586])" office:value-type="float" office:value="0.562763558284192" calcext:value-type="float">
            <text:p>0.56276355828419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69826" calcext:value-type="float">
            <text:p>0.06983 </text:p>
          </table:table-cell>
          <table:table-cell table:style-name="ce6" table:formula="of:=ATANH([.A587])" office:value-type="float" office:value="0.0699398159944482" calcext:value-type="float">
            <text:p>0.069939815994448200</text:p>
          </table:table-cell>
          <table:table-cell table:number-columns-repeated="1022"/>
        </table:table-row>
        <table:table-row table:style-name="ro2">
          <table:table-cell table:style-name="ce4" office:value-type="float" office:value="0.051302" calcext:value-type="float">
            <text:p>0.05130 </text:p>
          </table:table-cell>
          <table:table-cell table:style-name="ce6" table:formula="of:=ATANH([.A588])" office:value-type="float" office:value="0.0513470783689515" calcext:value-type="float">
            <text:p>0.051347078368951500</text:p>
          </table:table-cell>
          <table:table-cell table:number-columns-repeated="1022"/>
        </table:table-row>
        <table:table-row table:style-name="ro2">
          <table:table-cell table:style-name="ce4" office:value-type="float" office:value="0.182073" calcext:value-type="float">
            <text:p>0.18207 </text:p>
          </table:table-cell>
          <table:table-cell table:style-name="ce6" table:formula="of:=ATANH([.A589])" office:value-type="float" office:value="0.184125932610807" calcext:value-type="float">
            <text:p>0.18412593261080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90011" calcext:value-type="float">
            <text:p>0.89001 </text:p>
          </table:table-cell>
          <table:table-cell table:style-name="ce6" table:formula="of:=ATANH([.A590])" office:value-type="float" office:value="1.42197878367524" calcext:value-type="float">
            <text:p>1.42197878367524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88525" calcext:value-type="float">
            <text:p>0.98853 </text:p>
          </table:table-cell>
          <table:table-cell table:style-name="ce6" table:formula="of:=ATANH([.A591])" office:value-type="float" office:value="2.57748884045639" calcext:value-type="float">
            <text:p>2.57748884045639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57335" calcext:value-type="float">
            <text:p>0.95734 </text:p>
          </table:table-cell>
          <table:table-cell table:style-name="ce6" table:formula="of:=ATANH([.A592])" office:value-type="float" office:value="1.91298011056798" calcext:value-type="float">
            <text:p>1.91298011056798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64599" calcext:value-type="float">
            <text:p>0.96460 </text:p>
          </table:table-cell>
          <table:table-cell table:style-name="ce6" table:formula="of:=ATANH([.A593])" office:value-type="float" office:value="2.00815168195143" calcext:value-type="float">
            <text:p>2.00815168195143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81988" calcext:value-type="float">
            <text:p>0.58199 </text:p>
          </table:table-cell>
          <table:table-cell table:style-name="ce6" table:formula="of:=ATANH([.A594])" office:value-type="float" office:value="0.665463711358577" calcext:value-type="float">
            <text:p>0.66546371135857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70904" calcext:value-type="float">
            <text:p>0.17090 </text:p>
          </table:table-cell>
          <table:table-cell table:style-name="ce6" table:formula="of:=ATANH([.A595])" office:value-type="float" office:value="0.172597714211202" calcext:value-type="float">
            <text:p>0.17259771421120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04013" calcext:value-type="float">
            <text:p>0.50401 </text:p>
          </table:table-cell>
          <table:table-cell table:style-name="ce6" table:formula="of:=ATANH([.A596])" office:value-type="float" office:value="0.554671215692711" calcext:value-type="float">
            <text:p>0.55467121569271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35102" calcext:value-type="float">
            <text:p>0.43510 </text:p>
          </table:table-cell>
          <table:table-cell table:style-name="ce6" table:formula="of:=ATANH([.A597])" office:value-type="float" office:value="0.466173010965854" calcext:value-type="float">
            <text:p>0.46617301096585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60787" calcext:value-type="float">
            <text:p>0.66079 </text:p>
          </table:table-cell>
          <table:table-cell table:style-name="ce6" table:formula="of:=ATANH([.A598])" office:value-type="float" office:value="0.794209318366452" calcext:value-type="float">
            <text:p>0.79420931836645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96735" calcext:value-type="float">
            <text:p>0.99674 </text:p>
          </table:table-cell>
          <table:table-cell table:style-name="ce6" table:formula="of:=ATANH([.A599])" office:value-type="float" office:value="3.20800443141676" calcext:value-type="float">
            <text:p>3.20800443141676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40608" calcext:value-type="float">
            <text:p>0.24061 </text:p>
          </table:table-cell>
          <table:table-cell table:style-name="ce6" table:formula="of:=ATANH([.A600])" office:value-type="float" office:value="0.245419373950641" calcext:value-type="float">
            <text:p>0.24541937395064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82122" calcext:value-type="float">
            <text:p>0.38212 </text:p>
          </table:table-cell>
          <table:table-cell table:style-name="ce6" table:formula="of:=ATANH([.A601])" office:value-type="float" office:value="0.402542125661597" calcext:value-type="float">
            <text:p>0.40254212566159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52818" calcext:value-type="float">
            <text:p>0.95282 </text:p>
          </table:table-cell>
          <table:table-cell table:style-name="ce6" table:formula="of:=ATANH([.A602])" office:value-type="float" office:value="1.86150813632271" calcext:value-type="float">
            <text:p>1.86150813632271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10886" calcext:value-type="float">
            <text:p>0.91089 </text:p>
          </table:table-cell>
          <table:table-cell table:style-name="ce6" table:formula="of:=ATANH([.A603])" office:value-type="float" office:value="1.53270291943618" calcext:value-type="float">
            <text:p>1.53270291943618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59313" calcext:value-type="float">
            <text:p>0.55931 </text:p>
          </table:table-cell>
          <table:table-cell table:style-name="ce6" table:formula="of:=ATANH([.A604])" office:value-type="float" office:value="0.631832872871319" calcext:value-type="float">
            <text:p>0.63183287287131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47874" calcext:value-type="float">
            <text:p>0.94787 </text:p>
          </table:table-cell>
          <table:table-cell table:style-name="ce6" table:formula="of:=ATANH([.A605])" office:value-type="float" office:value="1.81041496789923" calcext:value-type="float">
            <text:p>1.81041496789923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74877" calcext:value-type="float">
            <text:p>0.57488 </text:p>
          </table:table-cell>
          <table:table-cell table:style-name="ce6" table:formula="of:=ATANH([.A606])" office:value-type="float" office:value="0.654776957077215" calcext:value-type="float">
            <text:p>0.65477695707721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32508" calcext:value-type="float">
            <text:p>0.43251 </text:p>
          </table:table-cell>
          <table:table-cell table:style-name="ce6" table:formula="of:=ATANH([.A607])" office:value-type="float" office:value="0.462977690437819" calcext:value-type="float">
            <text:p>0.46297769043781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93634" calcext:value-type="float">
            <text:p>0.79363 </text:p>
          </table:table-cell>
          <table:table-cell table:style-name="ce6" table:formula="of:=ATANH([.A608])" office:value-type="float" office:value="1.08117385853564" calcext:value-type="float">
            <text:p>1.08117385853564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58495" calcext:value-type="float">
            <text:p>0.95850 </text:p>
          </table:table-cell>
          <table:table-cell table:style-name="ce6" table:formula="of:=ATANH([.A609])" office:value-type="float" office:value="1.92705884911071" calcext:value-type="float">
            <text:p>1.92705884911071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68545" calcext:value-type="float">
            <text:p>0.06855 </text:p>
          </table:table-cell>
          <table:table-cell table:style-name="ce6" table:formula="of:=ATANH([.A610])" office:value-type="float" office:value="0.0686526546455296" calcext:value-type="float">
            <text:p>0.068652654645529600</text:p>
          </table:table-cell>
          <table:table-cell table:number-columns-repeated="1022"/>
        </table:table-row>
        <table:table-row table:style-name="ro2">
          <table:table-cell table:style-name="ce4" office:value-type="float" office:value="0.376965" calcext:value-type="float">
            <text:p>0.37697 </text:p>
          </table:table-cell>
          <table:table-cell table:style-name="ce6" table:formula="of:=ATANH([.A611])" office:value-type="float" office:value="0.396517191923238" calcext:value-type="float">
            <text:p>0.39651719192323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77908" calcext:value-type="float">
            <text:p>0.67791 </text:p>
          </table:table-cell>
          <table:table-cell table:style-name="ce6" table:formula="of:=ATANH([.A612])" office:value-type="float" office:value="0.825232919663655" calcext:value-type="float">
            <text:p>0.82523291966365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70232" calcext:value-type="float">
            <text:p>0.17023 </text:p>
          </table:table-cell>
          <table:table-cell table:style-name="ce6" table:formula="of:=ATANH([.A613])" office:value-type="float" office:value="0.171905577543607" calcext:value-type="float">
            <text:p>0.17190557754360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86523" calcext:value-type="float">
            <text:p>0.78652 </text:p>
          </table:table-cell>
          <table:table-cell table:style-name="ce6" table:formula="of:=ATANH([.A614])" office:value-type="float" office:value="1.06224872659378" calcext:value-type="float">
            <text:p>1.06224872659378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21451" calcext:value-type="float">
            <text:p>0.32145 </text:p>
          </table:table-cell>
          <table:table-cell table:style-name="ce6" table:formula="of:=ATANH([.A615])" office:value-type="float" office:value="0.333264479742273" calcext:value-type="float">
            <text:p>0.33326447974227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74648" calcext:value-type="float">
            <text:p>0.07465 </text:p>
          </table:table-cell>
          <table:table-cell table:style-name="ce6" table:formula="of:=ATANH([.A616])" office:value-type="float" office:value="0.0747871197073644" calcext:value-type="float">
            <text:p>0.074787119707364400</text:p>
          </table:table-cell>
          <table:table-cell table:number-columns-repeated="1022"/>
        </table:table-row>
        <table:table-row table:style-name="ro2">
          <table:table-cell table:style-name="ce4" office:value-type="float" office:value="0.713126" calcext:value-type="float">
            <text:p>0.71313 </text:p>
          </table:table-cell>
          <table:table-cell table:style-name="ce6" table:formula="of:=ATANH([.A617])" office:value-type="float" office:value="0.893515977907746" calcext:value-type="float">
            <text:p>0.89351597790774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87063" calcext:value-type="float">
            <text:p>0.68706 </text:p>
          </table:table-cell>
          <table:table-cell table:style-name="ce6" table:formula="of:=ATANH([.A618])" office:value-type="float" office:value="0.842371266960634" calcext:value-type="float">
            <text:p>0.84237126696063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46614" calcext:value-type="float">
            <text:p>0.84661 </text:p>
          </table:table-cell>
          <table:table-cell table:style-name="ce6" table:formula="of:=ATANH([.A619])" office:value-type="float" office:value="1.24407567535509" calcext:value-type="float">
            <text:p>1.24407567535509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75347" calcext:value-type="float">
            <text:p>0.37535 </text:p>
          </table:table-cell>
          <table:table-cell table:style-name="ce6" table:formula="of:=ATANH([.A620])" office:value-type="float" office:value="0.394632523171439" calcext:value-type="float">
            <text:p>0.39463252317143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1268" calcext:value-type="float">
            <text:p>0.51268 </text:p>
          </table:table-cell>
          <table:table-cell table:style-name="ce6" table:formula="of:=ATANH([.A621])" office:value-type="float" office:value="0.566358599801165" calcext:value-type="float">
            <text:p>0.56635859980116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93213" calcext:value-type="float">
            <text:p>0.19321 </text:p>
          </table:table-cell>
          <table:table-cell table:style-name="ce6" table:formula="of:=ATANH([.A622])" office:value-type="float" office:value="0.195672627371122" calcext:value-type="float">
            <text:p>0.19567262737112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84338" calcext:value-type="float">
            <text:p>0.58434 </text:p>
          </table:table-cell>
          <table:table-cell table:style-name="ce6" table:formula="of:=ATANH([.A623])" office:value-type="float" office:value="0.669024751722712" calcext:value-type="float">
            <text:p>0.66902475172271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81643" calcext:value-type="float">
            <text:p>0.48164 </text:p>
          </table:table-cell>
          <table:table-cell table:style-name="ce6" table:formula="of:=ATANH([.A624])" office:value-type="float" office:value="0.525121346041043" calcext:value-type="float">
            <text:p>0.52512134604104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71923" calcext:value-type="float">
            <text:p>0.97192 </text:p>
          </table:table-cell>
          <table:table-cell table:style-name="ce6" table:formula="of:=ATANH([.A625])" office:value-type="float" office:value="2.12590687595193" calcext:value-type="float">
            <text:p>2.12590687595193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72317" calcext:value-type="float">
            <text:p>0.27232 </text:p>
          </table:table-cell>
          <table:table-cell table:style-name="ce6" table:formula="of:=ATANH([.A626])" office:value-type="float" office:value="0.279364706441512" calcext:value-type="float">
            <text:p>0.27936470644151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03656" calcext:value-type="float">
            <text:p>0.60366 </text:p>
          </table:table-cell>
          <table:table-cell table:style-name="ce6" table:formula="of:=ATANH([.A627])" office:value-type="float" office:value="0.698879390276154" calcext:value-type="float">
            <text:p>0.69887939027615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72729" calcext:value-type="float">
            <text:p>0.77273 </text:p>
          </table:table-cell>
          <table:table-cell table:style-name="ce6" table:formula="of:=ATANH([.A628])" office:value-type="float" office:value="1.02706615404146" calcext:value-type="float">
            <text:p>1.02706615404146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9393" calcext:value-type="float">
            <text:p>0.69393 </text:p>
          </table:table-cell>
          <table:table-cell table:style-name="ce6" table:formula="of:=ATANH([.A629])" office:value-type="float" office:value="0.855496359041502" calcext:value-type="float">
            <text:p>0.85549635904150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92834" calcext:value-type="float">
            <text:p>0.39283 </text:p>
          </table:table-cell>
          <table:table-cell table:style-name="ce6" table:formula="of:=ATANH([.A630])" office:value-type="float" office:value="0.415146784815089" calcext:value-type="float">
            <text:p>0.41514678481508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65868" calcext:value-type="float">
            <text:p>0.16587 </text:p>
          </table:table-cell>
          <table:table-cell table:style-name="ce6" table:formula="of:=ATANH([.A631])" office:value-type="float" office:value="0.167414744869339" calcext:value-type="float">
            <text:p>0.16741474486933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65331" calcext:value-type="float">
            <text:p>0.96533 </text:p>
          </table:table-cell>
          <table:table-cell table:style-name="ce6" table:formula="of:=ATANH([.A632])" office:value-type="float" office:value="2.01878502102713" calcext:value-type="float">
            <text:p>2.01878502102713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27055" calcext:value-type="float">
            <text:p>0.52706 </text:p>
          </table:table-cell>
          <table:table-cell table:style-name="ce6" table:formula="of:=ATANH([.A633])" office:value-type="float" office:value="0.586058610122682" calcext:value-type="float">
            <text:p>0.58605861012268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14023" calcext:value-type="float">
            <text:p>0.51402 </text:p>
          </table:table-cell>
          <table:table-cell table:style-name="ce6" table:formula="of:=ATANH([.A634])" office:value-type="float" office:value="0.568182163874917" calcext:value-type="float">
            <text:p>0.56818216387491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79833" calcext:value-type="float">
            <text:p>0.37983 </text:p>
          </table:table-cell>
          <table:table-cell table:style-name="ce6" table:formula="of:=ATANH([.A635])" office:value-type="float" office:value="0.399864479863654" calcext:value-type="float">
            <text:p>0.39986447986365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725" calcext:value-type="float">
            <text:p>0.27250 </text:p>
          </table:table-cell>
          <table:table-cell table:style-name="ce6" table:formula="of:=ATANH([.A636])" office:value-type="float" office:value="0.279562374689515" calcext:value-type="float">
            <text:p>0.27956237468951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13492" calcext:value-type="float">
            <text:p>0.71349 </text:p>
          </table:table-cell>
          <table:table-cell table:style-name="ce6" table:formula="of:=ATANH([.A637])" office:value-type="float" office:value="0.894261106760555" calcext:value-type="float">
            <text:p>0.89426110676055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65496" calcext:value-type="float">
            <text:p>0.76550 </text:p>
          </table:table-cell>
          <table:table-cell table:style-name="ce6" table:formula="of:=ATANH([.A638])" office:value-type="float" office:value="1.0093571522043" calcext:value-type="float">
            <text:p>1.00935715220430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88934" calcext:value-type="float">
            <text:p>0.78893 </text:p>
          </table:table-cell>
          <table:table-cell table:style-name="ce6" table:formula="of:=ATANH([.A639])" office:value-type="float" office:value="1.06860215496781" calcext:value-type="float">
            <text:p>1.06860215496781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67632" calcext:value-type="float">
            <text:p>0.76763 </text:p>
          </table:table-cell>
          <table:table-cell table:style-name="ce6" table:formula="of:=ATANH([.A640])" office:value-type="float" office:value="1.01453687743531" calcext:value-type="float">
            <text:p>1.01453687743531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22407" calcext:value-type="float">
            <text:p>0.42241 </text:p>
          </table:table-cell>
          <table:table-cell table:style-name="ce6" table:formula="of:=ATANH([.A641])" office:value-type="float" office:value="0.450618158807884" calcext:value-type="float">
            <text:p>0.45061815880788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72076" calcext:value-type="float">
            <text:p>0.97208 </text:p>
          </table:table-cell>
          <table:table-cell table:style-name="ce6" table:formula="of:=ATANH([.A642])" office:value-type="float" office:value="2.12867776993277" calcext:value-type="float">
            <text:p>2.12867776993277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21125" calcext:value-type="float">
            <text:p>0.42113 </text:p>
          </table:table-cell>
          <table:table-cell table:style-name="ce6" table:formula="of:=ATANH([.A643])" office:value-type="float" office:value="0.449058762824177" calcext:value-type="float">
            <text:p>0.44905876282417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59386" calcext:value-type="float">
            <text:p>0.35939 </text:p>
          </table:table-cell>
          <table:table-cell table:style-name="ce6" table:formula="of:=ATANH([.A644])" office:value-type="float" office:value="0.376180657375343" calcext:value-type="float">
            <text:p>0.37618065737534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49507" calcext:value-type="float">
            <text:p>0.44951 </text:p>
          </table:table-cell>
          <table:table-cell table:style-name="ce6" table:formula="of:=ATANH([.A645])" office:value-type="float" office:value="0.484082268616307" calcext:value-type="float">
            <text:p>0.48408226861630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80807" calcext:value-type="float">
            <text:p>0.68081 </text:p>
          </table:table-cell>
          <table:table-cell table:style-name="ce6" table:formula="of:=ATANH([.A646])" office:value-type="float" office:value="0.830616689347486" calcext:value-type="float">
            <text:p>0.83061668934748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33018" calcext:value-type="float">
            <text:p>0.33302 </text:p>
          </table:table-cell>
          <table:table-cell table:style-name="ce6" table:formula="of:=ATANH([.A647])" office:value-type="float" office:value="0.346218882209324" calcext:value-type="float">
            <text:p>0.34621888220932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84829" calcext:value-type="float">
            <text:p>0.28483 </text:p>
          </table:table-cell>
          <table:table-cell table:style-name="ce6" table:formula="of:=ATANH([.A648])" office:value-type="float" office:value="0.292929619802732" calcext:value-type="float">
            <text:p>0.29292961980273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63506" calcext:value-type="float">
            <text:p>0.36351 </text:p>
          </table:table-cell>
          <table:table-cell table:style-name="ce6" table:formula="of:=ATANH([.A649])" office:value-type="float" office:value="0.380919805657214" calcext:value-type="float">
            <text:p>0.38091980565721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46156" calcext:value-type="float">
            <text:p>0.84616 </text:p>
          </table:table-cell>
          <table:table-cell table:style-name="ce6" table:formula="of:=ATANH([.A650])" office:value-type="float" office:value="1.24246090827599" calcext:value-type="float">
            <text:p>1.24246090827599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79235" calcext:value-type="float">
            <text:p>0.17924 </text:p>
          </table:table-cell>
          <table:table-cell table:style-name="ce6" table:formula="of:=ATANH([.A651])" office:value-type="float" office:value="0.181192184976275" calcext:value-type="float">
            <text:p>0.18119218497627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25895" calcext:value-type="float">
            <text:p>0.52590 </text:p>
          </table:table-cell>
          <table:table-cell table:style-name="ce6" table:formula="of:=ATANH([.A652])" office:value-type="float" office:value="0.584453792993454" calcext:value-type="float">
            <text:p>0.58445379299345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81314" calcext:value-type="float">
            <text:p>0.88131 </text:p>
          </table:table-cell>
          <table:table-cell table:style-name="ce6" table:formula="of:=ATANH([.A653])" office:value-type="float" office:value="1.38162219879504" calcext:value-type="float">
            <text:p>1.38162219879504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29707" calcext:value-type="float">
            <text:p>0.82971 </text:p>
          </table:table-cell>
          <table:table-cell table:style-name="ce6" table:formula="of:=ATANH([.A654])" office:value-type="float" office:value="1.18719532041868" calcext:value-type="float">
            <text:p>1.18719532041868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38588" calcext:value-type="float">
            <text:p>0.83859 </text:p>
          </table:table-cell>
          <table:table-cell table:style-name="ce6" table:formula="of:=ATANH([.A655])" office:value-type="float" office:value="1.2163965310944" calcext:value-type="float">
            <text:p>1.21639653109440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56001" calcext:value-type="float">
            <text:p>0.05600 </text:p>
          </table:table-cell>
          <table:table-cell table:style-name="ce6" table:formula="of:=ATANH([.A656])" office:value-type="float" office:value="0.0560596522062748" calcext:value-type="float">
            <text:p>0.056059652206274800</text:p>
          </table:table-cell>
          <table:table-cell table:number-columns-repeated="1022"/>
        </table:table-row>
        <table:table-row table:style-name="ro2">
          <table:table-cell table:style-name="ce4" office:value-type="float" office:value="0.752861" calcext:value-type="float">
            <text:p>0.75286 </text:p>
          </table:table-cell>
          <table:table-cell table:style-name="ce6" table:formula="of:=ATANH([.A657])" office:value-type="float" office:value="0.979526828878957" calcext:value-type="float">
            <text:p>0.97952682887895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70296" calcext:value-type="float">
            <text:p>0.87030 </text:p>
          </table:table-cell>
          <table:table-cell table:style-name="ce6" table:formula="of:=ATANH([.A658])" office:value-type="float" office:value="1.33429852742229" calcext:value-type="float">
            <text:p>1.33429852742229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27979" calcext:value-type="float">
            <text:p>0.62798 </text:p>
          </table:table-cell>
          <table:table-cell table:style-name="ce6" table:formula="of:=ATANH([.A659])" office:value-type="float" office:value="0.738072171461836" calcext:value-type="float">
            <text:p>0.73807217146183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23313" calcext:value-type="float">
            <text:p>0.32331 </text:p>
          </table:table-cell>
          <table:table-cell table:style-name="ce6" table:formula="of:=ATANH([.A660])" office:value-type="float" office:value="0.335342443739224" calcext:value-type="float">
            <text:p>0.33534244373922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37071" calcext:value-type="float">
            <text:p>0.93707 </text:p>
          </table:table-cell>
          <table:table-cell table:style-name="ce6" table:formula="of:=ATANH([.A661])" office:value-type="float" office:value="1.71346260530769" calcext:value-type="float">
            <text:p>1.71346260530769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8157" calcext:value-type="float">
            <text:p>0.68157 </text:p>
          </table:table-cell>
          <table:table-cell table:style-name="ce6" table:formula="of:=ATANH([.A662])" office:value-type="float" office:value="0.832040244587044" calcext:value-type="float">
            <text:p>0.83204024458704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35624" calcext:value-type="float">
            <text:p>0.13562 </text:p>
          </table:table-cell>
          <table:table-cell table:style-name="ce6" table:formula="of:=ATANH([.A663])" office:value-type="float" office:value="0.136464849627022" calcext:value-type="float">
            <text:p>0.13646484962702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76156" calcext:value-type="float">
            <text:p>0.87616 </text:p>
          </table:table-cell>
          <table:table-cell table:style-name="ce6" table:formula="of:=ATANH([.A664])" office:value-type="float" office:value="1.35897878634893" calcext:value-type="float">
            <text:p>1.35897878634893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49956" calcext:value-type="float">
            <text:p>0.34996 </text:p>
          </table:table-cell>
          <table:table-cell table:style-name="ce6" table:formula="of:=ATANH([.A665])" office:value-type="float" office:value="0.365393612701189" calcext:value-type="float">
            <text:p>0.36539361270118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32286" calcext:value-type="float">
            <text:p>0.33229 </text:p>
          </table:table-cell>
          <table:table-cell table:style-name="ce6" table:formula="of:=ATANH([.A666])" office:value-type="float" office:value="0.345395802311381" calcext:value-type="float">
            <text:p>0.34539580231138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04596" calcext:value-type="float">
            <text:p>0.20460 </text:p>
          </table:table-cell>
          <table:table-cell table:style-name="ce6" table:formula="of:=ATANH([.A667])" office:value-type="float" office:value="0.207524679161272" calcext:value-type="float">
            <text:p>0.20752467916127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37461" calcext:value-type="float">
            <text:p>0.53746 </text:p>
          </table:table-cell>
          <table:table-cell table:style-name="ce6" table:formula="of:=ATANH([.A668])" office:value-type="float" office:value="0.600578377891794" calcext:value-type="float">
            <text:p>0.60057837789179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6643" calcext:value-type="float">
            <text:p>0.96643 </text:p>
          </table:table-cell>
          <table:table-cell table:style-name="ce6" table:formula="of:=ATANH([.A669])" office:value-type="float" office:value="2.0351710920047" calcext:value-type="float">
            <text:p>2.03517109200470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66347" calcext:value-type="float">
            <text:p>0.06635 </text:p>
          </table:table-cell>
          <table:table-cell table:style-name="ce6" table:formula="of:=ATANH([.A670])" office:value-type="float" office:value="0.0664446094244929" calcext:value-type="float">
            <text:p>0.066444609424492900</text:p>
          </table:table-cell>
          <table:table-cell table:number-columns-repeated="1022"/>
        </table:table-row>
        <table:table-row table:style-name="ro2">
          <table:table-cell table:style-name="ce4" office:value-type="float" office:value="0.097842" calcext:value-type="float">
            <text:p>0.09784 </text:p>
          </table:table-cell>
          <table:table-cell table:style-name="ce6" table:formula="of:=ATANH([.A671])" office:value-type="float" office:value="0.0981560213494461" calcext:value-type="float">
            <text:p>0.098156021349446100</text:p>
          </table:table-cell>
          <table:table-cell table:number-columns-repeated="1022"/>
        </table:table-row>
        <table:table-row table:style-name="ro2">
          <table:table-cell table:style-name="ce4" office:value-type="float" office:value="0.034455" calcext:value-type="float">
            <text:p>0.03446 </text:p>
          </table:table-cell>
          <table:table-cell table:style-name="ce6" table:formula="of:=ATANH([.A672])" office:value-type="float" office:value="0.0344686441034356" calcext:value-type="float">
            <text:p>0.034468644103435600</text:p>
          </table:table-cell>
          <table:table-cell table:number-columns-repeated="1022"/>
        </table:table-row>
        <table:table-row table:style-name="ro2">
          <table:table-cell table:style-name="ce4" office:value-type="float" office:value="0.556566" calcext:value-type="float">
            <text:p>0.55657 </text:p>
          </table:table-cell>
          <table:table-cell table:style-name="ce6" table:formula="of:=ATANH([.A673])" office:value-type="float" office:value="0.627844208684321" calcext:value-type="float">
            <text:p>0.62784420868432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1839" calcext:value-type="float">
            <text:p>0.21839 </text:p>
          </table:table-cell>
          <table:table-cell table:style-name="ce6" table:formula="of:=ATANH([.A674])" office:value-type="float" office:value="0.221964849573575" calcext:value-type="float">
            <text:p>0.22196484957357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76324" calcext:value-type="float">
            <text:p>0.37632 </text:p>
          </table:table-cell>
          <table:table-cell table:style-name="ce6" table:formula="of:=ATANH([.A675])" office:value-type="float" office:value="0.395770226569394" calcext:value-type="float">
            <text:p>0.39577022656939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89395" calcext:value-type="float">
            <text:p>0.48940 </text:p>
          </table:table-cell>
          <table:table-cell table:style-name="ce6" table:formula="of:=ATANH([.A676])" office:value-type="float" office:value="0.535264489526921" calcext:value-type="float">
            <text:p>0.53526448952692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38252" calcext:value-type="float">
            <text:p>0.83825 </text:p>
          </table:table-cell>
          <table:table-cell table:style-name="ce6" table:formula="of:=ATANH([.A677])" office:value-type="float" office:value="1.21526541526145" calcext:value-type="float">
            <text:p>1.21526541526145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81436" calcext:value-type="float">
            <text:p>0.88144 </text:p>
          </table:table-cell>
          <table:table-cell table:style-name="ce6" table:formula="of:=ATANH([.A678])" office:value-type="float" office:value="1.38216884743572" calcext:value-type="float">
            <text:p>1.38216884743572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21287" calcext:value-type="float">
            <text:p>0.52129 </text:p>
          </table:table-cell>
          <table:table-cell table:style-name="ce6" table:formula="of:=ATANH([.A679])" office:value-type="float" office:value="0.578105356598273" calcext:value-type="float">
            <text:p>0.57810535659827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77847" calcext:value-type="float">
            <text:p>0.67785 </text:p>
          </table:table-cell>
          <table:table-cell table:style-name="ce6" table:formula="of:=ATANH([.A680])" office:value-type="float" office:value="0.825120057460227" calcext:value-type="float">
            <text:p>0.82512005746022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26762" calcext:value-type="float">
            <text:p>0.32676 </text:p>
          </table:table-cell>
          <table:table-cell table:style-name="ce6" table:formula="of:=ATANH([.A681])" office:value-type="float" office:value="0.339198879390179" calcext:value-type="float">
            <text:p>0.33919887939017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8262" calcext:value-type="float">
            <text:p>0.48262 </text:p>
          </table:table-cell>
          <table:table-cell table:style-name="ce6" table:formula="of:=ATANH([.A682])" office:value-type="float" office:value="0.526394228877267" calcext:value-type="float">
            <text:p>0.52639422887726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3169" calcext:value-type="float">
            <text:p>0.83169 </text:p>
          </table:table-cell>
          <table:table-cell table:style-name="ce6" table:formula="of:=ATANH([.A683])" office:value-type="float" office:value="1.19359339990195" calcext:value-type="float">
            <text:p>1.19359339990195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61226" calcext:value-type="float">
            <text:p>0.46123 </text:p>
          </table:table-cell>
          <table:table-cell table:style-name="ce6" table:formula="of:=ATANH([.A684])" office:value-type="float" office:value="0.49886745018379" calcext:value-type="float">
            <text:p>0.49886745018379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63198" calcext:value-type="float">
            <text:p>0.66320 </text:p>
          </table:table-cell>
          <table:table-cell table:style-name="ce6" table:formula="of:=ATANH([.A685])" office:value-type="float" office:value="0.798501156724528" calcext:value-type="float">
            <text:p>0.79850115672452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23673" calcext:value-type="float">
            <text:p>0.92367 </text:p>
          </table:table-cell>
          <table:table-cell table:style-name="ce6" table:formula="of:=ATANH([.A686])" office:value-type="float" office:value="1.61348245817473" calcext:value-type="float">
            <text:p>1.61348245817473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28498" calcext:value-type="float">
            <text:p>0.62850 </text:p>
          </table:table-cell>
          <table:table-cell table:style-name="ce6" table:formula="of:=ATANH([.A687])" office:value-type="float" office:value="0.738929574434045" calcext:value-type="float">
            <text:p>0.73892957443404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98868" calcext:value-type="float">
            <text:p>0.29887 </text:p>
          </table:table-cell>
          <table:table-cell table:style-name="ce6" table:formula="of:=ATANH([.A688])" office:value-type="float" office:value="0.308276111573042" calcext:value-type="float">
            <text:p>0.30827611157304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02231" calcext:value-type="float">
            <text:p>0.70223 </text:p>
          </table:table-cell>
          <table:table-cell table:style-name="ce6" table:formula="of:=ATANH([.A689])" office:value-type="float" office:value="0.87168850224038" calcext:value-type="float">
            <text:p>0.87168850224038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41542" calcext:value-type="float">
            <text:p>0.44154 </text:p>
          </table:table-cell>
          <table:table-cell table:style-name="ce6" table:formula="of:=ATANH([.A690])" office:value-type="float" office:value="0.474144619360631" calcext:value-type="float">
            <text:p>0.47414461936063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96854" calcext:value-type="float">
            <text:p>0.29685 </text:p>
          </table:table-cell>
          <table:table-cell table:style-name="ce6" table:formula="of:=ATANH([.A691])" office:value-type="float" office:value="0.306066029451711" calcext:value-type="float">
            <text:p>0.30606602945171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46895" calcext:value-type="float">
            <text:p>0.24690 </text:p>
          </table:table-cell>
          <table:table-cell table:style-name="ce6" table:formula="of:=ATANH([.A692])" office:value-type="float" office:value="0.252103539870016" calcext:value-type="float">
            <text:p>0.25210353987001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41362" calcext:value-type="float">
            <text:p>0.14136 </text:p>
          </table:table-cell>
          <table:table-cell table:style-name="ce6" table:formula="of:=ATANH([.A693])" office:value-type="float" office:value="0.142315076097429" calcext:value-type="float">
            <text:p>0.14231507609742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46614" calcext:value-type="float">
            <text:p>0.84661 </text:p>
          </table:table-cell>
          <table:table-cell table:style-name="ce6" table:formula="of:=ATANH([.A694])" office:value-type="float" office:value="1.24407567535509" calcext:value-type="float">
            <text:p>1.24407567535509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97241" calcext:value-type="float">
            <text:p>0.19724 </text:p>
          </table:table-cell>
          <table:table-cell table:style-name="ce6" table:formula="of:=ATANH([.A695])" office:value-type="float" office:value="0.199860238800053" calcext:value-type="float">
            <text:p>0.19986023880005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49284" calcext:value-type="float">
            <text:p>0.34928 </text:p>
          </table:table-cell>
          <table:table-cell table:style-name="ce6" table:formula="of:=ATANH([.A696])" office:value-type="float" office:value="0.364628032631549" calcext:value-type="float">
            <text:p>0.36462803263154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72228" calcext:value-type="float">
            <text:p>0.97223 </text:p>
          </table:table-cell>
          <table:table-cell table:style-name="ce6" table:formula="of:=ATANH([.A697])" office:value-type="float" office:value="2.13144541412474" calcext:value-type="float">
            <text:p>2.13144541412474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93619" calcext:value-type="float">
            <text:p>0.29362 </text:p>
          </table:table-cell>
          <table:table-cell table:style-name="ce6" table:formula="of:=ATANH([.A698])" office:value-type="float" office:value="0.302522121931257" calcext:value-type="float">
            <text:p>0.30252212193125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77233" calcext:value-type="float">
            <text:p>0.97723 </text:p>
          </table:table-cell>
          <table:table-cell table:style-name="ce6" table:formula="of:=ATANH([.A699])" office:value-type="float" office:value="2.23207077623635" calcext:value-type="float">
            <text:p>2.23207077623635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28059" calcext:value-type="float">
            <text:p>0.82806 </text:p>
          </table:table-cell>
          <table:table-cell table:style-name="ce6" table:formula="of:=ATANH([.A700])" office:value-type="float" office:value="1.18192931624635" calcext:value-type="float">
            <text:p>1.18192931624635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35081" calcext:value-type="float">
            <text:p>0.53508 </text:p>
          </table:table-cell>
          <table:table-cell table:style-name="ce6" table:formula="of:=ATANH([.A701])" office:value-type="float" office:value="0.597237615246604" calcext:value-type="float">
            <text:p>0.59723761524660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42347" calcext:value-type="float">
            <text:p>0.24235 </text:p>
          </table:table-cell>
          <table:table-cell table:style-name="ce6" table:formula="of:=ATANH([.A702])" office:value-type="float" office:value="0.247266057184644" calcext:value-type="float">
            <text:p>0.24726605718464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14585" calcext:value-type="float">
            <text:p>0.31459 </text:p>
          </table:table-cell>
          <table:table-cell table:style-name="ce6" table:formula="of:=ATANH([.A703])" office:value-type="float" office:value="0.32562590560889" calcext:value-type="float">
            <text:p>0.32562590560889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78271" calcext:value-type="float">
            <text:p>0.97827 </text:p>
          </table:table-cell>
          <table:table-cell table:style-name="ce6" table:formula="of:=ATANH([.A704])" office:value-type="float" office:value="2.2556653679973" calcext:value-type="float">
            <text:p>2.25566536799730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58876" calcext:value-type="float">
            <text:p>0.45888 </text:p>
          </table:table-cell>
          <table:table-cell table:style-name="ce6" table:formula="of:=ATANH([.A705])" office:value-type="float" office:value="0.49588654871669" calcext:value-type="float">
            <text:p>0.49588654871669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63817" calcext:value-type="float">
            <text:p>0.76382 </text:p>
          </table:table-cell>
          <table:table-cell table:style-name="ce6" table:formula="of:=ATANH([.A706])" office:value-type="float" office:value="1.00531428070992" calcext:value-type="float">
            <text:p>1.00531428070992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23676" calcext:value-type="float">
            <text:p>0.62368 </text:p>
          </table:table-cell>
          <table:table-cell table:style-name="ce6" table:formula="of:=ATANH([.A707])" office:value-type="float" office:value="0.730998759481398" calcext:value-type="float">
            <text:p>0.73099875948139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74596" calcext:value-type="float">
            <text:p>0.17460 </text:p>
          </table:table-cell>
          <table:table-cell table:style-name="ce6" table:formula="of:=ATANH([.A708])" office:value-type="float" office:value="0.176403287113033" calcext:value-type="float">
            <text:p>0.17640328711303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66396" calcext:value-type="float">
            <text:p>0.26640 </text:p>
          </table:table-cell>
          <table:table-cell table:style-name="ce6" table:formula="of:=ATANH([.A709])" office:value-type="float" office:value="0.272980488256011" calcext:value-type="float">
            <text:p>0.27298048825601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48598" calcext:value-type="float">
            <text:p>0.84860 </text:p>
          </table:table-cell>
          <table:table-cell table:style-name="ce6" table:formula="of:=ATANH([.A710])" office:value-type="float" office:value="1.25112212098727" calcext:value-type="float">
            <text:p>1.25112212098727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55638" calcext:value-type="float">
            <text:p>0.75564 </text:p>
          </table:table-cell>
          <table:table-cell table:style-name="ce6" table:formula="of:=ATANH([.A711])" office:value-type="float" office:value="0.985968435103898" calcext:value-type="float">
            <text:p>0.98596843510389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95535" calcext:value-type="float">
            <text:p>0.89554 </text:p>
          </table:table-cell>
          <table:table-cell table:style-name="ce6" table:formula="of:=ATANH([.A712])" office:value-type="float" office:value="1.44920215624836" calcext:value-type="float">
            <text:p>1.44920215624836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27396" calcext:value-type="float">
            <text:p>0.92740 </text:p>
          </table:table-cell>
          <table:table-cell table:style-name="ce6" table:formula="of:=ATANH([.A713])" office:value-type="float" office:value="1.63945256567433" calcext:value-type="float">
            <text:p>1.63945256567433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73104" calcext:value-type="float">
            <text:p>0.87310 </text:p>
          </table:table-cell>
          <table:table-cell table:style-name="ce6" table:formula="of:=ATANH([.A714])" office:value-type="float" office:value="1.34599218672795" calcext:value-type="float">
            <text:p>1.34599218672795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24036" calcext:value-type="float">
            <text:p>0.22404 </text:p>
          </table:table-cell>
          <table:table-cell table:style-name="ce6" table:formula="of:=ATANH([.A715])" office:value-type="float" office:value="0.227901373524974" calcext:value-type="float">
            <text:p>0.22790137352497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70812" calcext:value-type="float">
            <text:p>0.17081 </text:p>
          </table:table-cell>
          <table:table-cell table:style-name="ce6" table:formula="of:=ATANH([.A716])" office:value-type="float" office:value="0.172502947745223" calcext:value-type="float">
            <text:p>0.17250294774522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39775" calcext:value-type="float">
            <text:p>0.13978 </text:p>
          </table:table-cell>
          <table:table-cell table:style-name="ce6" table:formula="of:=ATANH([.A717])" office:value-type="float" office:value="0.14069608527593" calcext:value-type="float">
            <text:p>0.14069608527593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80703" calcext:value-type="float">
            <text:p>0.88070 </text:p>
          </table:table-cell>
          <table:table-cell table:style-name="ce6" table:formula="of:=ATANH([.A718])" office:value-type="float" office:value="1.37889236999942" calcext:value-type="float">
            <text:p>1.37889236999942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87487" calcext:value-type="float">
            <text:p>0.98749 </text:p>
          </table:table-cell>
          <table:table-cell table:style-name="ce6" table:formula="of:=ATANH([.A719])" office:value-type="float" office:value="2.53392910087184" calcext:value-type="float">
            <text:p>2.53392910087184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59874" calcext:value-type="float">
            <text:p>0.35987 </text:p>
          </table:table-cell>
          <table:table-cell table:style-name="ce6" table:formula="of:=ATANH([.A720])" office:value-type="float" office:value="0.376741147701446" calcext:value-type="float">
            <text:p>0.37674114770144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21021" calcext:value-type="float">
            <text:p>0.62102 </text:p>
          </table:table-cell>
          <table:table-cell table:style-name="ce6" table:formula="of:=ATANH([.A721])" office:value-type="float" office:value="0.726665341020758" calcext:value-type="float">
            <text:p>0.72666534102075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33033" calcext:value-type="float">
            <text:p>0.83303 </text:p>
          </table:table-cell>
          <table:table-cell table:style-name="ce6" table:formula="of:=ATANH([.A722])" office:value-type="float" office:value="1.19796553142552" calcext:value-type="float">
            <text:p>1.19796553142552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19498" calcext:value-type="float">
            <text:p>0.31950 </text:p>
          </table:table-cell>
          <table:table-cell table:style-name="ce6" table:formula="of:=ATANH([.A723])" office:value-type="float" office:value="0.331087939556972" calcext:value-type="float">
            <text:p>0.33108793955697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65761" calcext:value-type="float">
            <text:p>0.66576 </text:p>
          </table:table-cell>
          <table:table-cell table:style-name="ce6" table:formula="of:=ATANH([.A724])" office:value-type="float" office:value="0.803090524555597" calcext:value-type="float">
            <text:p>0.80309052455559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89886" calcext:value-type="float">
            <text:p>0.18989 </text:p>
          </table:table-cell>
          <table:table-cell table:style-name="ce6" table:formula="of:=ATANH([.A725])" office:value-type="float" office:value="0.19221890234656" calcext:value-type="float">
            <text:p>0.19221890234656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88754" calcext:value-type="float">
            <text:p>0.48875 </text:p>
          </table:table-cell>
          <table:table-cell table:style-name="ce6" table:formula="of:=ATANH([.A726])" office:value-type="float" office:value="0.534421962059088" calcext:value-type="float">
            <text:p>0.53442196205908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98242" calcext:value-type="float">
            <text:p>0.79824 </text:p>
          </table:table-cell>
          <table:table-cell table:style-name="ce6" table:formula="of:=ATANH([.A727])" office:value-type="float" office:value="1.09374792028405" calcext:value-type="float">
            <text:p>1.09374792028405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92245" calcext:value-type="float">
            <text:p>0.29225 </text:p>
          </table:table-cell>
          <table:table-cell table:style-name="ce6" table:formula="of:=ATANH([.A728])" office:value-type="float" office:value="0.301019153119894" calcext:value-type="float">
            <text:p>0.30101915311989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21354" calcext:value-type="float">
            <text:p>0.92135 </text:p>
          </table:table-cell>
          <table:table-cell table:style-name="ce6" table:formula="of:=ATANH([.A729])" office:value-type="float" office:value="1.59791432741716" calcext:value-type="float">
            <text:p>1.59791432741716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65188" calcext:value-type="float">
            <text:p>0.06519 </text:p>
          </table:table-cell>
          <table:table-cell table:style-name="ce6" table:formula="of:=ATANH([.A730])" office:value-type="float" office:value="0.0652805744167438" calcext:value-type="float">
            <text:p>0.065280574416743800</text:p>
          </table:table-cell>
          <table:table-cell table:number-columns-repeated="1022"/>
        </table:table-row>
        <table:table-row table:style-name="ro2">
          <table:table-cell table:style-name="ce4" office:value-type="float" office:value="0.945982" calcext:value-type="float">
            <text:p>0.94598 </text:p>
          </table:table-cell>
          <table:table-cell table:style-name="ce6" table:formula="of:=ATANH([.A731])" office:value-type="float" office:value="1.79210234430286" calcext:value-type="float">
            <text:p>1.79210234430286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49373" calcext:value-type="float">
            <text:p>0.64937 </text:p>
          </table:table-cell>
          <table:table-cell table:style-name="ce6" table:formula="of:=ATANH([.A732])" office:value-type="float" office:value="0.774213757157908" calcext:value-type="float">
            <text:p>0.77421375715790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54088" calcext:value-type="float">
            <text:p>0.15409 </text:p>
          </table:table-cell>
          <table:table-cell table:style-name="ce6" table:formula="of:=ATANH([.A733])" office:value-type="float" office:value="0.155325182688224" calcext:value-type="float">
            <text:p>0.15532518268822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39579" calcext:value-type="float">
            <text:p>0.33958 </text:p>
          </table:table-cell>
          <table:table-cell table:style-name="ce6" table:formula="of:=ATANH([.A734])" office:value-type="float" office:value="0.353616577012867" calcext:value-type="float">
            <text:p>0.35361657701286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50737" calcext:value-type="float">
            <text:p>0.55074 </text:p>
          </table:table-cell>
          <table:table-cell table:style-name="ce6" table:formula="of:=ATANH([.A735])" office:value-type="float" office:value="0.619438559207604" calcext:value-type="float">
            <text:p>0.61943855920760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14206" calcext:value-type="float">
            <text:p>0.51421 </text:p>
          </table:table-cell>
          <table:table-cell table:style-name="ce6" table:formula="of:=ATANH([.A736])" office:value-type="float" office:value="0.568430911209814" calcext:value-type="float">
            <text:p>0.56843091120981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33473" calcext:value-type="float">
            <text:p>0.63347 </text:p>
          </table:table-cell>
          <table:table-cell table:style-name="ce6" table:formula="of:=ATANH([.A737])" office:value-type="float" office:value="0.747195756757876" calcext:value-type="float">
            <text:p>0.74719575675787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45897" calcext:value-type="float">
            <text:p>0.34590 </text:p>
          </table:table-cell>
          <table:table-cell table:style-name="ce6" table:formula="of:=ATANH([.A738])" office:value-type="float" office:value="0.360775576417057" calcext:value-type="float">
            <text:p>0.36077557641705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00507" calcext:value-type="float">
            <text:p>0.20051 </text:p>
          </table:table-cell>
          <table:table-cell table:style-name="ce6" table:formula="of:=ATANH([.A739])" office:value-type="float" office:value="0.203260734892294" calcext:value-type="float">
            <text:p>0.20326073489229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53026" calcext:value-type="float">
            <text:p>0.55303 </text:p>
          </table:table-cell>
          <table:table-cell table:style-name="ce6" table:formula="of:=ATANH([.A740])" office:value-type="float" office:value="0.62273006871242" calcext:value-type="float">
            <text:p>0.62273006871242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70147" calcext:value-type="float">
            <text:p>0.57015 </text:p>
          </table:table-cell>
          <table:table-cell table:style-name="ce6" table:formula="of:=ATANH([.A741])" office:value-type="float" office:value="0.647740617378826" calcext:value-type="float">
            <text:p>0.64774061737882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2374" calcext:value-type="float">
            <text:p>0.32374 </text:p>
          </table:table-cell>
          <table:table-cell table:style-name="ce6" table:formula="of:=ATANH([.A742])" office:value-type="float" office:value="0.335819362554267" calcext:value-type="float">
            <text:p>0.33581936255426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61647" calcext:value-type="float">
            <text:p>0.06165 </text:p>
          </table:table-cell>
          <table:table-cell table:style-name="ce6" table:formula="of:=ATANH([.A743])" office:value-type="float" office:value="0.0617252720001503" calcext:value-type="float">
            <text:p>0.061725272000150300</text:p>
          </table:table-cell>
          <table:table-cell table:number-columns-repeated="1022"/>
        </table:table-row>
        <table:table-row table:style-name="ro2">
          <table:table-cell table:style-name="ce4" office:value-type="float" office:value="0.110935" calcext:value-type="float">
            <text:p>0.11094 </text:p>
          </table:table-cell>
          <table:table-cell table:style-name="ce6" table:formula="of:=ATANH([.A744])" office:value-type="float" office:value="0.111393466687962" calcext:value-type="float">
            <text:p>0.11139346668796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96054" calcext:value-type="float">
            <text:p>0.89605 </text:p>
          </table:table-cell>
          <table:table-cell table:style-name="ce6" table:formula="of:=ATANH([.A745])" office:value-type="float" office:value="1.45182931494844" calcext:value-type="float">
            <text:p>1.45182931494844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75411" calcext:value-type="float">
            <text:p>0.07541 </text:p>
          </table:table-cell>
          <table:table-cell table:style-name="ce6" table:formula="of:=ATANH([.A746])" office:value-type="float" office:value="0.0755544393142791" calcext:value-type="float">
            <text:p>0.075554439314279100</text:p>
          </table:table-cell>
          <table:table-cell table:number-columns-repeated="1022"/>
        </table:table-row>
        <table:table-row table:style-name="ro2">
          <table:table-cell table:style-name="ce4" office:value-type="float" office:value="0.432783" calcext:value-type="float">
            <text:p>0.43278 </text:p>
          </table:table-cell>
          <table:table-cell table:style-name="ce6" table:formula="of:=ATANH([.A747])" office:value-type="float" office:value="0.463316019618065" calcext:value-type="float">
            <text:p>0.46331601961806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75466" calcext:value-type="float">
            <text:p>0.67547 </text:p>
          </table:table-cell>
          <table:table-cell table:style-name="ce6" table:formula="of:=ATANH([.A748])" office:value-type="float" office:value="0.82072815364332" calcext:value-type="float">
            <text:p>0.82072815364332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98886" calcext:value-type="float">
            <text:p>0.49889 </text:p>
          </table:table-cell>
          <table:table-cell table:style-name="ce6" table:formula="of:=ATANH([.A749])" office:value-type="float" office:value="0.547821912199751" calcext:value-type="float">
            <text:p>0.54782191219975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87524" calcext:value-type="float">
            <text:p>0.38752 </text:p>
          </table:table-cell>
          <table:table-cell table:style-name="ce6" table:formula="of:=ATANH([.A750])" office:value-type="float" office:value="0.408883192395289" calcext:value-type="float">
            <text:p>0.40888319239528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05228" calcext:value-type="float">
            <text:p>0.10523 </text:p>
          </table:table-cell>
          <table:table-cell table:style-name="ce6" table:formula="of:=ATANH([.A751])" office:value-type="float" office:value="0.105618995145905" calcext:value-type="float">
            <text:p>0.10561899514590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19919" calcext:value-type="float">
            <text:p>0.91992 </text:p>
          </table:table-cell>
          <table:table-cell table:style-name="ce6" table:formula="of:=ATANH([.A752])" office:value-type="float" office:value="1.58849982709521" calcext:value-type="float">
            <text:p>1.58849982709521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16514" calcext:value-type="float">
            <text:p>0.71651 </text:p>
          </table:table-cell>
          <table:table-cell table:style-name="ce6" table:formula="of:=ATANH([.A753])" office:value-type="float" office:value="0.900444014881879" calcext:value-type="float">
            <text:p>0.90044401488187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72903" calcext:value-type="float">
            <text:p>0.67290 </text:p>
          </table:table-cell>
          <table:table-cell table:style-name="ce6" table:formula="of:=ATANH([.A754])" office:value-type="float" office:value="0.816029478316808" calcext:value-type="float">
            <text:p>0.81602947831680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61403" calcext:value-type="float">
            <text:p>0.06140 </text:p>
          </table:table-cell>
          <table:table-cell table:style-name="ce6" table:formula="of:=ATANH([.A755])" office:value-type="float" office:value="0.0614803448699746" calcext:value-type="float">
            <text:p>0.061480344869974600</text:p>
          </table:table-cell>
          <table:table-cell table:number-columns-repeated="1022"/>
        </table:table-row>
        <table:table-row table:style-name="ro2">
          <table:table-cell table:style-name="ce4" office:value-type="float" office:value="0.733482" calcext:value-type="float">
            <text:p>0.73348 </text:p>
          </table:table-cell>
          <table:table-cell table:style-name="ce6" table:formula="of:=ATANH([.A756])" office:value-type="float" office:value="0.936222798957649" calcext:value-type="float">
            <text:p>0.93622279895764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71975" calcext:value-type="float">
            <text:p>0.87198 </text:p>
          </table:table-cell>
          <table:table-cell table:style-name="ce6" table:formula="of:=ATANH([.A757])" office:value-type="float" office:value="1.34126187244945" calcext:value-type="float">
            <text:p>1.34126187244945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90097" calcext:value-type="float">
            <text:p>0.49010 </text:p>
          </table:table-cell>
          <table:table-cell table:style-name="ce6" table:formula="of:=ATANH([.A758])" office:value-type="float" office:value="0.536187992970658" calcext:value-type="float">
            <text:p>0.53618799297065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42314" calcext:value-type="float">
            <text:p>0.54231 </text:p>
          </table:table-cell>
          <table:table-cell table:style-name="ce6" table:formula="of:=ATANH([.A759])" office:value-type="float" office:value="0.607427902784904" calcext:value-type="float">
            <text:p>0.60742790278490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43742" calcext:value-type="float">
            <text:p>0.14374 </text:p>
          </table:table-cell>
          <table:table-cell table:style-name="ce6" table:formula="of:=ATANH([.A760])" office:value-type="float" office:value="0.144744444715634" calcext:value-type="float">
            <text:p>0.14474444471563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3123" calcext:value-type="float">
            <text:p>0.13123 </text:p>
          </table:table-cell>
          <table:table-cell table:style-name="ce6" table:formula="of:=ATANH([.A761])" office:value-type="float" office:value="0.131991198551548" calcext:value-type="float">
            <text:p>0.13199119855154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95553" calcext:value-type="float">
            <text:p>0.09555 </text:p>
          </table:table-cell>
          <table:table-cell table:style-name="ce6" table:formula="of:=ATANH([.A762])" office:value-type="float" office:value="0.09584541519567" calcext:value-type="float">
            <text:p>0.09584541519567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15351" calcext:value-type="float">
            <text:p>0.01535 </text:p>
          </table:table-cell>
          <table:table-cell table:style-name="ce6" table:formula="of:=ATANH([.A763])" office:value-type="float" office:value="0.0153522060079539" calcext:value-type="float">
            <text:p>0.015352206007953900</text:p>
          </table:table-cell>
          <table:table-cell table:number-columns-repeated="1022"/>
        </table:table-row>
        <table:table-row table:style-name="ro2">
          <table:table-cell table:style-name="ce4" office:value-type="float" office:value="0.537797" calcext:value-type="float">
            <text:p>0.53780 </text:p>
          </table:table-cell>
          <table:table-cell table:style-name="ce6" table:formula="of:=ATANH([.A764])" office:value-type="float" office:value="0.601050981620716" calcext:value-type="float">
            <text:p>0.60105098162071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64278" calcext:value-type="float">
            <text:p>0.46428 </text:p>
          </table:table-cell>
          <table:table-cell table:style-name="ce6" table:formula="of:=ATANH([.A765])" office:value-type="float" office:value="0.502751098699608" calcext:value-type="float">
            <text:p>0.50275109869960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85507" calcext:value-type="float">
            <text:p>0.68551 </text:p>
          </table:table-cell>
          <table:table-cell table:style-name="ce6" table:formula="of:=ATANH([.A766])" office:value-type="float" office:value="0.839429934697337" calcext:value-type="float">
            <text:p>0.83942993469733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74099" calcext:value-type="float">
            <text:p>0.07410 </text:p>
          </table:table-cell>
          <table:table-cell table:style-name="ce6" table:formula="of:=ATANH([.A767])" office:value-type="float" office:value="0.0742350660539494" calcext:value-type="float">
            <text:p>0.074235066053949400</text:p>
          </table:table-cell>
          <table:table-cell table:number-columns-repeated="1022"/>
        </table:table-row>
        <table:table-row table:style-name="ro2">
          <table:table-cell table:style-name="ce4" office:value-type="float" office:value="0.088839" calcext:value-type="float">
            <text:p>0.08884 </text:p>
          </table:table-cell>
          <table:table-cell table:style-name="ce6" table:formula="of:=ATANH([.A768])" office:value-type="float" office:value="0.0890738297158438" calcext:value-type="float">
            <text:p>0.089073829715843800</text:p>
          </table:table-cell>
          <table:table-cell table:number-columns-repeated="1022"/>
        </table:table-row>
        <table:table-row table:style-name="ro2">
          <table:table-cell table:style-name="ce4" office:value-type="float" office:value="0.990753" calcext:value-type="float">
            <text:p>0.99075 </text:p>
          </table:table-cell>
          <table:table-cell table:style-name="ce6" table:formula="of:=ATANH([.A769])" office:value-type="float" office:value="2.68598453175533" calcext:value-type="float">
            <text:p>2.68598453175533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83413" calcext:value-type="float">
            <text:p>0.48341 </text:p>
          </table:table-cell>
          <table:table-cell table:style-name="ce6" table:formula="of:=ATANH([.A770])" office:value-type="float" office:value="0.52742853855369" calcext:value-type="float">
            <text:p>0.52742853855369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0047" calcext:value-type="float">
            <text:p>0.80047 </text:p>
          </table:table-cell>
          <table:table-cell table:style-name="ce6" table:formula="of:=ATANH([.A771])" office:value-type="float" office:value="1.09991920997368" calcext:value-type="float">
            <text:p>1.09991920997368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93786" calcext:value-type="float">
            <text:p>0.79379 </text:p>
          </table:table-cell>
          <table:table-cell table:style-name="ce6" table:formula="of:=ATANH([.A772])" office:value-type="float" office:value="1.08158464223377" calcext:value-type="float">
            <text:p>1.08158464223377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91897" calcext:value-type="float">
            <text:p>0.49190 </text:p>
          </table:table-cell>
          <table:table-cell table:style-name="ce6" table:formula="of:=ATANH([.A773])" office:value-type="float" office:value="0.538559780298175" calcext:value-type="float">
            <text:p>0.53855978029817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296" calcext:value-type="float">
            <text:p>0.32960 </text:p>
          </table:table-cell>
          <table:table-cell table:style-name="ce6" table:formula="of:=ATANH([.A774])" office:value-type="float" office:value="0.342379437466655" calcext:value-type="float">
            <text:p>0.34237943746665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21296" calcext:value-type="float">
            <text:p>0.62130 </text:p>
          </table:table-cell>
          <table:table-cell table:style-name="ce6" table:formula="of:=ATANH([.A775])" office:value-type="float" office:value="0.727113105547269" calcext:value-type="float">
            <text:p>0.72711310554726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28474" calcext:value-type="float">
            <text:p>0.02847 </text:p>
          </table:table-cell>
          <table:table-cell table:style-name="ce6" table:formula="of:=ATANH([.A776])" office:value-type="float" office:value="0.0284816990213825" calcext:value-type="float">
            <text:p>0.028481699021382500</text:p>
          </table:table-cell>
          <table:table-cell table:number-columns-repeated="1022"/>
        </table:table-row>
        <table:table-row table:style-name="ro2">
          <table:table-cell table:style-name="ce4" office:value-type="float" office:value="0.369701" calcext:value-type="float">
            <text:p>0.36970 </text:p>
          </table:table-cell>
          <table:table-cell table:style-name="ce6" table:formula="of:=ATANH([.A777])" office:value-type="float" office:value="0.388076718427836" calcext:value-type="float">
            <text:p>0.38807671842783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2877" calcext:value-type="float">
            <text:p>0.92877 </text:p>
          </table:table-cell>
          <table:table-cell table:style-name="ce6" table:formula="of:=ATANH([.A778])" office:value-type="float" office:value="1.64936184752179" calcext:value-type="float">
            <text:p>1.64936184752179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90558" calcext:value-type="float">
            <text:p>0.19056 </text:p>
          </table:table-cell>
          <table:table-cell table:style-name="ce6" table:formula="of:=ATANH([.A779])" office:value-type="float" office:value="0.192916131190595" calcext:value-type="float">
            <text:p>0.19291613119059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271" calcext:value-type="float">
            <text:p>0.02710 </text:p>
          </table:table-cell>
          <table:table-cell table:style-name="ce6" table:formula="of:=ATANH([.A780])" office:value-type="float" office:value="0.0271066370951883" calcext:value-type="float">
            <text:p>0.027106637095188300</text:p>
          </table:table-cell>
          <table:table-cell table:number-columns-repeated="1022"/>
        </table:table-row>
        <table:table-row table:style-name="ro2">
          <table:table-cell table:style-name="ce4" office:value-type="float" office:value="0.834468" calcext:value-type="float">
            <text:p>0.83447 </text:p>
          </table:table-cell>
          <table:table-cell table:style-name="ce6" table:formula="of:=ATANH([.A781])" office:value-type="float" office:value="1.20267263529853" calcext:value-type="float">
            <text:p>1.20267263529853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12183" calcext:value-type="float">
            <text:p>0.41218 </text:p>
          </table:table-cell>
          <table:table-cell table:style-name="ce6" table:formula="of:=ATANH([.A782])" office:value-type="float" office:value="0.438238169043194" calcext:value-type="float">
            <text:p>0.43823816904319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27738" calcext:value-type="float">
            <text:p>0.32774 </text:p>
          </table:table-cell>
          <table:table-cell table:style-name="ce6" table:formula="of:=ATANH([.A783])" office:value-type="float" office:value="0.340291937961993" calcext:value-type="float">
            <text:p>0.34029193796199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91107" calcext:value-type="float">
            <text:p>0.19111 </text:p>
          </table:table-cell>
          <table:table-cell table:style-name="ce6" table:formula="of:=ATANH([.A784])" office:value-type="float" office:value="0.19348587976545" calcext:value-type="float">
            <text:p>0.19348587976545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02222" calcext:value-type="float">
            <text:p>0.60222 </text:p>
          </table:table-cell>
          <table:table-cell table:style-name="ce6" table:formula="of:=ATANH([.A785])" office:value-type="float" office:value="0.696626317044434" calcext:value-type="float">
            <text:p>0.69662631704443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70617" calcext:value-type="float">
            <text:p>0.37062 </text:p>
          </table:table-cell>
          <table:table-cell table:style-name="ce6" table:formula="of:=ATANH([.A786])" office:value-type="float" office:value="0.389138153993465" calcext:value-type="float">
            <text:p>0.38913815399346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44328" calcext:value-type="float">
            <text:p>0.54433 </text:p>
          </table:table-cell>
          <table:table-cell table:style-name="ce6" table:formula="of:=ATANH([.A787])" office:value-type="float" office:value="0.610285445403522" calcext:value-type="float">
            <text:p>0.61028544540352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34877" calcext:value-type="float">
            <text:p>0.63488 </text:p>
          </table:table-cell>
          <table:table-cell table:style-name="ce6" table:formula="of:=ATANH([.A788])" office:value-type="float" office:value="0.749544284013478" calcext:value-type="float">
            <text:p>0.74954428401347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83084" calcext:value-type="float">
            <text:p>0.88308 </text:p>
          </table:table-cell>
          <table:table-cell table:style-name="ce6" table:formula="of:=ATANH([.A789])" office:value-type="float" office:value="1.3896052045482" calcext:value-type="float">
            <text:p>1.38960520454820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13947" calcext:value-type="float">
            <text:p>0.01395 </text:p>
          </table:table-cell>
          <table:table-cell table:style-name="ce6" table:formula="of:=ATANH([.A790])" office:value-type="float" office:value="0.0139479044235018" calcext:value-type="float">
            <text:p>0.013947904423501800</text:p>
          </table:table-cell>
          <table:table-cell table:number-columns-repeated="1022"/>
        </table:table-row>
        <table:table-row table:style-name="ro2">
          <table:table-cell table:style-name="ce4" office:value-type="float" office:value="0.18952" calcext:value-type="float">
            <text:p>0.18952 </text:p>
          </table:table-cell>
          <table:table-cell table:style-name="ce6" table:formula="of:=ATANH([.A791])" office:value-type="float" office:value="0.191839239321773" calcext:value-type="float">
            <text:p>0.19183923932177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73745" calcext:value-type="float">
            <text:p>0.87375 </text:p>
          </table:table-cell>
          <table:table-cell table:style-name="ce6" table:formula="of:=ATANH([.A792])" office:value-type="float" office:value="1.34869535481798" calcext:value-type="float">
            <text:p>1.34869535481798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41984" calcext:value-type="float">
            <text:p>0.94198 </text:p>
          </table:table-cell>
          <table:table-cell table:style-name="ce6" table:formula="of:=ATANH([.A793])" office:value-type="float" office:value="1.75537328765797" calcext:value-type="float">
            <text:p>1.75537328765797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14429" calcext:value-type="float">
            <text:p>0.61443 </text:p>
          </table:table-cell>
          <table:table-cell table:style-name="ce6" table:formula="of:=ATANH([.A794])" office:value-type="float" office:value="0.716005630164374" calcext:value-type="float">
            <text:p>0.71600563016437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46269" calcext:value-type="float">
            <text:p>0.74627 </text:p>
          </table:table-cell>
          <table:table-cell table:style-name="ce6" table:formula="of:=ATANH([.A795])" office:value-type="float" office:value="0.964481070132404" calcext:value-type="float">
            <text:p>0.96448107013240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61007" calcext:value-type="float">
            <text:p>0.06101 </text:p>
          </table:table-cell>
          <table:table-cell table:style-name="ce6" table:formula="of:=ATANH([.A796])" office:value-type="float" office:value="0.0610828558501545" calcext:value-type="float">
            <text:p>0.061082855850154500</text:p>
          </table:table-cell>
          <table:table-cell table:number-columns-repeated="1022"/>
        </table:table-row>
        <table:table-row table:style-name="ro2">
          <table:table-cell table:style-name="ce4" office:value-type="float" office:value="0.012787" calcext:value-type="float">
            <text:p>0.01279 </text:p>
          </table:table-cell>
          <table:table-cell table:style-name="ce6" table:formula="of:=ATANH([.A797])" office:value-type="float" office:value="0.0127876969912883" calcext:value-type="float">
            <text:p>0.012787696991288300</text:p>
          </table:table-cell>
          <table:table-cell table:number-columns-repeated="1022"/>
        </table:table-row>
        <table:table-row table:style-name="ro2">
          <table:table-cell table:style-name="ce4" office:value-type="float" office:value="0.88873" calcext:value-type="float">
            <text:p>0.88873 </text:p>
          </table:table-cell>
          <table:table-cell table:style-name="ce6" table:formula="of:=ATANH([.A798])" office:value-type="float" office:value="1.41585012217369" calcext:value-type="float">
            <text:p>1.41585012217369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08786" calcext:value-type="float">
            <text:p>0.30879 </text:p>
          </table:table-cell>
          <table:table-cell table:style-name="ce6" table:formula="of:=ATANH([.A799])" office:value-type="float" office:value="0.319202898527701" calcext:value-type="float">
            <text:p>0.31920289852770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80013" calcext:value-type="float">
            <text:p>0.68001 </text:p>
          </table:table-cell>
          <table:table-cell table:style-name="ce6" table:formula="of:=ATANH([.A800])" office:value-type="float" office:value="0.829138220247025" calcext:value-type="float">
            <text:p>0.82913822024702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47377" calcext:value-type="float">
            <text:p>0.84738 </text:p>
          </table:table-cell>
          <table:table-cell table:style-name="ce6" table:formula="of:=ATANH([.A801])" office:value-type="float" office:value="1.24677562290974" calcext:value-type="float">
            <text:p>1.24677562290974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76455" calcext:value-type="float">
            <text:p>0.47646 </text:p>
          </table:table-cell>
          <table:table-cell table:style-name="ce6" table:formula="of:=ATANH([.A802])" office:value-type="float" office:value="0.518388118368681" calcext:value-type="float">
            <text:p>0.51838811836868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73339" calcext:value-type="float">
            <text:p>0.77334 </text:p>
          </table:table-cell>
          <table:table-cell table:style-name="ce6" table:formula="of:=ATANH([.A803])" office:value-type="float" office:value="1.02858198998083" calcext:value-type="float">
            <text:p>1.02858198998083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97293" calcext:value-type="float">
            <text:p>0.09729 </text:p>
          </table:table-cell>
          <table:table-cell table:style-name="ce6" table:formula="of:=ATANH([.A804])" office:value-type="float" office:value="0.0976017449467476" calcext:value-type="float">
            <text:p>0.097601744946747600</text:p>
          </table:table-cell>
          <table:table-cell table:number-columns-repeated="1022"/>
        </table:table-row>
        <table:table-row table:style-name="ro2">
          <table:table-cell table:style-name="ce4" office:value-type="float" office:value="0.680349" calcext:value-type="float">
            <text:p>0.68035 </text:p>
          </table:table-cell>
          <table:table-cell table:style-name="ce6" table:formula="of:=ATANH([.A805])" office:value-type="float" office:value="0.829763506644209" calcext:value-type="float">
            <text:p>0.82976350664420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7011" calcext:value-type="float">
            <text:p>0.17011 </text:p>
          </table:table-cell>
          <table:table-cell table:style-name="ce6" table:formula="of:=ATANH([.A806])" office:value-type="float" office:value="0.17177993928961" calcext:value-type="float">
            <text:p>0.17177993928961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72668" calcext:value-type="float">
            <text:p>0.77267 </text:p>
          </table:table-cell>
          <table:table-cell table:style-name="ce6" table:formula="of:=ATANH([.A807])" office:value-type="float" office:value="1.02691476562076" calcext:value-type="float">
            <text:p>1.02691476562076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83724" calcext:value-type="float">
            <text:p>0.88372 </text:p>
          </table:table-cell>
          <table:table-cell table:style-name="ce6" table:formula="of:=ATANH([.A808])" office:value-type="float" office:value="1.39251963610756" calcext:value-type="float">
            <text:p>1.39251963610756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91598" calcext:value-type="float">
            <text:p>0.89160 </text:p>
          </table:table-cell>
          <table:table-cell table:style-name="ce6" table:formula="of:=ATANH([.A809])" office:value-type="float" office:value="1.42966535722167" calcext:value-type="float">
            <text:p>1.42966535722167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53377" calcext:value-type="float">
            <text:p>0.05338 </text:p>
          </table:table-cell>
          <table:table-cell table:style-name="ce6" table:formula="of:=ATANH([.A810])" office:value-type="float" office:value="0.0534277790435401" calcext:value-type="float">
            <text:p>0.053427779043540100</text:p>
          </table:table-cell>
          <table:table-cell table:number-columns-repeated="1022"/>
        </table:table-row>
        <table:table-row table:style-name="ro2">
          <table:table-cell table:style-name="ce4" office:value-type="float" office:value="0.886319" calcext:value-type="float">
            <text:p>0.88632 </text:p>
          </table:table-cell>
          <table:table-cell table:style-name="ce6" table:formula="of:=ATANH([.A811])" office:value-type="float" office:value="1.40449315477883" calcext:value-type="float">
            <text:p>1.40449315477883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09061" calcext:value-type="float">
            <text:p>0.30906 </text:p>
          </table:table-cell>
          <table:table-cell table:style-name="ce6" table:formula="of:=ATANH([.A812])" office:value-type="float" office:value="0.319506911634862" calcext:value-type="float">
            <text:p>0.31950691163486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46764" calcext:value-type="float">
            <text:p>0.14676 </text:p>
          </table:table-cell>
          <table:table-cell table:style-name="ce6" table:formula="of:=ATANH([.A813])" office:value-type="float" office:value="0.147831581008984" calcext:value-type="float">
            <text:p>0.14783158100898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03894" calcext:value-type="float">
            <text:p>0.20389 </text:p>
          </table:table-cell>
          <table:table-cell table:style-name="ce6" table:formula="of:=ATANH([.A814])" office:value-type="float" office:value="0.206792119659087" calcext:value-type="float">
            <text:p>0.20679211965908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5717" calcext:value-type="float">
            <text:p>0.15717 </text:p>
          </table:table-cell>
          <table:table-cell table:style-name="ce6" table:formula="of:=ATANH([.A815])" office:value-type="float" office:value="0.158483685595054" calcext:value-type="float">
            <text:p>0.15848368559505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1699" calcext:value-type="float">
            <text:p>0.91699 </text:p>
          </table:table-cell>
          <table:table-cell table:style-name="ce6" table:formula="of:=ATANH([.A816])" office:value-type="float" office:value="1.5697752220405" calcext:value-type="float">
            <text:p>1.56977522204050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97952" calcext:value-type="float">
            <text:p>0.29795 </text:p>
          </table:table-cell>
          <table:table-cell table:style-name="ce6" table:formula="of:=ATANH([.A817])" office:value-type="float" office:value="0.307270569427213" calcext:value-type="float">
            <text:p>0.30727056942721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16794" calcext:value-type="float">
            <text:p>0.11679 </text:p>
          </table:table-cell>
          <table:table-cell table:style-name="ce6" table:formula="of:=ATANH([.A818])" office:value-type="float" office:value="0.117329445261412" calcext:value-type="float">
            <text:p>0.11732944526141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46211" calcext:value-type="float">
            <text:p>0.44621 </text:p>
          </table:table-cell>
          <table:table-cell table:style-name="ce6" table:formula="of:=ATANH([.A819])" office:value-type="float" office:value="0.479959282039451" calcext:value-type="float">
            <text:p>0.47995928203945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85986" calcext:value-type="float">
            <text:p>0.58599 </text:p>
          </table:table-cell>
          <table:table-cell table:style-name="ce6" table:formula="of:=ATANH([.A820])" office:value-type="float" office:value="0.671530892619412" calcext:value-type="float">
            <text:p>0.67153089261941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25129" calcext:value-type="float">
            <text:p>0.82513 </text:p>
          </table:table-cell>
          <table:table-cell table:style-name="ce6" table:formula="of:=ATANH([.A821])" office:value-type="float" office:value="1.17267869460353" calcext:value-type="float">
            <text:p>1.17267869460353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04959" calcext:value-type="float">
            <text:p>0.50496 </text:p>
          </table:table-cell>
          <table:table-cell table:style-name="ce6" table:formula="of:=ATANH([.A822])" office:value-type="float" office:value="0.555940173432764" calcext:value-type="float">
            <text:p>0.55594017343276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56148" calcext:value-type="float">
            <text:p>0.65615 </text:p>
          </table:table-cell>
          <table:table-cell table:style-name="ce6" table:formula="of:=ATANH([.A823])" office:value-type="float" office:value="0.786019185346883" calcext:value-type="float">
            <text:p>0.78601918534688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83428" calcext:value-type="float">
            <text:p>0.98343 </text:p>
          </table:table-cell>
          <table:table-cell table:style-name="ce6" table:formula="of:=ATANH([.A824])" office:value-type="float" office:value="2.39243370780488" calcext:value-type="float">
            <text:p>2.39243370780488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99887" calcext:value-type="float">
            <text:p>0.09989 </text:p>
          </table:table-cell>
          <table:table-cell table:style-name="ce6" table:formula="of:=ATANH([.A825])" office:value-type="float" office:value="0.10022120761925" calcext:value-type="float">
            <text:p>0.10022120761925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32771" calcext:value-type="float">
            <text:p>0.63277 </text:p>
          </table:table-cell>
          <table:table-cell table:style-name="ce6" table:formula="of:=ATANH([.A826])" office:value-type="float" office:value="0.746024109386819" calcext:value-type="float">
            <text:p>0.74602410938681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55632" calcext:value-type="float">
            <text:p>0.35563 </text:p>
          </table:table-cell>
          <table:table-cell table:style-name="ce6" table:formula="of:=ATANH([.A827])" office:value-type="float" office:value="0.371876526882528" calcext:value-type="float">
            <text:p>0.37187652688252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17835" calcext:value-type="float">
            <text:p>0.81784 </text:p>
          </table:table-cell>
          <table:table-cell table:style-name="ce6" table:formula="of:=ATANH([.A828])" office:value-type="float" office:value="1.15024432088343" calcext:value-type="float">
            <text:p>1.15024432088343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52998" calcext:value-type="float">
            <text:p>0.25300 </text:p>
          </table:table-cell>
          <table:table-cell table:style-name="ce6" table:formula="of:=ATANH([.A829])" office:value-type="float" office:value="0.258613248110098" calcext:value-type="float">
            <text:p>0.25861324811009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39137" calcext:value-type="float">
            <text:p>0.83914 </text:p>
          </table:table-cell>
          <table:table-cell table:style-name="ce6" table:formula="of:=ATANH([.A830])" office:value-type="float" office:value="1.21824932388961" calcext:value-type="float">
            <text:p>1.21824932388961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35108" calcext:value-type="float">
            <text:p>0.83511 </text:p>
          </table:table-cell>
          <table:table-cell table:style-name="ce6" table:formula="of:=ATANH([.A831])" office:value-type="float" office:value="1.20478395010247" calcext:value-type="float">
            <text:p>1.20478395010247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96686" calcext:value-type="float">
            <text:p>0.79669 </text:p>
          </table:table-cell>
          <table:table-cell table:style-name="ce6" table:formula="of:=ATANH([.A832])" office:value-type="float" office:value="1.08947377691674" calcext:value-type="float">
            <text:p>1.08947377691674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26237" calcext:value-type="float">
            <text:p>0.92624 </text:p>
          </table:table-cell>
          <table:table-cell table:style-name="ce6" table:formula="of:=ATANH([.A833])" office:value-type="float" office:value="1.63123319343737" calcext:value-type="float">
            <text:p>1.63123319343737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06293" calcext:value-type="float">
            <text:p>0.40629 </text:p>
          </table:table-cell>
          <table:table-cell table:style-name="ce6" table:formula="of:=ATANH([.A834])" office:value-type="float" office:value="0.431163255794664" calcext:value-type="float">
            <text:p>0.43116325579466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25248" calcext:value-type="float">
            <text:p>0.12525 </text:p>
          </table:table-cell>
          <table:table-cell table:style-name="ce6" table:formula="of:=ATANH([.A835])" office:value-type="float" office:value="0.125909158587971" calcext:value-type="float">
            <text:p>0.12590915858797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95334" calcext:value-type="float">
            <text:p>0.69533 </text:p>
          </table:table-cell>
          <table:table-cell table:style-name="ce6" table:formula="of:=ATANH([.A836])" office:value-type="float" office:value="0.858209477975187" calcext:value-type="float">
            <text:p>0.85820947797518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90451" calcext:value-type="float">
            <text:p>0.69045 </text:p>
          </table:table-cell>
          <table:table-cell table:style-name="ce6" table:formula="of:=ATANH([.A837])" office:value-type="float" office:value="0.848817118378232" calcext:value-type="float">
            <text:p>0.84881711837823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30494" calcext:value-type="float">
            <text:p>0.43049 </text:p>
          </table:table-cell>
          <table:table-cell table:style-name="ce6" table:formula="of:=ATANH([.A838])" office:value-type="float" office:value="0.46050289987724" calcext:value-type="float">
            <text:p>0.46050289987724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10132" calcext:value-type="float">
            <text:p>0.01013 </text:p>
          </table:table-cell>
          <table:table-cell table:style-name="ce6" table:formula="of:=ATANH([.A839])" office:value-type="float" office:value="0.0101323467296969" calcext:value-type="float">
            <text:p>0.010132346729696900</text:p>
          </table:table-cell>
          <table:table-cell table:number-columns-repeated="1022"/>
        </table:table-row>
        <table:table-row table:style-name="ro2">
          <table:table-cell table:style-name="ce4" office:value-type="float" office:value="0.443495" calcext:value-type="float">
            <text:p>0.44350 </text:p>
          </table:table-cell>
          <table:table-cell table:style-name="ce6" table:formula="of:=ATANH([.A840])" office:value-type="float" office:value="0.476573189946266" calcext:value-type="float">
            <text:p>0.47657318994626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11176" calcext:value-type="float">
            <text:p>0.41118 </text:p>
          </table:table-cell>
          <table:table-cell table:style-name="ce6" table:formula="of:=ATANH([.A841])" office:value-type="float" office:value="0.437025675425829" calcext:value-type="float">
            <text:p>0.43702567542582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50978" calcext:value-type="float">
            <text:p>0.85098 </text:p>
          </table:table-cell>
          <table:table-cell table:style-name="ce6" table:formula="of:=ATANH([.A842])" office:value-type="float" office:value="1.25968774049136" calcext:value-type="float">
            <text:p>1.25968774049136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65172" calcext:value-type="float">
            <text:p>0.56517 </text:p>
          </table:table-cell>
          <table:table-cell table:style-name="ce6" table:formula="of:=ATANH([.A843])" office:value-type="float" office:value="0.640400225245428" calcext:value-type="float">
            <text:p>0.64040022524542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35823" calcext:value-type="float">
            <text:p>0.63582 </text:p>
          </table:table-cell>
          <table:table-cell table:style-name="ce6" table:formula="of:=ATANH([.A844])" office:value-type="float" office:value="0.751130653707751" calcext:value-type="float">
            <text:p>0.75113065370775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42296" calcext:value-type="float">
            <text:p>0.34230 </text:p>
          </table:table-cell>
          <table:table-cell table:style-name="ce6" table:formula="of:=ATANH([.A845])" office:value-type="float" office:value="0.356690938720178" calcext:value-type="float">
            <text:p>0.35669093872017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93252" calcext:value-type="float">
            <text:p>0.29325 </text:p>
          </table:table-cell>
          <table:table-cell table:style-name="ce6" table:formula="of:=ATANH([.A846])" office:value-type="float" office:value="0.30212054432955" calcext:value-type="float">
            <text:p>0.30212054432955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51961" calcext:value-type="float">
            <text:p>0.25196 </text:p>
          </table:table-cell>
          <table:table-cell table:style-name="ce6" table:formula="of:=ATANH([.A847])" office:value-type="float" office:value="0.257505642681203" calcext:value-type="float">
            <text:p>0.25750564268120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72051" calcext:value-type="float">
            <text:p>0.37205 </text:p>
          </table:table-cell>
          <table:table-cell table:style-name="ce6" table:formula="of:=ATANH([.A848])" office:value-type="float" office:value="0.39080151331362" calcext:value-type="float">
            <text:p>0.39080151331362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29713" calcext:value-type="float">
            <text:p>0.22971 </text:p>
          </table:table-cell>
          <table:table-cell table:style-name="ce6" table:formula="of:=ATANH([.A849])" office:value-type="float" office:value="0.233886457565885" calcext:value-type="float">
            <text:p>0.23388645756588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83419" calcext:value-type="float">
            <text:p>0.88342 </text:p>
          </table:table-cell>
          <table:table-cell table:style-name="ce6" table:formula="of:=ATANH([.A850])" office:value-type="float" office:value="1.39112885539114" calcext:value-type="float">
            <text:p>1.39112885539114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0126" calcext:value-type="float">
            <text:p>0.10126 </text:p>
          </table:table-cell>
          <table:table-cell table:style-name="ce6" table:formula="of:=ATANH([.A851])" office:value-type="float" office:value="0.101608237695358" calcext:value-type="float">
            <text:p>0.10160823769535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34162" calcext:value-type="float">
            <text:p>0.83416 </text:p>
          </table:table-cell>
          <table:table-cell table:style-name="ce6" table:formula="of:=ATANH([.A852])" office:value-type="float" office:value="1.20166578609656" calcext:value-type="float">
            <text:p>1.20166578609656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06061" calcext:value-type="float">
            <text:p>0.20606 </text:p>
          </table:table-cell>
          <table:table-cell table:style-name="ce6" table:formula="of:=ATANH([.A853])" office:value-type="float" office:value="0.209054162169891" calcext:value-type="float">
            <text:p>0.20905416216989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88864" calcext:value-type="float">
            <text:p>0.68886 </text:p>
          </table:table-cell>
          <table:table-cell table:style-name="ce6" table:formula="of:=ATANH([.A854])" office:value-type="float" office:value="0.845790638460104" calcext:value-type="float">
            <text:p>0.84579063846010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14649" calcext:value-type="float">
            <text:p>0.01465 </text:p>
          </table:table-cell>
          <table:table-cell table:style-name="ce6" table:formula="of:=ATANH([.A855])" office:value-type="float" office:value="0.0146500479935392" calcext:value-type="float">
            <text:p>0.014650047993539200</text:p>
          </table:table-cell>
          <table:table-cell table:number-columns-repeated="1022"/>
        </table:table-row>
        <table:table-row table:style-name="ro2">
          <table:table-cell table:style-name="ce4" office:value-type="float" office:value="0.505325" calcext:value-type="float">
            <text:p>0.50533 </text:p>
          </table:table-cell>
          <table:table-cell table:style-name="ce6" table:formula="of:=ATANH([.A856])" office:value-type="float" office:value="0.556431559717581" calcext:value-type="float">
            <text:p>0.55643155971758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57591" calcext:value-type="float">
            <text:p>0.75759 </text:p>
          </table:table-cell>
          <table:table-cell table:style-name="ce6" table:formula="of:=ATANH([.A857])" office:value-type="float" office:value="0.990536509109743" calcext:value-type="float">
            <text:p>0.99053650910974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42808" calcext:value-type="float">
            <text:p>0.94281 </text:p>
          </table:table-cell>
          <table:table-cell table:style-name="ce6" table:formula="of:=ATANH([.A858])" office:value-type="float" office:value="1.76273779988337" calcext:value-type="float">
            <text:p>1.76273779988337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16819" calcext:value-type="float">
            <text:p>0.71682 </text:p>
          </table:table-cell>
          <table:table-cell table:style-name="ce6" table:formula="of:=ATANH([.A859])" office:value-type="float" office:value="0.901071084871677" calcext:value-type="float">
            <text:p>0.90107108487167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38429" calcext:value-type="float">
            <text:p>0.43843 </text:p>
          </table:table-cell>
          <table:table-cell table:style-name="ce6" table:formula="of:=ATANH([.A860])" office:value-type="float" office:value="0.470284305801388" calcext:value-type="float">
            <text:p>0.47028430580138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44542" calcext:value-type="float">
            <text:p>0.54454 </text:p>
          </table:table-cell>
          <table:table-cell table:style-name="ce6" table:formula="of:=ATANH([.A861])" office:value-type="float" office:value="0.61058959958661" calcext:value-type="float">
            <text:p>0.61058959958661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07877" calcext:value-type="float">
            <text:p>0.70788 </text:p>
          </table:table-cell>
          <table:table-cell table:style-name="ce6" table:formula="of:=ATANH([.A862])" office:value-type="float" office:value="0.882915705626262" calcext:value-type="float">
            <text:p>0.88291570562626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89569" calcext:value-type="float">
            <text:p>0.38957 </text:p>
          </table:table-cell>
          <table:table-cell table:style-name="ce6" table:formula="of:=ATANH([.A863])" office:value-type="float" office:value="0.411291820524895" calcext:value-type="float">
            <text:p>0.41129182052489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79202" calcext:value-type="float">
            <text:p>0.47920 </text:p>
          </table:table-cell>
          <table:table-cell table:style-name="ce6" table:formula="of:=ATANH([.A864])" office:value-type="float" office:value="0.521947890756499" calcext:value-type="float">
            <text:p>0.52194789075649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56456" calcext:value-type="float">
            <text:p>0.35646 </text:p>
          </table:table-cell>
          <table:table-cell table:style-name="ce6" table:formula="of:=ATANH([.A865])" office:value-type="float" office:value="0.372820147194322" calcext:value-type="float">
            <text:p>0.37282014719432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35472" calcext:value-type="float">
            <text:p>0.13547 </text:p>
          </table:table-cell>
          <table:table-cell table:style-name="ce6" table:formula="of:=ATANH([.A866])" office:value-type="float" office:value="0.136310004619064" calcext:value-type="float">
            <text:p>0.13631000461906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18601" calcext:value-type="float">
            <text:p>0.51860 </text:p>
          </table:table-cell>
          <table:table-cell table:style-name="ce6" table:formula="of:=ATANH([.A867])" office:value-type="float" office:value="0.574424173603985" calcext:value-type="float">
            <text:p>0.57442417360398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50764" calcext:value-type="float">
            <text:p>0.85076 </text:p>
          </table:table-cell>
          <table:table-cell table:style-name="ce6" table:formula="of:=ATANH([.A868])" office:value-type="float" office:value="1.25891243013377" calcext:value-type="float">
            <text:p>1.25891243013377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83367" calcext:value-type="float">
            <text:p>0.98337 </text:p>
          </table:table-cell>
          <table:table-cell table:style-name="ce6" table:formula="of:=ATANH([.A869])" office:value-type="float" office:value="2.39058125535451" calcext:value-type="float">
            <text:p>2.39058125535451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77203" calcext:value-type="float">
            <text:p>0.97720 </text:p>
          </table:table-cell>
          <table:table-cell table:style-name="ce6" table:formula="of:=ATANH([.A870])" office:value-type="float" office:value="2.23140477518654" calcext:value-type="float">
            <text:p>2.23140477518654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84405" calcext:value-type="float">
            <text:p>0.98441 </text:p>
          </table:table-cell>
          <table:table-cell table:style-name="ce6" table:formula="of:=ATANH([.A871])" office:value-type="float" office:value="2.42306202500862" calcext:value-type="float">
            <text:p>2.42306202500862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05921" calcext:value-type="float">
            <text:p>0.00592 </text:p>
          </table:table-cell>
          <table:table-cell table:style-name="ce6" table:formula="of:=ATANH([.A872])" office:value-type="float" office:value="0.00592106919473717" calcext:value-type="float">
            <text:p>0.005921069194737170</text:p>
          </table:table-cell>
          <table:table-cell table:number-columns-repeated="1022"/>
        </table:table-row>
        <table:table-row table:style-name="ro2">
          <table:table-cell table:style-name="ce4" office:value-type="float" office:value="0.284158" calcext:value-type="float">
            <text:p>0.28416 </text:p>
          </table:table-cell>
          <table:table-cell table:style-name="ce6" table:formula="of:=ATANH([.A873])" office:value-type="float" office:value="0.292199528710361" calcext:value-type="float">
            <text:p>0.29219952871036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04349" calcext:value-type="float">
            <text:p>0.50435 </text:p>
          </table:table-cell>
          <table:table-cell table:style-name="ce6" table:formula="of:=ATANH([.A874])" office:value-type="float" office:value="0.555121737716801" calcext:value-type="float">
            <text:p>0.55512173771680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28556" calcext:value-type="float">
            <text:p>0.92856 </text:p>
          </table:table-cell>
          <table:table-cell table:style-name="ce6" table:formula="of:=ATANH([.A875])" office:value-type="float" office:value="1.64780644464848" calcext:value-type="float">
            <text:p>1.64780644464848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53081" calcext:value-type="float">
            <text:p>0.15308 </text:p>
          </table:table-cell>
          <table:table-cell table:style-name="ce6" table:formula="of:=ATANH([.A876])" office:value-type="float" office:value="0.154293855440673" calcext:value-type="float">
            <text:p>0.15429385544067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33772" calcext:value-type="float">
            <text:p>0.23377 </text:p>
          </table:table-cell>
          <table:table-cell table:style-name="ce6" table:formula="of:=ATANH([.A877])" office:value-type="float" office:value="0.238175823410078" calcext:value-type="float">
            <text:p>0.23817582341007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92019" calcext:value-type="float">
            <text:p>0.49202 </text:p>
          </table:table-cell>
          <table:table-cell table:style-name="ce6" table:formula="of:=ATANH([.A878])" office:value-type="float" office:value="0.538720734981425" calcext:value-type="float">
            <text:p>0.53872073498142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26862" calcext:value-type="float">
            <text:p>0.42686 </text:p>
          </table:table-cell>
          <table:table-cell table:style-name="ce6" table:formula="of:=ATANH([.A879])" office:value-type="float" office:value="0.456053190504563" calcext:value-type="float">
            <text:p>0.45605319050456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62346" calcext:value-type="float">
            <text:p>0.36235 </text:p>
          </table:table-cell>
          <table:table-cell table:style-name="ce6" table:formula="of:=ATANH([.A880])" office:value-type="float" office:value="0.379583838069671" calcext:value-type="float">
            <text:p>0.37958383806967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29774" calcext:value-type="float">
            <text:p>0.22977 </text:p>
          </table:table-cell>
          <table:table-cell table:style-name="ce6" table:formula="of:=ATANH([.A881])" office:value-type="float" office:value="0.233950856685101" calcext:value-type="float">
            <text:p>0.23395085668510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23597" calcext:value-type="float">
            <text:p>0.42360 </text:p>
          </table:table-cell>
          <table:table-cell table:style-name="ce6" table:formula="of:=ATANH([.A882])" office:value-type="float" office:value="0.452067488734764" calcext:value-type="float">
            <text:p>0.45206748873476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00046" calcext:value-type="float">
            <text:p>0.50005 </text:p>
          </table:table-cell>
          <table:table-cell table:style-name="ce6" table:formula="of:=ATANH([.A883])" office:value-type="float" office:value="0.549367479548412" calcext:value-type="float">
            <text:p>0.54936747954841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57918" calcext:value-type="float">
            <text:p>0.65792 </text:p>
          </table:table-cell>
          <table:table-cell table:style-name="ce6" table:formula="of:=ATANH([.A884])" office:value-type="float" office:value="0.789133701444844" calcext:value-type="float">
            <text:p>0.78913370144484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40291" calcext:value-type="float">
            <text:p>0.44029 </text:p>
          </table:table-cell>
          <table:table-cell table:style-name="ce6" table:formula="of:=ATANH([.A885])" office:value-type="float" office:value="0.472591724838191" calcext:value-type="float">
            <text:p>0.47259172483819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72771" calcext:value-type="float">
            <text:p>0.57277 </text:p>
          </table:table-cell>
          <table:table-cell table:style-name="ce6" table:formula="of:=ATANH([.A886])" office:value-type="float" office:value="0.651637070766045" calcext:value-type="float">
            <text:p>0.65163707076604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9382" calcext:value-type="float">
            <text:p>0.49382 </text:p>
          </table:table-cell>
          <table:table-cell table:style-name="ce6" table:formula="of:=ATANH([.A887])" office:value-type="float" office:value="0.541099769625555" calcext:value-type="float">
            <text:p>0.54109976962555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03082" calcext:value-type="float">
            <text:p>0.00308 </text:p>
          </table:table-cell>
          <table:table-cell table:style-name="ce6" table:formula="of:=ATANH([.A888])" office:value-type="float" office:value="0.0030820097584114" calcext:value-type="float">
            <text:p>0.003082009758411400</text:p>
          </table:table-cell>
          <table:table-cell table:number-columns-repeated="1022"/>
        </table:table-row>
        <table:table-row table:style-name="ro2">
          <table:table-cell table:style-name="ce4" office:value-type="float" office:value="0.473861" calcext:value-type="float">
            <text:p>0.47386 </text:p>
          </table:table-cell>
          <table:table-cell table:style-name="ce6" table:formula="of:=ATANH([.A889])" office:value-type="float" office:value="0.515037665349387" calcext:value-type="float">
            <text:p>0.51503766534938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18046" calcext:value-type="float">
            <text:p>0.11805 </text:p>
          </table:table-cell>
          <table:table-cell table:style-name="ce6" table:formula="of:=ATANH([.A890])" office:value-type="float" office:value="0.118598948659262" calcext:value-type="float">
            <text:p>0.11859894865926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59325" calcext:value-type="float">
            <text:p>0.35933 </text:p>
          </table:table-cell>
          <table:table-cell table:style-name="ce6" table:formula="of:=ATANH([.A891])" office:value-type="float" office:value="0.37611061196489" calcext:value-type="float">
            <text:p>0.37611061196489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84155" calcext:value-type="float">
            <text:p>0.58416 </text:p>
          </table:table-cell>
          <table:table-cell table:style-name="ce6" table:formula="of:=ATANH([.A892])" office:value-type="float" office:value="0.668746913223078" calcext:value-type="float">
            <text:p>0.66874691322307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53203" calcext:value-type="float">
            <text:p>0.15320 </text:p>
          </table:table-cell>
          <table:table-cell table:style-name="ce6" table:formula="of:=ATANH([.A893])" office:value-type="float" office:value="0.154418785356209" calcext:value-type="float">
            <text:p>0.15441878535620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47356" calcext:value-type="float">
            <text:p>0.94736 </text:p>
          </table:table-cell>
          <table:table-cell table:style-name="ce6" table:formula="of:=ATANH([.A894])" office:value-type="float" office:value="1.80533778104456" calcext:value-type="float">
            <text:p>1.80533778104456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65078" calcext:value-type="float">
            <text:p>0.86508 </text:p>
          </table:table-cell>
          <table:table-cell table:style-name="ce6" table:formula="of:=ATANH([.A895])" office:value-type="float" office:value="1.31318066028845" calcext:value-type="float">
            <text:p>1.31318066028845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9902" calcext:value-type="float">
            <text:p>0.29902 </text:p>
          </table:table-cell>
          <table:table-cell table:style-name="ce6" table:formula="of:=ATANH([.A896])" office:value-type="float" office:value="0.308443028526889" calcext:value-type="float">
            <text:p>0.30844302852688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73482" calcext:value-type="float">
            <text:p>0.67348 </text:p>
          </table:table-cell>
          <table:table-cell table:style-name="ce6" table:formula="of:=ATANH([.A897])" office:value-type="float" office:value="0.817088343663701" calcext:value-type="float">
            <text:p>0.81708834366370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0781" calcext:value-type="float">
            <text:p>0.30781 </text:p>
          </table:table-cell>
          <table:table-cell table:style-name="ce6" table:formula="of:=ATANH([.A898])" office:value-type="float" office:value="0.318124388560939" calcext:value-type="float">
            <text:p>0.31812438856093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7195" calcext:value-type="float">
            <text:p>0.27195 </text:p>
          </table:table-cell>
          <table:table-cell table:style-name="ce6" table:formula="of:=ATANH([.A899])" office:value-type="float" office:value="0.278968353897233" calcext:value-type="float">
            <text:p>0.27896835389723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57814" calcext:value-type="float">
            <text:p>0.85781 </text:p>
          </table:table-cell>
          <table:table-cell table:style-name="ce6" table:formula="of:=ATANH([.A900])" office:value-type="float" office:value="1.28500987354049" calcext:value-type="float">
            <text:p>1.28500987354049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26511" calcext:value-type="float">
            <text:p>0.92651 </text:p>
          </table:table-cell>
          <table:table-cell table:style-name="ce6" table:formula="of:=ATANH([.A901])" office:value-type="float" office:value="1.63316506936586" calcext:value-type="float">
            <text:p>1.63316506936586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57945" calcext:value-type="float">
            <text:p>0.95795 </text:p>
          </table:table-cell>
          <table:table-cell table:style-name="ce6" table:formula="of:=ATANH([.A902])" office:value-type="float" office:value="1.92033622369694" calcext:value-type="float">
            <text:p>1.92033622369694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02243" calcext:value-type="float">
            <text:p>0.50224 </text:p>
          </table:table-cell>
          <table:table-cell table:style-name="ce6" table:formula="of:=ATANH([.A903])" office:value-type="float" office:value="0.552301298697915" calcext:value-type="float">
            <text:p>0.55230129869791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00342" calcext:value-type="float">
            <text:p>0.40034 </text:p>
          </table:table-cell>
          <table:table-cell table:style-name="ce6" table:formula="of:=ATANH([.A904])" office:value-type="float" office:value="0.424056139390175" calcext:value-type="float">
            <text:p>0.42405613939017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725" calcext:value-type="float">
            <text:p>0.27250 </text:p>
          </table:table-cell>
          <table:table-cell table:style-name="ce6" table:formula="of:=ATANH([.A905])" office:value-type="float" office:value="0.279562374689515" calcext:value-type="float">
            <text:p>0.27956237468951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77691" calcext:value-type="float">
            <text:p>0.97769 </text:p>
          </table:table-cell>
          <table:table-cell table:style-name="ce6" table:formula="of:=ATANH([.A906])" office:value-type="float" office:value="2.24234754854318" calcext:value-type="float">
            <text:p>2.24234754854318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34147" calcext:value-type="float">
            <text:p>0.33415 </text:p>
          </table:table-cell>
          <table:table-cell table:style-name="ce6" table:formula="of:=ATANH([.A907])" office:value-type="float" office:value="0.34748924492492" calcext:value-type="float">
            <text:p>0.34748924492492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37873" calcext:value-type="float">
            <text:p>0.03787 </text:p>
          </table:table-cell>
          <table:table-cell table:style-name="ce6" table:formula="of:=ATANH([.A908])" office:value-type="float" office:value="0.0378911234908557" calcext:value-type="float">
            <text:p>0.037891123490855700</text:p>
          </table:table-cell>
          <table:table-cell table:number-columns-repeated="1022"/>
        </table:table-row>
        <table:table-row table:style-name="ro2">
          <table:table-cell table:style-name="ce4" office:value-type="float" office:value="0.540208" calcext:value-type="float">
            <text:p>0.54021 </text:p>
          </table:table-cell>
          <table:table-cell table:style-name="ce6" table:formula="of:=ATANH([.A909])" office:value-type="float" office:value="0.604449268956824" calcext:value-type="float">
            <text:p>0.60444926895682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93155" calcext:value-type="float">
            <text:p>0.89316 </text:p>
          </table:table-cell>
          <table:table-cell table:style-name="ce6" table:formula="of:=ATANH([.A910])" office:value-type="float" office:value="1.43731042118582" calcext:value-type="float">
            <text:p>1.43731042118582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5276" calcext:value-type="float">
            <text:p>0.65276 </text:p>
          </table:table-cell>
          <table:table-cell table:style-name="ce6" table:formula="of:=ATANH([.A911])" office:value-type="float" office:value="0.780092856596817" calcext:value-type="float">
            <text:p>0.78009285659681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24952" calcext:value-type="float">
            <text:p>0.22495 </text:p>
          </table:table-cell>
          <table:table-cell table:style-name="ce6" table:formula="of:=ATANH([.A912])" office:value-type="float" office:value="0.228865987809181" calcext:value-type="float">
            <text:p>0.22886598780918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36699" calcext:value-type="float">
            <text:p>0.53670 </text:p>
          </table:table-cell>
          <table:table-cell table:style-name="ce6" table:formula="of:=ATANH([.A913])" office:value-type="float" office:value="0.599507468733517" calcext:value-type="float">
            <text:p>0.59950746873351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71828" calcext:value-type="float">
            <text:p>0.27183 </text:p>
          </table:table-cell>
          <table:table-cell table:style-name="ce6" table:formula="of:=ATANH([.A914])" office:value-type="float" office:value="0.278836615302074" calcext:value-type="float">
            <text:p>0.27883661530207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89193" calcext:value-type="float">
            <text:p>0.28919 </text:p>
          </table:table-cell>
          <table:table-cell table:style-name="ce6" table:formula="of:=ATANH([.A915])" office:value-type="float" office:value="0.297685387956076" calcext:value-type="float">
            <text:p>0.29768538795607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67107" calcext:value-type="float">
            <text:p>0.36711 </text:p>
          </table:table-cell>
          <table:table-cell table:style-name="ce6" table:formula="of:=ATANH([.A916])" office:value-type="float" office:value="0.385075367865763" calcext:value-type="float">
            <text:p>0.385075367865763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48323" calcext:value-type="float">
            <text:p>0.84832 </text:p>
          </table:table-cell>
          <table:table-cell table:style-name="ce6" table:formula="of:=ATANH([.A917])" office:value-type="float" office:value="1.25014038032422" calcext:value-type="float">
            <text:p>1.25014038032422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45051" calcext:value-type="float">
            <text:p>0.44505 </text:p>
          </table:table-cell>
          <table:table-cell table:style-name="ce6" table:formula="of:=ATANH([.A918])" office:value-type="float" office:value="0.478511838204566" calcext:value-type="float">
            <text:p>0.47851183820456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78683" calcext:value-type="float">
            <text:p>0.47868 </text:p>
          </table:table-cell>
          <table:table-cell table:style-name="ce6" table:formula="of:=ATANH([.A919])" office:value-type="float" office:value="0.521274401852718" calcext:value-type="float">
            <text:p>0.52127440185271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71795" calcext:value-type="float">
            <text:p>0.57180 </text:p>
          </table:table-cell>
          <table:table-cell table:style-name="ce6" table:formula="of:=ATANH([.A920])" office:value-type="float" office:value="0.650185752243382" calcext:value-type="float">
            <text:p>0.65018575224338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13843" calcext:value-type="float">
            <text:p>0.21384 </text:p>
          </table:table-cell>
          <table:table-cell table:style-name="ce6" table:formula="of:=ATANH([.A921])" office:value-type="float" office:value="0.217195060339778" calcext:value-type="float">
            <text:p>0.21719506033977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1326" calcext:value-type="float">
            <text:p>0.51326 </text:p>
          </table:table-cell>
          <table:table-cell table:style-name="ce6" table:formula="of:=ATANH([.A922])" office:value-type="float" office:value="0.567145721714712" calcext:value-type="float">
            <text:p>0.56714572171471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68978" calcext:value-type="float">
            <text:p>0.46898 </text:p>
          </table:table-cell>
          <table:table-cell table:style-name="ce6" table:formula="of:=ATANH([.A923])" office:value-type="float" office:value="0.508759374121004" calcext:value-type="float">
            <text:p>0.50875937412100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4763" calcext:value-type="float">
            <text:p>0.94763 </text:p>
          </table:table-cell>
          <table:table-cell table:style-name="ce6" table:formula="of:=ATANH([.A924])" office:value-type="float" office:value="1.80801730973607" calcext:value-type="float">
            <text:p>1.80801730973607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51228" calcext:value-type="float">
            <text:p>0.25123 </text:p>
          </table:table-cell>
          <table:table-cell table:style-name="ce6" table:formula="of:=ATANH([.A925])" office:value-type="float" office:value="0.256723108377714" calcext:value-type="float">
            <text:p>0.25672310837771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91177" calcext:value-type="float">
            <text:p>0.29118 </text:p>
          </table:table-cell>
          <table:table-cell table:style-name="ce6" table:formula="of:=ATANH([.A926])" office:value-type="float" office:value="0.299851818247729" calcext:value-type="float">
            <text:p>0.29985181824772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10678" calcext:value-type="float">
            <text:p>0.31068 </text:p>
          </table:table-cell>
          <table:table-cell table:style-name="ce6" table:formula="of:=ATANH([.A927])" office:value-type="float" office:value="0.321295666870646" calcext:value-type="float">
            <text:p>0.32129566687064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58989" calcext:value-type="float">
            <text:p>0.35899 </text:p>
          </table:table-cell>
          <table:table-cell table:style-name="ce6" table:formula="of:=ATANH([.A928])" office:value-type="float" office:value="0.375724851235814" calcext:value-type="float">
            <text:p>0.37572485123581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18964" calcext:value-type="float">
            <text:p>0.81896 </text:p>
          </table:table-cell>
          <table:table-cell table:style-name="ce6" table:formula="of:=ATANH([.A929])" office:value-type="float" office:value="1.15366324035591" calcext:value-type="float">
            <text:p>1.15366324035591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48308" calcext:value-type="float">
            <text:p>0.34831 </text:p>
          </table:table-cell>
          <table:table-cell table:style-name="ce6" table:formula="of:=ATANH([.A930])" office:value-type="float" office:value="0.363516847171988" calcext:value-type="float">
            <text:p>0.36351684717198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60179" calcext:value-type="float">
            <text:p>0.36018 </text:p>
          </table:table-cell>
          <table:table-cell table:style-name="ce6" table:formula="of:=ATANH([.A931])" office:value-type="float" office:value="0.37709156899122" calcext:value-type="float">
            <text:p>0.37709156899122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41902" calcext:value-type="float">
            <text:p>0.04190 </text:p>
          </table:table-cell>
          <table:table-cell table:style-name="ce6" table:formula="of:=ATANH([.A932])" office:value-type="float" office:value="0.0419265493982186" calcext:value-type="float">
            <text:p>0.041926549398218600</text:p>
          </table:table-cell>
          <table:table-cell table:number-columns-repeated="1022"/>
        </table:table-row>
        <table:table-row table:style-name="ro2">
          <table:table-cell table:style-name="ce4" office:value-type="float" office:value="0.793603" calcext:value-type="float">
            <text:p>0.79360 </text:p>
          </table:table-cell>
          <table:table-cell table:style-name="ce6" table:formula="of:=ATANH([.A933])" office:value-type="float" office:value="1.08109011315609" calcext:value-type="float">
            <text:p>1.08109011315609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0163" calcext:value-type="float">
            <text:p>0.80163 </text:p>
          </table:table-cell>
          <table:table-cell table:style-name="ce6" table:formula="of:=ATANH([.A934])" office:value-type="float" office:value="1.10315655796586" calcext:value-type="float">
            <text:p>1.10315655796586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26902" calcext:value-type="float">
            <text:p>0.52690 </text:p>
          </table:table-cell>
          <table:table-cell table:style-name="ce6" table:formula="of:=ATANH([.A935])" office:value-type="float" office:value="0.585846784919988" calcext:value-type="float">
            <text:p>0.58584678491998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87335" calcext:value-type="float">
            <text:p>0.98734 </text:p>
          </table:table-cell>
          <table:table-cell table:style-name="ce6" table:formula="of:=ATANH([.A936])" office:value-type="float" office:value="2.52785377038033" calcext:value-type="float">
            <text:p>2.52785377038033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4445" calcext:value-type="float">
            <text:p>0.54445 </text:p>
          </table:table-cell>
          <table:table-cell table:style-name="ce6" table:formula="of:=ATANH([.A937])" office:value-type="float" office:value="0.610458829369264" calcext:value-type="float">
            <text:p>0.61045882936926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16236" calcext:value-type="float">
            <text:p>0.01624 </text:p>
          </table:table-cell>
          <table:table-cell table:style-name="ce6" table:formula="of:=ATANH([.A938])" office:value-type="float" office:value="0.016237426870538" calcext:value-type="float">
            <text:p>0.01623742687053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95862" calcext:value-type="float">
            <text:p>0.79586 </text:p>
          </table:table-cell>
          <table:table-cell table:style-name="ce6" table:formula="of:=ATANH([.A939])" office:value-type="float" office:value="1.08722208638208" calcext:value-type="float">
            <text:p>1.08722208638208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9852" calcext:value-type="float">
            <text:p>0.49852 </text:p>
          </table:table-cell>
          <table:table-cell table:style-name="ce6" table:formula="of:=ATANH([.A940])" office:value-type="float" office:value="0.54733475354992" calcext:value-type="float">
            <text:p>0.54733475354992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86868" calcext:value-type="float">
            <text:p>0.88687 </text:p>
          </table:table-cell>
          <table:table-cell table:style-name="ce6" table:formula="of:=ATANH([.A941])" office:value-type="float" office:value="1.4070591560289" calcext:value-type="float">
            <text:p>1.40705915602890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70937" calcext:value-type="float">
            <text:p>0.87094 </text:p>
          </table:table-cell>
          <table:table-cell table:style-name="ce6" table:formula="of:=ATANH([.A942])" office:value-type="float" office:value="1.33694699831704" calcext:value-type="float">
            <text:p>1.33694699831704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56856" calcext:value-type="float">
            <text:p>0.05686 </text:p>
          </table:table-cell>
          <table:table-cell table:style-name="ce6" table:formula="of:=ATANH([.A943])" office:value-type="float" office:value="0.0569173834260262" calcext:value-type="float">
            <text:p>0.056917383426026200</text:p>
          </table:table-cell>
          <table:table-cell table:number-columns-repeated="1022"/>
        </table:table-row>
        <table:table-row table:style-name="ro2">
          <table:table-cell table:style-name="ce4" office:value-type="float" office:value="0.828303" calcext:value-type="float">
            <text:p>0.82830 </text:p>
          </table:table-cell>
          <table:table-cell table:style-name="ce6" table:formula="of:=ATANH([.A944])" office:value-type="float" office:value="1.18270609889318" calcext:value-type="float">
            <text:p>1.18270609889318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95221" calcext:value-type="float">
            <text:p>0.79522 </text:p>
          </table:table-cell>
          <table:table-cell table:style-name="ce6" table:formula="of:=ATANH([.A945])" office:value-type="float" office:value="1.08547603213778" calcext:value-type="float">
            <text:p>1.08547603213778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43736" calcext:value-type="float">
            <text:p>0.74374 </text:p>
          </table:table-cell>
          <table:table-cell table:style-name="ce6" table:formula="of:=ATANH([.A946])" office:value-type="float" office:value="0.958788526878521" calcext:value-type="float">
            <text:p>0.95878852687852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71752" calcext:value-type="float">
            <text:p>0.77175 </text:p>
          </table:table-cell>
          <table:table-cell table:style-name="ce6" table:formula="of:=ATANH([.A947])" office:value-type="float" office:value="1.02464570470124" calcext:value-type="float">
            <text:p>1.02464570470124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02774" calcext:value-type="float">
            <text:p>0.30277 </text:p>
          </table:table-cell>
          <table:table-cell table:style-name="ce6" table:formula="of:=ATANH([.A948])" office:value-type="float" office:value="0.312570755605748" calcext:value-type="float">
            <text:p>0.31257075560574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56941" calcext:value-type="float">
            <text:p>0.65694 </text:p>
          </table:table-cell>
          <table:table-cell table:style-name="ce6" table:formula="of:=ATANH([.A949])" office:value-type="float" office:value="0.787412983119697" calcext:value-type="float">
            <text:p>0.78741298311969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7524" calcext:value-type="float">
            <text:p>0.87524 </text:p>
          </table:table-cell>
          <table:table-cell table:style-name="ce6" table:formula="of:=ATANH([.A950])" office:value-type="float" office:value="1.3550500192368" calcext:value-type="float">
            <text:p>1.35505001923680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10453" calcext:value-type="float">
            <text:p>0.51045 </text:p>
          </table:table-cell>
          <table:table-cell table:style-name="ce6" table:formula="of:=ATANH([.A951])" office:value-type="float" office:value="0.563342205556735" calcext:value-type="float">
            <text:p>0.56334220555673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3758" calcext:value-type="float">
            <text:p>0.83758 </text:p>
          </table:table-cell>
          <table:table-cell table:style-name="ce6" table:formula="of:=ATANH([.A952])" office:value-type="float" office:value="1.21300959734998" calcext:value-type="float">
            <text:p>1.21300959734998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48827" calcext:value-type="float">
            <text:p>0.34883 </text:p>
          </table:table-cell>
          <table:table-cell table:style-name="ce6" table:formula="of:=ATANH([.A953])" office:value-type="float" office:value="0.364107626464266" calcext:value-type="float">
            <text:p>0.36410762646426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64382" calcext:value-type="float">
            <text:p>0.26438 </text:p>
          </table:table-cell>
          <table:table-cell table:style-name="ce6" table:formula="of:=ATANH([.A954])" office:value-type="float" office:value="0.270813890993762" calcext:value-type="float">
            <text:p>0.27081389099376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87783" calcext:value-type="float">
            <text:p>0.88778 </text:p>
          </table:table-cell>
          <table:table-cell table:style-name="ce6" table:formula="of:=ATANH([.A955])" office:value-type="float" office:value="1.41136195344811" calcext:value-type="float">
            <text:p>1.41136195344811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52724" calcext:value-type="float">
            <text:p>0.25272 </text:p>
          </table:table-cell>
          <table:table-cell table:style-name="ce6" table:formula="of:=ATANH([.A956])" office:value-type="float" office:value="0.25832053223985" calcext:value-type="float">
            <text:p>0.25832053223985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16898" calcext:value-type="float">
            <text:p>0.91690 </text:p>
          </table:table-cell>
          <table:table-cell table:style-name="ce6" table:formula="of:=ATANH([.A957])" office:value-type="float" office:value="1.56919738226593" calcext:value-type="float">
            <text:p>1.56919738226593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54295" calcext:value-type="float">
            <text:p>0.75430 </text:p>
          </table:table-cell>
          <table:table-cell table:style-name="ce6" table:formula="of:=ATANH([.A958])" office:value-type="float" office:value="0.982845358225498" calcext:value-type="float">
            <text:p>0.98284535822549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31669" calcext:value-type="float">
            <text:p>0.93167 </text:p>
          </table:table-cell>
          <table:table-cell table:style-name="ce6" table:formula="of:=ATANH([.A959])" office:value-type="float" office:value="1.67088806574853" calcext:value-type="float">
            <text:p>1.67088806574853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9313" calcext:value-type="float">
            <text:p>0.29313 </text:p>
          </table:table-cell>
          <table:table-cell table:style-name="ce6" table:formula="of:=ATANH([.A960])" office:value-type="float" office:value="0.301987070817785" calcext:value-type="float">
            <text:p>0.30198707081778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40751" calcext:value-type="float">
            <text:p>0.14075 </text:p>
          </table:table-cell>
          <table:table-cell table:style-name="ce6" table:formula="of:=ATANH([.A961])" office:value-type="float" office:value="0.141691672249884" calcext:value-type="float">
            <text:p>0.14169167224988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63332" calcext:value-type="float">
            <text:p>0.46333 </text:p>
          </table:table-cell>
          <table:table-cell table:style-name="ce6" table:formula="of:=ATANH([.A962])" office:value-type="float" office:value="0.501545826229799" calcext:value-type="float">
            <text:p>0.50154582622979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41435" calcext:value-type="float">
            <text:p>0.41435 </text:p>
          </table:table-cell>
          <table:table-cell table:style-name="ce6" table:formula="of:=ATANH([.A963])" office:value-type="float" office:value="0.440851499531956" calcext:value-type="float">
            <text:p>0.44085149953195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59758" calcext:value-type="float">
            <text:p>0.75976 </text:p>
          </table:table-cell>
          <table:table-cell table:style-name="ce6" table:formula="of:=ATANH([.A964])" office:value-type="float" office:value="0.995642414964729" calcext:value-type="float">
            <text:p>0.99564241496472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6455" calcext:value-type="float">
            <text:p>0.76455 </text:p>
          </table:table-cell>
          <table:table-cell table:style-name="ce6" table:formula="of:=ATANH([.A965])" office:value-type="float" office:value="1.00707620133178" calcext:value-type="float">
            <text:p>1.00707620133178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18513" calcext:value-type="float">
            <text:p>0.21851 </text:p>
          </table:table-cell>
          <table:table-cell table:style-name="ce6" table:formula="of:=ATANH([.A966])" office:value-type="float" office:value="0.222094013408614" calcext:value-type="float">
            <text:p>0.22209401340861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77679" calcext:value-type="float">
            <text:p>0.17768 </text:p>
          </table:table-cell>
          <table:table-cell table:style-name="ce6" table:formula="of:=ATANH([.A967])" office:value-type="float" office:value="0.179585000773385" calcext:value-type="float">
            <text:p>0.179585000773385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58773" calcext:value-type="float">
            <text:p>0.65877 </text:p>
          </table:table-cell>
          <table:table-cell table:style-name="ce6" table:formula="of:=ATANH([.A968])" office:value-type="float" office:value="0.790642753226399" calcext:value-type="float">
            <text:p>0.79064275322639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74429" calcext:value-type="float">
            <text:p>0.67443 </text:p>
          </table:table-cell>
          <table:table-cell table:style-name="ce6" table:formula="of:=ATANH([.A969])" office:value-type="float" office:value="0.818823463398007" calcext:value-type="float">
            <text:p>0.81882346339800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46733" calcext:value-type="float">
            <text:p>0.14673 </text:p>
          </table:table-cell>
          <table:table-cell table:style-name="ce6" table:formula="of:=ATANH([.A970])" office:value-type="float" office:value="0.147799898727169" calcext:value-type="float">
            <text:p>0.147799898727169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83856" calcext:value-type="float">
            <text:p>0.98386 </text:p>
          </table:table-cell>
          <table:table-cell table:style-name="ce6" table:formula="of:=ATANH([.A971])" office:value-type="float" office:value="2.40562462047715" calcext:value-type="float">
            <text:p>2.40562462047715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74438" calcext:value-type="float">
            <text:p>0.77444 </text:p>
          </table:table-cell>
          <table:table-cell table:style-name="ce6" table:formula="of:=ATANH([.A972])" office:value-type="float" office:value="1.03132198316829" calcext:value-type="float">
            <text:p>1.03132198316829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052" calcext:value-type="float">
            <text:p>0.80520 </text:p>
          </table:table-cell>
          <table:table-cell table:style-name="ce6" table:formula="of:=ATANH([.A973])" office:value-type="float" office:value="1.11322663837221" calcext:value-type="float">
            <text:p>1.11322663837221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80874" calcext:value-type="float">
            <text:p>0.08087 </text:p>
          </table:table-cell>
          <table:table-cell table:style-name="ce6" table:formula="of:=ATANH([.A974])" office:value-type="float" office:value="0.081051016798357" calcext:value-type="float">
            <text:p>0.08105101679835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22666" calcext:value-type="float">
            <text:p>0.92267 </text:p>
          </table:table-cell>
          <table:table-cell table:style-name="ce6" table:formula="of:=ATANH([.A975])" office:value-type="float" office:value="1.60666716995264" calcext:value-type="float">
            <text:p>1.60666716995264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572039" calcext:value-type="float">
            <text:p>0.57204 </text:p>
          </table:table-cell>
          <table:table-cell table:style-name="ce6" table:formula="of:=ATANH([.A976])" office:value-type="float" office:value="0.65054835595353" calcext:value-type="float">
            <text:p>0.65054835595353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56337" calcext:value-type="float">
            <text:p>0.05634 </text:p>
          </table:table-cell>
          <table:table-cell table:style-name="ce6" table:formula="of:=ATANH([.A977])" office:value-type="float" office:value="0.0563967156299461" calcext:value-type="float">
            <text:p>0.056396715629946100</text:p>
          </table:table-cell>
          <table:table-cell table:number-columns-repeated="1022"/>
        </table:table-row>
        <table:table-row table:style-name="ro2">
          <table:table-cell table:style-name="ce4" office:value-type="float" office:value="0.936277" calcext:value-type="float">
            <text:p>0.93628 </text:p>
          </table:table-cell>
          <table:table-cell table:style-name="ce6" table:formula="of:=ATANH([.A978])" office:value-type="float" office:value="1.70698838560065" calcext:value-type="float">
            <text:p>1.70698838560065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06919" calcext:value-type="float">
            <text:p>0.90692 </text:p>
          </table:table-cell>
          <table:table-cell table:style-name="ce6" table:formula="of:=ATANH([.A979])" office:value-type="float" office:value="1.50988702389184" calcext:value-type="float">
            <text:p>1.50988702389184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37275" calcext:value-type="float">
            <text:p>0.83728 </text:p>
          </table:table-cell>
          <table:table-cell table:style-name="ce6" table:formula="of:=ATANH([.A980])" office:value-type="float" office:value="1.21198855757573" calcext:value-type="float">
            <text:p>1.21198855757573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99268" calcext:value-type="float">
            <text:p>0.99927 </text:p>
          </table:table-cell>
          <table:table-cell table:style-name="ce6" table:formula="of:=ATANH([.A981])" office:value-type="float" office:value="3.95625557878424" calcext:value-type="float">
            <text:p>3.95625557878424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14194" calcext:value-type="float">
            <text:p>0.71419 </text:p>
          </table:table-cell>
          <table:table-cell table:style-name="ce6" table:formula="of:=ATANH([.A982])" office:value-type="float" office:value="0.895692509653178" calcext:value-type="float">
            <text:p>0.895692509653178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8666" calcext:value-type="float">
            <text:p>0.28666 </text:p>
          </table:table-cell>
          <table:table-cell table:style-name="ce6" table:formula="of:=ATANH([.A983])" office:value-type="float" office:value="0.294923413665842" calcext:value-type="float">
            <text:p>0.29492341366584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57915" calcext:value-type="float">
            <text:p>0.95792 </text:p>
          </table:table-cell>
          <table:table-cell table:style-name="ce6" table:formula="of:=ATANH([.A984])" office:value-type="float" office:value="1.91997201392003" calcext:value-type="float">
            <text:p>1.91997201392003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56484" calcext:value-type="float">
            <text:p>0.65648 </text:p>
          </table:table-cell>
          <table:table-cell table:style-name="ce6" table:formula="of:=ATANH([.A985])" office:value-type="float" office:value="0.786609436432926" calcext:value-type="float">
            <text:p>0.78660943643292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88675" calcext:value-type="float">
            <text:p>0.28868 </text:p>
          </table:table-cell>
          <table:table-cell table:style-name="ce6" table:formula="of:=ATANH([.A986])" office:value-type="float" office:value="0.297120204837752" calcext:value-type="float">
            <text:p>0.29712020483775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14048" calcext:value-type="float">
            <text:p>0.11405 </text:p>
          </table:table-cell>
          <table:table-cell table:style-name="ce6" table:formula="of:=ATANH([.A987])" office:value-type="float" office:value="0.114546367232487" calcext:value-type="float">
            <text:p>0.11454636723248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54616" calcext:value-type="float">
            <text:p>0.25462 </text:p>
          </table:table-cell>
          <table:table-cell table:style-name="ce6" table:formula="of:=ATANH([.A988])" office:value-type="float" office:value="0.260342653410246" calcext:value-type="float">
            <text:p>0.26034265341024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134831" calcext:value-type="float">
            <text:p>0.13483 </text:p>
          </table:table-cell>
          <table:table-cell table:style-name="ce6" table:formula="of:=ATANH([.A989])" office:value-type="float" office:value="0.135657078289754" calcext:value-type="float">
            <text:p>0.13565707828975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32832" calcext:value-type="float">
            <text:p>0.63283 </text:p>
          </table:table-cell>
          <table:table-cell table:style-name="ce6" table:formula="of:=ATANH([.A990])" office:value-type="float" office:value="0.746125850280172" calcext:value-type="float">
            <text:p>0.746125850280172000</text:p>
          </table:table-cell>
          <table:table-cell table:number-columns-repeated="1022"/>
        </table:table-row>
        <table:table-row table:style-name="ro2">
          <table:table-cell table:style-name="ce4" office:value-type="float" office:value="0.089633" calcext:value-type="float">
            <text:p>0.08963 </text:p>
          </table:table-cell>
          <table:table-cell table:style-name="ce6" table:formula="of:=ATANH([.A991])" office:value-type="float" office:value="0.0898742031841513" calcext:value-type="float">
            <text:p>0.089874203184151300</text:p>
          </table:table-cell>
          <table:table-cell table:number-columns-repeated="1022"/>
        </table:table-row>
        <table:table-row table:style-name="ro2">
          <table:table-cell table:style-name="ce4" office:value-type="float" office:value="0.266732" calcext:value-type="float">
            <text:p>0.26673 </text:p>
          </table:table-cell>
          <table:table-cell table:style-name="ce6" table:formula="of:=ATANH([.A992])" office:value-type="float" office:value="0.273342189431606" calcext:value-type="float">
            <text:p>0.27334218943160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93078" calcext:value-type="float">
            <text:p>0.39308 </text:p>
          </table:table-cell>
          <table:table-cell table:style-name="ce6" table:formula="of:=ATANH([.A993])" office:value-type="float" office:value="0.415435342245174" calcext:value-type="float">
            <text:p>0.415435342245174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40431" calcext:value-type="float">
            <text:p>0.64043 </text:p>
          </table:table-cell>
          <table:table-cell table:style-name="ce6" table:formula="of:=ATANH([.A994])" office:value-type="float" office:value="0.758904099592127" calcext:value-type="float">
            <text:p>0.75890409959212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21854" calcext:value-type="float">
            <text:p>0.72185 </text:p>
          </table:table-cell>
          <table:table-cell table:style-name="ce6" table:formula="of:=ATANH([.A995])" office:value-type="float" office:value="0.911505370285786" calcext:value-type="float">
            <text:p>0.911505370285786000</text:p>
          </table:table-cell>
          <table:table-cell table:number-columns-repeated="1022"/>
        </table:table-row>
        <table:table-row table:style-name="ro2">
          <table:table-cell table:style-name="ce4" office:value-type="float" office:value="0.399274" calcext:value-type="float">
            <text:p>0.39927 </text:p>
          </table:table-cell>
          <table:table-cell table:style-name="ce6" table:formula="of:=ATANH([.A996])" office:value-type="float" office:value="0.422784942956991" calcext:value-type="float">
            <text:p>0.422784942956991000</text:p>
          </table:table-cell>
          <table:table-cell table:number-columns-repeated="1022"/>
        </table:table-row>
        <table:table-row table:style-name="ro2">
          <table:table-cell table:style-name="ce4" office:value-type="float" office:value="0.925535" calcext:value-type="float">
            <text:p>0.92554 </text:p>
          </table:table-cell>
          <table:table-cell table:style-name="ce6" table:formula="of:=ATANH([.A997])" office:value-type="float" office:value="1.62631495692439" calcext:value-type="float">
            <text:p>1.62631495692439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200018" calcext:value-type="float">
            <text:p>0.20002 </text:p>
          </table:table-cell>
          <table:table-cell table:style-name="ce6" table:formula="of:=ATANH([.A998])" office:value-type="float" office:value="0.202751304124397" calcext:value-type="float">
            <text:p>0.20275130412439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730277" calcext:value-type="float">
            <text:p>0.73028 </text:p>
          </table:table-cell>
          <table:table-cell table:style-name="ce6" table:formula="of:=ATANH([.A999])" office:value-type="float" office:value="0.929320641915697" calcext:value-type="float">
            <text:p>0.929320641915697000</text:p>
          </table:table-cell>
          <table:table-cell table:number-columns-repeated="1022"/>
        </table:table-row>
        <table:table-row table:style-name="ro2">
          <table:table-cell table:style-name="ce4" office:value-type="float" office:value="0.837703" calcext:value-type="float">
            <text:p>0.83770 </text:p>
          </table:table-cell>
          <table:table-cell table:style-name="ce6" table:formula="of:=ATANH([.A1000])" office:value-type="float" office:value="1.21342185555703" calcext:value-type="float">
            <text:p>1.213421855557030000</text:p>
          </table:table-cell>
          <table:table-cell table:number-columns-repeated="1022"/>
        </table:table-row>
        <table:table-row table:style-name="ro2">
          <table:table-cell table:style-name="ce4" office:value-type="float" office:value="0.643147" calcext:value-type="float">
            <text:p>0.64315 </text:p>
          </table:table-cell>
          <table:table-cell table:style-name="ce6" table:formula="of:=ATANH([.A1001])" office:value-type="float" office:value="0.76352232612023" calcext:value-type="float">
            <text:p>0.763522326120230000</text:p>
          </table:table-cell>
          <table:table-cell table:number-columns-repeated="1022"/>
        </table:table-row>
        <table:table-row table:style-name="ro3" table:number-rows-repeated="104757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6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5" number:min-integer-digits="1"/>
      <number:text> </number:text>
    </number:number-style>
    <number:number-style style:name="N122">
      <number:number number:decimal-places="10" number:min-integer-digits="1"/>
    </number:number-style>
    <number:number-style style:name="N123">
      <number:number number:decimal-places="18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IPAPGothic" style:font-name-complex="unifon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30">0000／00／00</text:date>, <text:time style:data-style-name="N2" text:time-value="0000-00-00T00:00:01.8736001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hei Yoshida</meta:initial-creator>
    <meta:creation-date>2013-08-02T21:50:43</meta:creation-date>
    <meta:generator>LibreOffice/4.1.2.3$Windows_x86 LibreOffice_project/40b2d7fde7e8d2d7bc5a449dc65df4d08a7dd38</meta:generator>
    <dc:date>2013-10-30T13:32:17.072000000</dc:date>
    <meta:editing-duration>P0D</meta:editing-duration>
    <meta:editing-cycles>9</meta:editing-cycles>
    <meta:document-statistic meta:table-count="1" meta:cell-count="2002" meta:object-count="0"/>
  </office:meta>
</office:document-meta>
</file>